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3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9.75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19.39mm"/>
    </style:style>
    <style:style style:name="co8" style:family="table-column">
      <style:table-column-properties fo:break-before="auto" style:column-width="61.95mm"/>
    </style:style>
    <style:style style:name="co9" style:family="table-column">
      <style:table-column-properties fo:break-before="auto" style:column-width="98.43mm"/>
    </style:style>
    <style:style style:name="co10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6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8.3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3" style:family="table-cell" style:parent-style-name="Default" style:data-style-name="N0"/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3" style:font-size-asian="10pt" style:font-name-complex="Times New Roman3" style:font-size-complex="10pt"/>
      <style:map style:condition="is-true-formula([.$Q3]=&quot;RqErased&quot;)" style:apply-style-name="DeletedReq" style:base-cell-address="SR.Q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3" style:font-size-asian="10pt" style:font-name-complex="Times New Roman3" style:font-size-complex="10pt"/>
      <style:map style:condition="is-true-formula([.$Q3]=&quot;RqErased&quot;)" style:apply-style-name="DeletedReq" style:base-cell-address="SR.Q3"/>
    </style:style>
    <style:style style:name="ce16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19" style:family="table-cell" style:parent-style-name="Default" style:data-style-name="N99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25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.D3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.D3"/>
    </style:style>
    <style:style style:name="ce3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2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3" style:family="table-cell" style:parent-style-name="Default" style:data-style-name="N0">
      <style:table-cell-properties fo:wrap-option="wrap" fo:border="0.06pt solid #000000" style:vertical-align="middle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5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9pt" style:language-asian="zh" style:country-asian="CN" style:font-style-asian="normal" style:font-weight-asian="normal" style:font-name-complex="Times New Roman3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.Q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1" fo:font-size="8pt" fo:font-weight="bold" style:font-name-asian="Times New Roman3" style:font-size-asian="8pt" style:font-weight-asian="bold" style:font-name-complex="Times New Roman3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.Q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64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.Q3"/>
    </style:style>
    <style:style style:name="ce10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75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3" style:font-size-asian="10pt" style:font-name-complex="Times New Roman3" style:font-size-complex="10pt"/>
      <style:map style:condition="is-true-formula([.$Q3]=&quot;RqErased&quot;)" style:apply-style-name="DeletedReq" style:base-cell-address="SRC.A3"/>
    </style:style>
    <style:style style:name="ce76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1" fo:font-size="10pt" style:font-name-asian="Times New Roman3" style:font-size-asian="10pt" style:font-name-complex="Times New Roman3" style:font-size-complex="10pt"/>
      <style:map style:condition="is-true-formula([.$Q3]=&quot;RqErased&quot;)" style:apply-style-name="DeletedReq" style:base-cell-address="SRC.A3"/>
    </style:style>
    <style:style style:name="ce82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style:text-underline-style="none"/>
    </style:style>
    <style:style style:name="ce1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8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85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8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87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8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C.D3"/>
    </style:style>
    <style:style style:name="ce8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C.D3"/>
    </style:style>
    <style:style style:name="ce9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C.D3"/>
    </style:style>
    <style:style style:name="ce9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1" fo:font-size="9pt" style:font-name-asian="Times New Roman3" style:font-size-asian="9pt" style:font-name-complex="Times New Roman3" style:font-size-complex="9pt"/>
      <style:map style:condition="is-true-formula(ISFORMULA([.$D3]))" style:apply-style-name="NewReq" style:base-cell-address="SRC.D3"/>
    </style:style>
    <style:style style:name="ce60" style:family="table-cell" style:parent-style-name="Default">
      <style:table-cell-properties fo:border-bottom="2.01pt solid #000000" fo:border-left="0.06pt solid #000000" fo:border-right="0.06pt solid #000000" fo:border-top="2.01pt solid #000000"/>
    </style:style>
    <style:style style:name="ce6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9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9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96" style:family="table-cell" style:parent-style-name="Default" style:data-style-name="N0">
      <style:table-cell-properties fo:wrap-option="wrap" fo:border="0.06pt solid #000000" style:vertical-align="middle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9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71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3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</style:style>
    <style:style style:name="ce74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1" fo:font-size="9pt" fo:font-weight="bold" style:font-name-asian="Times New Roman3" style:font-size-asian="9pt" style:font-weight-asian="bold" style:font-name-complex="Times New Roman3" style:font-size-complex="9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6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10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12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1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9pt" style:language-asian="zh" style:country-asian="CN" style:font-style-asian="normal" style:font-weight-asian="normal" style:font-name-complex="Times New Roman3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SRC.A3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15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1" fo:font-size="10pt" fo:font-weight="bold" style:font-name-asian="Times New Roman3" style:font-size-asian="10pt" style:font-weight-asian="bold" style:font-name-complex="Times New Roman3" style:font-size-complex="10pt" style:font-weight-complex="bold"/>
    </style:style>
    <style:style style:name="ce1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17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1" fo:font-size="9pt" style:font-name-asian="Times New Roman3" style:font-size-asian="9pt" style:font-name-complex="Times New Roman3" style:font-size-complex="9pt"/>
      <style:map style:condition="is-true-formula([.$Q3]=&quot;RqErased&quot;)" style:apply-style-name="DeletedReq" style:base-cell-address="SRC.A3"/>
    </style:style>
    <style:style style:name="ce118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4]=&quot;RqErased&quot;)" style:apply-style-name="DeletedReq" style:base-cell-address="SRC.Q4"/>
    </style:style>
    <style:style style:name="ce119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  <style:style style:name="ce120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SRC.A3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SR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B$7:.$B$30])" table:allow-empty-cell="true" table:display-list="unsorted" table:base-cell-address="SR.M3">
          <table:error-message table:message-type="stop" table:display="true"/>
        </table:content-validation>
        <table:content-validation table:name="val5" table:condition="of:cell-content-is-in-list([$Dict.$D$7:.$D$30])" table:allow-empty-cell="true" table:display-list="unsorted" table:base-cell-address="SRC.Q3">
          <table:error-message table:message-type="stop" table:display="true"/>
        </table:content-validation>
        <table:content-validation table:name="val6" table:condition="of:cell-content-is-in-list([.$E$3:.$E$200])" table:allow-empty-cell="true" table:display-list="unsorted" table:base-cell-address="SRC.H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63"/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Copy RootDoc tab to as many requirement documents you need in the pro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the first row of each tab, fill the document attributes, including the Tab name of the par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 the requirements at the ta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 set the relationships between requirements, use the Rq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tab Dict is giving some categories needed to automatically create the drop-down lists and the links to the database or the diagrams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In this example, we have to develop two systems: the SYS and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requierements of each system are described in two documents: the RootDoc for the SYS, and the ChildDoc for the CHIL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ldDoc’s parent is RootDoc.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1" table:default-cell-style-name="Default"/>
        <table:table-column table:style-name="co1" table:default-cell-style-name="ce9"/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Req server URL</text:p>
          </table:table-cell>
          <table:table-cell office:value-type="string" calcext:value-type="string">
            <text:p>http://myrequirementsserver.domain/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8" office:value-type="string" calcext:value-type="string">
            <text:p>RqTarget values</text:p>
          </table:table-cell>
          <table:table-cell/>
          <table:table-cell table:style-name="ce8" office:value-type="string" calcext:value-type="string">
            <text:p>RqStatus values</text:p>
          </table:table-cell>
        </table:table-row>
        <table:table-row table:style-name="ro1">
          <table:table-cell/>
          <table:table-cell office:value-type="string" calcext:value-type="string">
            <text:p>v0.1</text:p>
          </table:table-cell>
          <table:table-cell/>
          <table:table-cell table:style-name="ce4" office:value-type="string" calcext:value-type="string">
            <text:p>RqDraft</text:p>
          </table:table-cell>
        </table:table-row>
        <table:table-row table:style-name="ro1">
          <table:table-cell/>
          <table:table-cell office:value-type="string" calcext:value-type="string">
            <text:p>v0.2</text:p>
          </table:table-cell>
          <table:table-cell/>
          <table:table-cell table:style-name="ce4" office:value-type="string" calcext:value-type="string">
            <text:p>RqStable</text:p>
          </table:table-cell>
        </table:table-row>
        <table:table-row table:style-name="ro1">
          <table:table-cell/>
          <table:table-cell office:value-type="string" calcext:value-type="string">
            <text:p>v0.3</text:p>
          </table:table-cell>
          <table:table-cell/>
          <table:table-cell table:style-name="ce4" office:value-type="string" calcext:value-type="string">
            <text:p>RqApprov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Includ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Valida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Reject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Eras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RqZombi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1.0</text:p>
          </table:table-cell>
          <table:table-cell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R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>
            <text:p>DocName-&gt;</text:p>
          </table:table-cell>
          <table:table-cell table:style-name="ce16" office:value-type="string" calcext:value-type="string" table:number-columns-spanned="6" table:number-rows-spanned="1">
            <text:p>Requirements root document</text:p>
          </table:table-cell>
          <table:covered-table-cell table:style-name="ce16"/>
          <table:covered-table-cell table:style-name="ce25"/>
          <table:covered-table-cell table:style-name="ce16"/>
          <table:covered-table-cell table:number-columns-repeated="2" table:style-name="ce25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39" office:value-type="string" calcext:value-type="string">
            <text:p>SR</text:p>
          </table:table-cell>
          <table:table-cell table:style-name="ce46" table:number-columns-repeated="5"/>
          <table:table-cell/>
          <table:table-cell table:style-name="ce46" table:number-columns-repeated="1007"/>
        </table:table-row>
        <table:table-row table:style-name="ro3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1007"/>
        </table:table-row>
        <table:table-row table:style-name="ro4">
          <table:table-cell table:style-name="ce7" office:value-type="string" calcext:value-type="string">
            <text:p>1.</text:p>
          </table:table-cell>
          <table:table-cell table:style-name="ce19"/>
          <table:table-cell table:style-name="ce23" table:formula="of:=IF(LEN([.B3])&gt;0;HYPERLINK(CONCATENATE([$Dict.$C$3];&quot;issues/&quot;;[.B3]);CONCATENATE(&quot;#&quot;;[.B3]));&quot;&quot;)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9" table:formula="of:=IF(LEN([.D3])&gt;0;CONCATENATE([.$K$1];TEXT([.D3];&quot;0000&quot;));&quot;&quot;)" office:value-type="string" office:string-value="SR0001" calcext:value-type="string">
            <text:p>SR0001</text:p>
          </table:table-cell>
          <table:table-cell table:style-name="ce31" office:value-type="string" calcext:value-type="string">
            <text:p>Introduction</text:p>
          </table:table-cell>
          <table:table-cell table:style-name="ce33" office:value-type="string" calcext:value-type="string">
            <text:p>This document is the root document for the requirements of the system SYS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1.1</text:p>
          </table:table-cell>
          <table:table-cell table:style-name="ce20"/>
          <table:table-cell table:style-name="ce23"/>
          <table:table-cell table:style-name="ce27" office:value-type="float" office:value="2" calcext:value-type="float">
            <text:p>2</text:p>
          </table:table-cell>
          <table:table-cell table:style-name="ce29" table:formula="of:=IF(LEN([.D4])&gt;0;CONCATENATE([.$K$1];TEXT([.D4];&quot;0000&quot;));&quot;&quot;)" office:value-type="string" office:string-value="SR0002" calcext:value-type="string">
            <text:p>SR0002</text:p>
          </table:table-cell>
          <table:table-cell table:style-name="ce31" office:value-type="string" calcext:value-type="string">
            <text:p>About this document</text:p>
          </table:table-cell>
          <table:table-cell table:style-name="ce33" office:value-type="string" calcext:value-type="string">
            <text:p>The SYS system has to fulfill the requirements in this document.</text:p>
          </table:table-cell>
          <table:table-cell table:style-name="ce37" table:content-validation-name="val1" office:value-type="string" calcext:value-type="string">
            <text:p>SR0001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</text:p>
          </table:table-cell>
          <table:table-cell table:style-name="ce20"/>
          <table:table-cell table:style-name="ce23"/>
          <table:table-cell table:style-name="ce27" office:value-type="float" office:value="3" calcext:value-type="float">
            <text:p>3</text:p>
          </table:table-cell>
          <table:table-cell table:style-name="ce29" table:formula="of:=IF(LEN([.D5])&gt;0;CONCATENATE([.$K$1];TEXT([.D5];&quot;0000&quot;));&quot;&quot;)" office:value-type="string" office:string-value="SR0003" calcext:value-type="string">
            <text:p>SR0003</text:p>
          </table:table-cell>
          <table:table-cell table:style-name="ce31" office:value-type="string" calcext:value-type="string">
            <text:p>Requirements</text:p>
          </table:table-cell>
          <table:table-cell table:style-name="ce33" office:value-type="string" calcext:value-type="string">
            <text:p>This section includes the documents of the SYS system. <text:s/>It is divided into two main sections: functional requirements and non-functional requirements.</text:p>
          </table:table-cell>
          <table:table-cell table:style-name="ce37" table:content-validation-name="val1"/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1.</text:p>
          </table:table-cell>
          <table:table-cell table:style-name="ce20"/>
          <table:table-cell table:style-name="ce23"/>
          <table:table-cell table:style-name="ce27" office:value-type="float" office:value="4" calcext:value-type="float">
            <text:p>4</text:p>
          </table:table-cell>
          <table:table-cell table:style-name="ce29" table:formula="of:=IF(LEN([.D6])&gt;0;CONCATENATE([.$K$1];TEXT([.D6];&quot;0000&quot;));&quot;&quot;)" office:value-type="string" office:string-value="SR0004" calcext:value-type="string">
            <text:p>SR0004</text:p>
          </table:table-cell>
          <table:table-cell table:style-name="ce31" office:value-type="string" calcext:value-type="string">
            <text:p>Functional requirements</text:p>
          </table:table-cell>
          <table:table-cell table:style-name="ce33" office:value-type="string" calcext:value-type="string">
            <text:p>This section defines the functional requirements of the SYS system. <text:s/>These functional requirements are the main reason why the SYS system has to be developed.</text:p>
          </table:table-cell>
          <table:table-cell table:style-name="ce37" table:content-validation-name="val1" office:value-type="string" calcext:value-type="string">
            <text:p>SR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1.1.</text:p>
          </table:table-cell>
          <table:table-cell table:style-name="ce20"/>
          <table:table-cell table:style-name="ce23"/>
          <table:table-cell table:style-name="ce27" office:value-type="float" office:value="5" calcext:value-type="float">
            <text:p>5</text:p>
          </table:table-cell>
          <table:table-cell table:style-name="ce29" table:formula="of:=IF(LEN([.D7])&gt;0;CONCATENATE([.$K$1];TEXT([.D7];&quot;0000&quot;));&quot;&quot;)" office:value-type="string" office:string-value="SR0005" calcext:value-type="string">
            <text:p>SR0005</text:p>
          </table:table-cell>
          <table:table-cell table:style-name="ce31" office:value-type="string" calcext:value-type="string">
            <text:p>Speed</text:p>
          </table:table-cell>
          <table:table-cell table:style-name="ce33" office:value-type="string" calcext:value-type="string">
            <text:p>The system shall operate at an SysSpeed greater than 30 +/- 0.01 fps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2</text:p>
          </table:table-cell>
          <table:table-cell table:style-name="ce49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SysSpeed</text:p>
          </table:table-cell>
          <table:table-cell table:style-name="ce51" office:value-type="string" calcext:value-type="string">
            <text:p>30 +/- 0.01 fps</text:p>
          </table:table-cell>
          <table:table-cell table:style-name="ce54" office:value-type="string" calcext:value-type="string">
            <text:p>The RD1 expresses the need of the client to increase the performance of the previous system, and states that a desiderable value for the next system to acquire is 30 fps. <text:s/>The technical concept in RD2 states that our company has already the technology to arrive up to 32 fps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1.2.</text:p>
          </table:table-cell>
          <table:table-cell table:style-name="ce20"/>
          <table:table-cell table:style-name="ce23"/>
          <table:table-cell table:style-name="ce27" office:value-type="float" office:value="6" calcext:value-type="float">
            <text:p>6</text:p>
          </table:table-cell>
          <table:table-cell table:style-name="ce29" table:formula="of:=IF(LEN([.D8])&gt;0;CONCATENATE([.$K$1];TEXT([.D8];&quot;0000&quot;));&quot;&quot;)" office:value-type="string" office:string-value="SR0006" calcext:value-type="string">
            <text:p>SR0006</text:p>
          </table:table-cell>
          <table:table-cell table:style-name="ce31" office:value-type="string" calcext:value-type="string">
            <text:p>Contrast</text:p>
          </table:table-cell>
          <table:table-cell table:style-name="ce33" office:value-type="string" calcext:value-type="string">
            <text:p>The system shall provide images which ImgContrast is greater than 20 +/- <text:s/>1 %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  <text:p>RD3</text:p>
          </table:table-cell>
          <table:table-cell table:style-name="ce49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ImgContrast</text:p>
          </table:table-cell>
          <table:table-cell table:style-name="ce52" office:value-type="string" calcext:value-type="string">
            <text:p>20 +/- <text:s/>1 %</text:p>
          </table:table-cell>
          <table:table-cell table:style-name="ce54" office:value-type="string" calcext:value-type="string">
            <text:p>The RD1 expresses the need of the client to keep the performance of the previous system, 20%. <text:s/>The technical concept in RD3 states that our company has already the technology to provide up to 30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1.3.</text:p>
          </table:table-cell>
          <table:table-cell table:style-name="ce20"/>
          <table:table-cell table:style-name="ce23"/>
          <table:table-cell table:style-name="ce27" office:value-type="float" office:value="7" calcext:value-type="float">
            <text:p>7</text:p>
          </table:table-cell>
          <table:table-cell table:style-name="ce29" table:formula="of:=IF(LEN([.D9])&gt;0;CONCATENATE([.$K$1];TEXT([.D9];&quot;0000&quot;));&quot;&quot;)" office:value-type="string" office:string-value="SR0007" calcext:value-type="string">
            <text:p>SR0007</text:p>
          </table:table-cell>
          <table:table-cell table:style-name="ce31" office:value-type="string" calcext:value-type="string">
            <text:p>Detector sensitivity</text:p>
          </table:table-cell>
          <table:table-cell table:style-name="ce33" office:value-type="string" calcext:value-type="string">
            <text:p>The detector shall provide a DtcSensitivity greater than 3000 +/- 2 wtf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Hw</text:p>
          </table:table-cell>
          <table:table-cell table:style-name="ce44" office:value-type="string" calcext:value-type="string">
            <text:p>SR0005</text:p>
            <text:p>SR0006</text:p>
          </table:table-cell>
          <table:table-cell table:style-name="ce47" office:value-type="string" calcext:value-type="string">
            <text:p>RD0</text:p>
            <text:p>RD2</text:p>
            <text:p>RD3</text:p>
          </table:table-cell>
          <table:table-cell table:style-name="ce49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Sensitivity</text:p>
          </table:table-cell>
          <table:table-cell table:style-name="ce47" office:value-type="string" calcext:value-type="string">
            <text:p>3000 +/- 2 wtf</text:p>
          </table:table-cell>
          <table:table-cell table:style-name="ce54" office:value-type="string" calcext:value-type="string">
            <text:p>Derived from RD0 SR0005 and SR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1.4.</text:p>
          </table:table-cell>
          <table:table-cell table:style-name="ce20"/>
          <table:table-cell table:style-name="ce23"/>
          <table:table-cell table:style-name="ce27" office:value-type="float" office:value="8" calcext:value-type="float">
            <text:p>8</text:p>
          </table:table-cell>
          <table:table-cell table:style-name="ce29" table:formula="of:=IF(LEN([.D10])&gt;0;CONCATENATE([.$K$1];TEXT([.D10];&quot;0000&quot;));&quot;&quot;)" office:value-type="string" office:string-value="SR0008" calcext:value-type="string">
            <text:p>SR0008</text:p>
          </table:table-cell>
          <table:table-cell table:style-name="ce31" office:value-type="string" calcext:value-type="string">
            <text:p>Detector controller</text:p>
          </table:table-cell>
          <table:table-cell table:style-name="ce33" office:value-type="string" calcext:value-type="string">
            <text:p>The detector controller shall be able to operate at DtcCtrlSpeed greater than 32 +/- 0.01 fps</text:p>
          </table:table-cell>
          <table:table-cell table:style-name="ce37" table:content-validation-name="val1" office:value-type="string" calcext:value-type="string">
            <text:p>SR0004</text:p>
          </table:table-cell>
          <table:table-cell table:style-name="ce40" table:content-validation-name="val2" office:value-type="string" calcext:value-type="string">
            <text:p>Derived</text:p>
          </table:table-cell>
          <table:table-cell table:style-name="ce42" table:content-validation-name="val3" office:value-type="string" calcext:value-type="string">
            <text:p>Sw</text:p>
          </table:table-cell>
          <table:table-cell table:style-name="ce44" office:value-type="string" calcext:value-type="string">
            <text:p>SR0005</text:p>
          </table:table-cell>
          <table:table-cell table:style-name="ce47" office:value-type="string" calcext:value-type="string">
            <text:p>RD0</text:p>
          </table:table-cell>
          <table:table-cell table:style-name="ce49" table:content-validation-name="val4" office:value-type="string" calcext:value-type="string">
            <text:p>v0.1</text:p>
          </table:table-cell>
          <table:table-cell table:style-name="ce47" office:value-type="string" calcext:value-type="string">
            <text:p>DtcCtrlSpeed</text:p>
          </table:table-cell>
          <table:table-cell table:style-name="ce51" office:value-type="string" calcext:value-type="string">
            <text:p>32 +/- 0.01 fps</text:p>
          </table:table-cell>
          <table:table-cell table:style-name="ce54" office:value-type="string" calcext:value-type="string">
            <text:p>Derived from RD0 SR0005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2.</text:p>
          </table:table-cell>
          <table:table-cell table:style-name="ce20"/>
          <table:table-cell table:style-name="ce23"/>
          <table:table-cell table:style-name="ce27" office:value-type="float" office:value="9" calcext:value-type="float">
            <text:p>9</text:p>
          </table:table-cell>
          <table:table-cell table:style-name="ce29" table:formula="of:=IF(LEN([.D11])&gt;0;CONCATENATE([.$K$1];TEXT([.D11];&quot;0000&quot;));&quot;&quot;)" office:value-type="string" office:string-value="SR0009" calcext:value-type="string">
            <text:p>SR0009</text:p>
          </table:table-cell>
          <table:table-cell table:style-name="ce31" office:value-type="string" calcext:value-type="string">
            <text:p>Non-functional requirements</text:p>
          </table:table-cell>
          <table:table-cell table:style-name="ce33" office:value-type="string" calcext:value-type="string">
            <text:p>This section defines the non-functional requirements of the SYS system. <text:s/>They set the quality level of the system to be developed.</text:p>
          </table:table-cell>
          <table:table-cell table:style-name="ce37" table:content-validation-name="val1" office:value-type="string" calcext:value-type="string">
            <text:p>SR0003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 office:value-type="string" calcext:value-type="string">
            <text:p>v0.1</text:p>
          </table:table-cell>
          <table:table-cell table:style-name="ce47" table:number-columns-repeated="2"/>
          <table:table-cell table:style-name="ce54" office:value-type="string" calcext:value-type="string">
            <text:p>The document needs a readable structure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 office:value-type="string" calcext:value-type="string">
            <text:p>2.2.1.</text:p>
          </table:table-cell>
          <table:table-cell table:style-name="ce20"/>
          <table:table-cell table:style-name="ce23"/>
          <table:table-cell table:style-name="ce27" office:value-type="float" office:value="10" calcext:value-type="float">
            <text:p>10</text:p>
          </table:table-cell>
          <table:table-cell table:style-name="ce29" table:formula="of:=IF(LEN([.D12])&gt;0;CONCATENATE([.$K$1];TEXT([.D12];&quot;0000&quot;));&quot;&quot;)" office:value-type="string" office:string-value="SR0010" calcext:value-type="string">
            <text:p>SR0010</text:p>
          </table:table-cell>
          <table:table-cell table:style-name="ce31" office:value-type="string" calcext:value-type="string">
            <text:p>Availability</text:p>
          </table:table-cell>
          <table:table-cell table:style-name="ce33" office:value-type="string" calcext:value-type="string">
            <text:p>The system shall be available an SysAvailability value greater than 95 +/- 0.1 %</text:p>
          </table:table-cell>
          <table:table-cell table:style-name="ce37" table:content-validation-name="val1" office:value-type="string" calcext:value-type="string">
            <text:p>SR0009</text:p>
          </table:table-cell>
          <table:table-cell table:style-name="ce40" table:content-validation-name="val2" office:value-type="string" calcext:value-type="string">
            <text:p>System</text:p>
          </table:table-cell>
          <table:table-cell table:style-name="ce42" table:content-validation-name="val3" office:value-type="string" calcext:value-type="string">
            <text:p>Complex</text:p>
          </table:table-cell>
          <table:table-cell table:style-name="ce44"/>
          <table:table-cell table:style-name="ce47" office:value-type="string" calcext:value-type="string">
            <text:p>RD1</text:p>
          </table:table-cell>
          <table:table-cell table:style-name="ce49" table:content-validation-name="val4" office:value-type="string" calcext:value-type="string">
            <text:p>v1.0</text:p>
          </table:table-cell>
          <table:table-cell table:style-name="ce47" office:value-type="string" calcext:value-type="string">
            <text:p>SysAvailability</text:p>
          </table:table-cell>
          <table:table-cell table:style-name="ce47" office:value-type="string" calcext:value-type="string">
            <text:p>95 +/- 0.1 %</text:p>
          </table:table-cell>
          <table:table-cell table:style-name="ce54" office:value-type="string" calcext:value-type="string">
            <text:p>The RD1 expresses the need of the client to keep the performance of the previous system, 95%. <text:s/>The technical concept in RD3 states that our company has already the technology to provide up to 98%.</text:p>
          </table:table-cell>
          <table:table-cell table:style-name="ce58" table:content-validation-name="val5" office:value-type="string" calcext:value-type="string">
            <text:p>RqDraft</text:p>
          </table:table-cell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])+1" office:value-type="float" office:value="11" calcext:value-type="float">
            <text:p>11</text:p>
          </table:table-cell>
          <table:table-cell table:style-name="ce29" table:formula="of:=IF(LEN([.D13])&gt;0;CONCATENATE([.$K$1];TEXT([.D13];&quot;0000&quot;));&quot;&quot;)" office:value-type="string" office:string-value="SR0011" calcext:value-type="string">
            <text:p>SR001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])+1" office:value-type="float" office:value="12" calcext:value-type="float">
            <text:p>12</text:p>
          </table:table-cell>
          <table:table-cell table:style-name="ce29" table:formula="of:=IF(LEN([.D14])&gt;0;CONCATENATE([.$K$1];TEXT([.D14];&quot;0000&quot;));&quot;&quot;)" office:value-type="string" office:string-value="SR0012" calcext:value-type="string">
            <text:p>SR001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])+1" office:value-type="float" office:value="13" calcext:value-type="float">
            <text:p>13</text:p>
          </table:table-cell>
          <table:table-cell table:style-name="ce29" table:formula="of:=IF(LEN([.D15])&gt;0;CONCATENATE([.$K$1];TEXT([.D15];&quot;0000&quot;));&quot;&quot;)" office:value-type="string" office:string-value="SR0013" calcext:value-type="string">
            <text:p>SR001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])+1" office:value-type="float" office:value="14" calcext:value-type="float">
            <text:p>14</text:p>
          </table:table-cell>
          <table:table-cell table:style-name="ce29" table:formula="of:=IF(LEN([.D16])&gt;0;CONCATENATE([.$K$1];TEXT([.D16];&quot;0000&quot;));&quot;&quot;)" office:value-type="string" office:string-value="SR0014" calcext:value-type="string">
            <text:p>SR001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])+1" office:value-type="float" office:value="15" calcext:value-type="float">
            <text:p>15</text:p>
          </table:table-cell>
          <table:table-cell table:style-name="ce29" table:formula="of:=IF(LEN([.D17])&gt;0;CONCATENATE([.$K$1];TEXT([.D17];&quot;0000&quot;));&quot;&quot;)" office:value-type="string" office:string-value="SR0015" calcext:value-type="string">
            <text:p>SR001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])+1" office:value-type="float" office:value="16" calcext:value-type="float">
            <text:p>16</text:p>
          </table:table-cell>
          <table:table-cell table:style-name="ce29" table:formula="of:=IF(LEN([.D18])&gt;0;CONCATENATE([.$K$1];TEXT([.D18];&quot;0000&quot;));&quot;&quot;)" office:value-type="string" office:string-value="SR0016" calcext:value-type="string">
            <text:p>SR001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])+1" office:value-type="float" office:value="17" calcext:value-type="float">
            <text:p>17</text:p>
          </table:table-cell>
          <table:table-cell table:style-name="ce29" table:formula="of:=IF(LEN([.D19])&gt;0;CONCATENATE([.$K$1];TEXT([.D19];&quot;0000&quot;));&quot;&quot;)" office:value-type="string" office:string-value="SR0017" calcext:value-type="string">
            <text:p>SR001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])+1" office:value-type="float" office:value="18" calcext:value-type="float">
            <text:p>18</text:p>
          </table:table-cell>
          <table:table-cell table:style-name="ce29" table:formula="of:=IF(LEN([.D20])&gt;0;CONCATENATE([.$K$1];TEXT([.D20];&quot;0000&quot;));&quot;&quot;)" office:value-type="string" office:string-value="SR0018" calcext:value-type="string">
            <text:p>SR001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0])+1" office:value-type="float" office:value="19" calcext:value-type="float">
            <text:p>19</text:p>
          </table:table-cell>
          <table:table-cell table:style-name="ce29" table:formula="of:=IF(LEN([.D21])&gt;0;CONCATENATE([.$K$1];TEXT([.D21];&quot;0000&quot;));&quot;&quot;)" office:value-type="string" office:string-value="SR0019" calcext:value-type="string">
            <text:p>SR001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1])+1" office:value-type="float" office:value="20" calcext:value-type="float">
            <text:p>20</text:p>
          </table:table-cell>
          <table:table-cell table:style-name="ce29" table:formula="of:=IF(LEN([.D22])&gt;0;CONCATENATE([.$K$1];TEXT([.D22];&quot;0000&quot;));&quot;&quot;)" office:value-type="string" office:string-value="SR0020" calcext:value-type="string">
            <text:p>SR002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2])+1" office:value-type="float" office:value="21" calcext:value-type="float">
            <text:p>21</text:p>
          </table:table-cell>
          <table:table-cell table:style-name="ce29" table:formula="of:=IF(LEN([.D23])&gt;0;CONCATENATE([.$K$1];TEXT([.D23];&quot;0000&quot;));&quot;&quot;)" office:value-type="string" office:string-value="SR0021" calcext:value-type="string">
            <text:p>SR002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3])+1" office:value-type="float" office:value="22" calcext:value-type="float">
            <text:p>22</text:p>
          </table:table-cell>
          <table:table-cell table:style-name="ce29" table:formula="of:=IF(LEN([.D24])&gt;0;CONCATENATE([.$K$1];TEXT([.D24];&quot;0000&quot;));&quot;&quot;)" office:value-type="string" office:string-value="SR0022" calcext:value-type="string">
            <text:p>SR002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4])+1" office:value-type="float" office:value="23" calcext:value-type="float">
            <text:p>23</text:p>
          </table:table-cell>
          <table:table-cell table:style-name="ce29" table:formula="of:=IF(LEN([.D25])&gt;0;CONCATENATE([.$K$1];TEXT([.D25];&quot;0000&quot;));&quot;&quot;)" office:value-type="string" office:string-value="SR0023" calcext:value-type="string">
            <text:p>SR002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5])+1" office:value-type="float" office:value="24" calcext:value-type="float">
            <text:p>24</text:p>
          </table:table-cell>
          <table:table-cell table:style-name="ce29" table:formula="of:=IF(LEN([.D26])&gt;0;CONCATENATE([.$K$1];TEXT([.D26];&quot;0000&quot;));&quot;&quot;)" office:value-type="string" office:string-value="SR0024" calcext:value-type="string">
            <text:p>SR002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6])+1" office:value-type="float" office:value="25" calcext:value-type="float">
            <text:p>25</text:p>
          </table:table-cell>
          <table:table-cell table:style-name="ce29" table:formula="of:=IF(LEN([.D27])&gt;0;CONCATENATE([.$K$1];TEXT([.D27];&quot;0000&quot;));&quot;&quot;)" office:value-type="string" office:string-value="SR0025" calcext:value-type="string">
            <text:p>SR002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7])+1" office:value-type="float" office:value="26" calcext:value-type="float">
            <text:p>26</text:p>
          </table:table-cell>
          <table:table-cell table:style-name="ce29" table:formula="of:=IF(LEN([.D28])&gt;0;CONCATENATE([.$K$1];TEXT([.D28];&quot;0000&quot;));&quot;&quot;)" office:value-type="string" office:string-value="SR0026" calcext:value-type="string">
            <text:p>SR002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8])+1" office:value-type="float" office:value="27" calcext:value-type="float">
            <text:p>27</text:p>
          </table:table-cell>
          <table:table-cell table:style-name="ce29" table:formula="of:=IF(LEN([.D29])&gt;0;CONCATENATE([.$K$1];TEXT([.D29];&quot;0000&quot;));&quot;&quot;)" office:value-type="string" office:string-value="SR0027" calcext:value-type="string">
            <text:p>SR002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29])+1" office:value-type="float" office:value="28" calcext:value-type="float">
            <text:p>28</text:p>
          </table:table-cell>
          <table:table-cell table:style-name="ce29" table:formula="of:=IF(LEN([.D30])&gt;0;CONCATENATE([.$K$1];TEXT([.D30];&quot;0000&quot;));&quot;&quot;)" office:value-type="string" office:string-value="SR0028" calcext:value-type="string">
            <text:p>SR002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0])+1" office:value-type="float" office:value="29" calcext:value-type="float">
            <text:p>29</text:p>
          </table:table-cell>
          <table:table-cell table:style-name="ce29" table:formula="of:=IF(LEN([.D31])&gt;0;CONCATENATE([.$K$1];TEXT([.D31];&quot;0000&quot;));&quot;&quot;)" office:value-type="string" office:string-value="SR0029" calcext:value-type="string">
            <text:p>SR002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1])+1" office:value-type="float" office:value="30" calcext:value-type="float">
            <text:p>30</text:p>
          </table:table-cell>
          <table:table-cell table:style-name="ce29" table:formula="of:=IF(LEN([.D32])&gt;0;CONCATENATE([.$K$1];TEXT([.D32];&quot;0000&quot;));&quot;&quot;)" office:value-type="string" office:string-value="SR0030" calcext:value-type="string">
            <text:p>SR003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2])+1" office:value-type="float" office:value="31" calcext:value-type="float">
            <text:p>31</text:p>
          </table:table-cell>
          <table:table-cell table:style-name="ce29" table:formula="of:=IF(LEN([.D33])&gt;0;CONCATENATE([.$K$1];TEXT([.D33];&quot;0000&quot;));&quot;&quot;)" office:value-type="string" office:string-value="SR0031" calcext:value-type="string">
            <text:p>SR003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3])+1" office:value-type="float" office:value="32" calcext:value-type="float">
            <text:p>32</text:p>
          </table:table-cell>
          <table:table-cell table:style-name="ce29" table:formula="of:=IF(LEN([.D34])&gt;0;CONCATENATE([.$K$1];TEXT([.D34];&quot;0000&quot;));&quot;&quot;)" office:value-type="string" office:string-value="SR0032" calcext:value-type="string">
            <text:p>SR003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4])+1" office:value-type="float" office:value="33" calcext:value-type="float">
            <text:p>33</text:p>
          </table:table-cell>
          <table:table-cell table:style-name="ce29" table:formula="of:=IF(LEN([.D35])&gt;0;CONCATENATE([.$K$1];TEXT([.D35];&quot;0000&quot;));&quot;&quot;)" office:value-type="string" office:string-value="SR0033" calcext:value-type="string">
            <text:p>SR003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5])+1" office:value-type="float" office:value="34" calcext:value-type="float">
            <text:p>34</text:p>
          </table:table-cell>
          <table:table-cell table:style-name="ce29" table:formula="of:=IF(LEN([.D36])&gt;0;CONCATENATE([.$K$1];TEXT([.D36];&quot;0000&quot;));&quot;&quot;)" office:value-type="string" office:string-value="SR0034" calcext:value-type="string">
            <text:p>SR003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6])+1" office:value-type="float" office:value="35" calcext:value-type="float">
            <text:p>35</text:p>
          </table:table-cell>
          <table:table-cell table:style-name="ce29" table:formula="of:=IF(LEN([.D37])&gt;0;CONCATENATE([.$K$1];TEXT([.D37];&quot;0000&quot;));&quot;&quot;)" office:value-type="string" office:string-value="SR0035" calcext:value-type="string">
            <text:p>SR003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7])+1" office:value-type="float" office:value="36" calcext:value-type="float">
            <text:p>36</text:p>
          </table:table-cell>
          <table:table-cell table:style-name="ce29" table:formula="of:=IF(LEN([.D38])&gt;0;CONCATENATE([.$K$1];TEXT([.D38];&quot;0000&quot;));&quot;&quot;)" office:value-type="string" office:string-value="SR0036" calcext:value-type="string">
            <text:p>SR003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8])+1" office:value-type="float" office:value="37" calcext:value-type="float">
            <text:p>37</text:p>
          </table:table-cell>
          <table:table-cell table:style-name="ce29" table:formula="of:=IF(LEN([.D39])&gt;0;CONCATENATE([.$K$1];TEXT([.D39];&quot;0000&quot;));&quot;&quot;)" office:value-type="string" office:string-value="SR0037" calcext:value-type="string">
            <text:p>SR003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39])+1" office:value-type="float" office:value="38" calcext:value-type="float">
            <text:p>38</text:p>
          </table:table-cell>
          <table:table-cell table:style-name="ce29" table:formula="of:=IF(LEN([.D40])&gt;0;CONCATENATE([.$K$1];TEXT([.D40];&quot;0000&quot;));&quot;&quot;)" office:value-type="string" office:string-value="SR0038" calcext:value-type="string">
            <text:p>SR003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0])+1" office:value-type="float" office:value="39" calcext:value-type="float">
            <text:p>39</text:p>
          </table:table-cell>
          <table:table-cell table:style-name="ce29" table:formula="of:=IF(LEN([.D41])&gt;0;CONCATENATE([.$K$1];TEXT([.D41];&quot;0000&quot;));&quot;&quot;)" office:value-type="string" office:string-value="SR0039" calcext:value-type="string">
            <text:p>SR003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1])+1" office:value-type="float" office:value="40" calcext:value-type="float">
            <text:p>40</text:p>
          </table:table-cell>
          <table:table-cell table:style-name="ce29" table:formula="of:=IF(LEN([.D42])&gt;0;CONCATENATE([.$K$1];TEXT([.D42];&quot;0000&quot;));&quot;&quot;)" office:value-type="string" office:string-value="SR0040" calcext:value-type="string">
            <text:p>SR004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2])+1" office:value-type="float" office:value="41" calcext:value-type="float">
            <text:p>41</text:p>
          </table:table-cell>
          <table:table-cell table:style-name="ce29" table:formula="of:=IF(LEN([.D43])&gt;0;CONCATENATE([.$K$1];TEXT([.D43];&quot;0000&quot;));&quot;&quot;)" office:value-type="string" office:string-value="SR0041" calcext:value-type="string">
            <text:p>SR004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3])+1" office:value-type="float" office:value="42" calcext:value-type="float">
            <text:p>42</text:p>
          </table:table-cell>
          <table:table-cell table:style-name="ce29" table:formula="of:=IF(LEN([.D44])&gt;0;CONCATENATE([.$K$1];TEXT([.D44];&quot;0000&quot;));&quot;&quot;)" office:value-type="string" office:string-value="SR0042" calcext:value-type="string">
            <text:p>SR004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4])+1" office:value-type="float" office:value="43" calcext:value-type="float">
            <text:p>43</text:p>
          </table:table-cell>
          <table:table-cell table:style-name="ce29" table:formula="of:=IF(LEN([.D45])&gt;0;CONCATENATE([.$K$1];TEXT([.D45];&quot;0000&quot;));&quot;&quot;)" office:value-type="string" office:string-value="SR0043" calcext:value-type="string">
            <text:p>SR004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5])+1" office:value-type="float" office:value="44" calcext:value-type="float">
            <text:p>44</text:p>
          </table:table-cell>
          <table:table-cell table:style-name="ce29" table:formula="of:=IF(LEN([.D46])&gt;0;CONCATENATE([.$K$1];TEXT([.D46];&quot;0000&quot;));&quot;&quot;)" office:value-type="string" office:string-value="SR0044" calcext:value-type="string">
            <text:p>SR004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6])+1" office:value-type="float" office:value="45" calcext:value-type="float">
            <text:p>45</text:p>
          </table:table-cell>
          <table:table-cell table:style-name="ce29" table:formula="of:=IF(LEN([.D47])&gt;0;CONCATENATE([.$K$1];TEXT([.D47];&quot;0000&quot;));&quot;&quot;)" office:value-type="string" office:string-value="SR0045" calcext:value-type="string">
            <text:p>SR004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7])+1" office:value-type="float" office:value="46" calcext:value-type="float">
            <text:p>46</text:p>
          </table:table-cell>
          <table:table-cell table:style-name="ce29" table:formula="of:=IF(LEN([.D48])&gt;0;CONCATENATE([.$K$1];TEXT([.D48];&quot;0000&quot;));&quot;&quot;)" office:value-type="string" office:string-value="SR0046" calcext:value-type="string">
            <text:p>SR004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8])+1" office:value-type="float" office:value="47" calcext:value-type="float">
            <text:p>47</text:p>
          </table:table-cell>
          <table:table-cell table:style-name="ce29" table:formula="of:=IF(LEN([.D49])&gt;0;CONCATENATE([.$K$1];TEXT([.D49];&quot;0000&quot;));&quot;&quot;)" office:value-type="string" office:string-value="SR0047" calcext:value-type="string">
            <text:p>SR004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49])+1" office:value-type="float" office:value="48" calcext:value-type="float">
            <text:p>48</text:p>
          </table:table-cell>
          <table:table-cell table:style-name="ce29" table:formula="of:=IF(LEN([.D50])&gt;0;CONCATENATE([.$K$1];TEXT([.D50];&quot;0000&quot;));&quot;&quot;)" office:value-type="string" office:string-value="SR0048" calcext:value-type="string">
            <text:p>SR004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0])+1" office:value-type="float" office:value="49" calcext:value-type="float">
            <text:p>49</text:p>
          </table:table-cell>
          <table:table-cell table:style-name="ce29" table:formula="of:=IF(LEN([.D51])&gt;0;CONCATENATE([.$K$1];TEXT([.D51];&quot;0000&quot;));&quot;&quot;)" office:value-type="string" office:string-value="SR0049" calcext:value-type="string">
            <text:p>SR004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1])+1" office:value-type="float" office:value="50" calcext:value-type="float">
            <text:p>50</text:p>
          </table:table-cell>
          <table:table-cell table:style-name="ce29" table:formula="of:=IF(LEN([.D52])&gt;0;CONCATENATE([.$K$1];TEXT([.D52];&quot;0000&quot;));&quot;&quot;)" office:value-type="string" office:string-value="SR0050" calcext:value-type="string">
            <text:p>SR005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2])+1" office:value-type="float" office:value="51" calcext:value-type="float">
            <text:p>51</text:p>
          </table:table-cell>
          <table:table-cell table:style-name="ce29" table:formula="of:=IF(LEN([.D53])&gt;0;CONCATENATE([.$K$1];TEXT([.D53];&quot;0000&quot;));&quot;&quot;)" office:value-type="string" office:string-value="SR0051" calcext:value-type="string">
            <text:p>SR005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3])+1" office:value-type="float" office:value="52" calcext:value-type="float">
            <text:p>52</text:p>
          </table:table-cell>
          <table:table-cell table:style-name="ce29" table:formula="of:=IF(LEN([.D54])&gt;0;CONCATENATE([.$K$1];TEXT([.D54];&quot;0000&quot;));&quot;&quot;)" office:value-type="string" office:string-value="SR0052" calcext:value-type="string">
            <text:p>SR005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4])+1" office:value-type="float" office:value="53" calcext:value-type="float">
            <text:p>53</text:p>
          </table:table-cell>
          <table:table-cell table:style-name="ce29" table:formula="of:=IF(LEN([.D55])&gt;0;CONCATENATE([.$K$1];TEXT([.D55];&quot;0000&quot;));&quot;&quot;)" office:value-type="string" office:string-value="SR0053" calcext:value-type="string">
            <text:p>SR005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5])+1" office:value-type="float" office:value="54" calcext:value-type="float">
            <text:p>54</text:p>
          </table:table-cell>
          <table:table-cell table:style-name="ce29" table:formula="of:=IF(LEN([.D56])&gt;0;CONCATENATE([.$K$1];TEXT([.D56];&quot;0000&quot;));&quot;&quot;)" office:value-type="string" office:string-value="SR0054" calcext:value-type="string">
            <text:p>SR005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6])+1" office:value-type="float" office:value="55" calcext:value-type="float">
            <text:p>55</text:p>
          </table:table-cell>
          <table:table-cell table:style-name="ce29" table:formula="of:=IF(LEN([.D57])&gt;0;CONCATENATE([.$K$1];TEXT([.D57];&quot;0000&quot;));&quot;&quot;)" office:value-type="string" office:string-value="SR0055" calcext:value-type="string">
            <text:p>SR005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7])+1" office:value-type="float" office:value="56" calcext:value-type="float">
            <text:p>56</text:p>
          </table:table-cell>
          <table:table-cell table:style-name="ce29" table:formula="of:=IF(LEN([.D58])&gt;0;CONCATENATE([.$K$1];TEXT([.D58];&quot;0000&quot;));&quot;&quot;)" office:value-type="string" office:string-value="SR0056" calcext:value-type="string">
            <text:p>SR005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8])+1" office:value-type="float" office:value="57" calcext:value-type="float">
            <text:p>57</text:p>
          </table:table-cell>
          <table:table-cell table:style-name="ce29" table:formula="of:=IF(LEN([.D59])&gt;0;CONCATENATE([.$K$1];TEXT([.D59];&quot;0000&quot;));&quot;&quot;)" office:value-type="string" office:string-value="SR0057" calcext:value-type="string">
            <text:p>SR005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59])+1" office:value-type="float" office:value="58" calcext:value-type="float">
            <text:p>58</text:p>
          </table:table-cell>
          <table:table-cell table:style-name="ce29" table:formula="of:=IF(LEN([.D60])&gt;0;CONCATENATE([.$K$1];TEXT([.D60];&quot;0000&quot;));&quot;&quot;)" office:value-type="string" office:string-value="SR0058" calcext:value-type="string">
            <text:p>SR005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0])+1" office:value-type="float" office:value="59" calcext:value-type="float">
            <text:p>59</text:p>
          </table:table-cell>
          <table:table-cell table:style-name="ce29" table:formula="of:=IF(LEN([.D61])&gt;0;CONCATENATE([.$K$1];TEXT([.D61];&quot;0000&quot;));&quot;&quot;)" office:value-type="string" office:string-value="SR0059" calcext:value-type="string">
            <text:p>SR005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1])+1" office:value-type="float" office:value="60" calcext:value-type="float">
            <text:p>60</text:p>
          </table:table-cell>
          <table:table-cell table:style-name="ce29" table:formula="of:=IF(LEN([.D62])&gt;0;CONCATENATE([.$K$1];TEXT([.D62];&quot;0000&quot;));&quot;&quot;)" office:value-type="string" office:string-value="SR0060" calcext:value-type="string">
            <text:p>SR006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2])+1" office:value-type="float" office:value="61" calcext:value-type="float">
            <text:p>61</text:p>
          </table:table-cell>
          <table:table-cell table:style-name="ce29" table:formula="of:=IF(LEN([.D63])&gt;0;CONCATENATE([.$K$1];TEXT([.D63];&quot;0000&quot;));&quot;&quot;)" office:value-type="string" office:string-value="SR0061" calcext:value-type="string">
            <text:p>SR006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3])+1" office:value-type="float" office:value="62" calcext:value-type="float">
            <text:p>62</text:p>
          </table:table-cell>
          <table:table-cell table:style-name="ce29" table:formula="of:=IF(LEN([.D64])&gt;0;CONCATENATE([.$K$1];TEXT([.D64];&quot;0000&quot;));&quot;&quot;)" office:value-type="string" office:string-value="SR0062" calcext:value-type="string">
            <text:p>SR006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4])+1" office:value-type="float" office:value="63" calcext:value-type="float">
            <text:p>63</text:p>
          </table:table-cell>
          <table:table-cell table:style-name="ce29" table:formula="of:=IF(LEN([.D65])&gt;0;CONCATENATE([.$K$1];TEXT([.D65];&quot;0000&quot;));&quot;&quot;)" office:value-type="string" office:string-value="SR0063" calcext:value-type="string">
            <text:p>SR006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5])+1" office:value-type="float" office:value="64" calcext:value-type="float">
            <text:p>64</text:p>
          </table:table-cell>
          <table:table-cell table:style-name="ce29" table:formula="of:=IF(LEN([.D66])&gt;0;CONCATENATE([.$K$1];TEXT([.D66];&quot;0000&quot;));&quot;&quot;)" office:value-type="string" office:string-value="SR0064" calcext:value-type="string">
            <text:p>SR006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6])+1" office:value-type="float" office:value="65" calcext:value-type="float">
            <text:p>65</text:p>
          </table:table-cell>
          <table:table-cell table:style-name="ce29" table:formula="of:=IF(LEN([.D67])&gt;0;CONCATENATE([.$K$1];TEXT([.D67];&quot;0000&quot;));&quot;&quot;)" office:value-type="string" office:string-value="SR0065" calcext:value-type="string">
            <text:p>SR006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7])+1" office:value-type="float" office:value="66" calcext:value-type="float">
            <text:p>66</text:p>
          </table:table-cell>
          <table:table-cell table:style-name="ce29" table:formula="of:=IF(LEN([.D68])&gt;0;CONCATENATE([.$K$1];TEXT([.D68];&quot;0000&quot;));&quot;&quot;)" office:value-type="string" office:string-value="SR0066" calcext:value-type="string">
            <text:p>SR006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8])+1" office:value-type="float" office:value="67" calcext:value-type="float">
            <text:p>67</text:p>
          </table:table-cell>
          <table:table-cell table:style-name="ce29" table:formula="of:=IF(LEN([.D69])&gt;0;CONCATENATE([.$K$1];TEXT([.D69];&quot;0000&quot;));&quot;&quot;)" office:value-type="string" office:string-value="SR0067" calcext:value-type="string">
            <text:p>SR006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69])+1" office:value-type="float" office:value="68" calcext:value-type="float">
            <text:p>68</text:p>
          </table:table-cell>
          <table:table-cell table:style-name="ce29" table:formula="of:=IF(LEN([.D70])&gt;0;CONCATENATE([.$K$1];TEXT([.D70];&quot;0000&quot;));&quot;&quot;)" office:value-type="string" office:string-value="SR0068" calcext:value-type="string">
            <text:p>SR006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0])+1" office:value-type="float" office:value="69" calcext:value-type="float">
            <text:p>69</text:p>
          </table:table-cell>
          <table:table-cell table:style-name="ce29" table:formula="of:=IF(LEN([.D71])&gt;0;CONCATENATE([.$K$1];TEXT([.D71];&quot;0000&quot;));&quot;&quot;)" office:value-type="string" office:string-value="SR0069" calcext:value-type="string">
            <text:p>SR006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1])+1" office:value-type="float" office:value="70" calcext:value-type="float">
            <text:p>70</text:p>
          </table:table-cell>
          <table:table-cell table:style-name="ce29" table:formula="of:=IF(LEN([.D72])&gt;0;CONCATENATE([.$K$1];TEXT([.D72];&quot;0000&quot;));&quot;&quot;)" office:value-type="string" office:string-value="SR0070" calcext:value-type="string">
            <text:p>SR007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2])+1" office:value-type="float" office:value="71" calcext:value-type="float">
            <text:p>71</text:p>
          </table:table-cell>
          <table:table-cell table:style-name="ce29" table:formula="of:=IF(LEN([.D73])&gt;0;CONCATENATE([.$K$1];TEXT([.D73];&quot;0000&quot;));&quot;&quot;)" office:value-type="string" office:string-value="SR0071" calcext:value-type="string">
            <text:p>SR007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3])+1" office:value-type="float" office:value="72" calcext:value-type="float">
            <text:p>72</text:p>
          </table:table-cell>
          <table:table-cell table:style-name="ce29" table:formula="of:=IF(LEN([.D74])&gt;0;CONCATENATE([.$K$1];TEXT([.D74];&quot;0000&quot;));&quot;&quot;)" office:value-type="string" office:string-value="SR0072" calcext:value-type="string">
            <text:p>SR007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4])+1" office:value-type="float" office:value="73" calcext:value-type="float">
            <text:p>73</text:p>
          </table:table-cell>
          <table:table-cell table:style-name="ce29" table:formula="of:=IF(LEN([.D75])&gt;0;CONCATENATE([.$K$1];TEXT([.D75];&quot;0000&quot;));&quot;&quot;)" office:value-type="string" office:string-value="SR0073" calcext:value-type="string">
            <text:p>SR007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5])+1" office:value-type="float" office:value="74" calcext:value-type="float">
            <text:p>74</text:p>
          </table:table-cell>
          <table:table-cell table:style-name="ce29" table:formula="of:=IF(LEN([.D76])&gt;0;CONCATENATE([.$K$1];TEXT([.D76];&quot;0000&quot;));&quot;&quot;)" office:value-type="string" office:string-value="SR0074" calcext:value-type="string">
            <text:p>SR007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6])+1" office:value-type="float" office:value="75" calcext:value-type="float">
            <text:p>75</text:p>
          </table:table-cell>
          <table:table-cell table:style-name="ce29" table:formula="of:=IF(LEN([.D77])&gt;0;CONCATENATE([.$K$1];TEXT([.D77];&quot;0000&quot;));&quot;&quot;)" office:value-type="string" office:string-value="SR0075" calcext:value-type="string">
            <text:p>SR007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7])+1" office:value-type="float" office:value="76" calcext:value-type="float">
            <text:p>76</text:p>
          </table:table-cell>
          <table:table-cell table:style-name="ce29" table:formula="of:=IF(LEN([.D78])&gt;0;CONCATENATE([.$K$1];TEXT([.D78];&quot;0000&quot;));&quot;&quot;)" office:value-type="string" office:string-value="SR0076" calcext:value-type="string">
            <text:p>SR007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8])+1" office:value-type="float" office:value="77" calcext:value-type="float">
            <text:p>77</text:p>
          </table:table-cell>
          <table:table-cell table:style-name="ce29" table:formula="of:=IF(LEN([.D79])&gt;0;CONCATENATE([.$K$1];TEXT([.D79];&quot;0000&quot;));&quot;&quot;)" office:value-type="string" office:string-value="SR0077" calcext:value-type="string">
            <text:p>SR007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79])+1" office:value-type="float" office:value="78" calcext:value-type="float">
            <text:p>78</text:p>
          </table:table-cell>
          <table:table-cell table:style-name="ce29" table:formula="of:=IF(LEN([.D80])&gt;0;CONCATENATE([.$K$1];TEXT([.D80];&quot;0000&quot;));&quot;&quot;)" office:value-type="string" office:string-value="SR0078" calcext:value-type="string">
            <text:p>SR007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0])+1" office:value-type="float" office:value="79" calcext:value-type="float">
            <text:p>79</text:p>
          </table:table-cell>
          <table:table-cell table:style-name="ce29" table:formula="of:=IF(LEN([.D81])&gt;0;CONCATENATE([.$K$1];TEXT([.D81];&quot;0000&quot;));&quot;&quot;)" office:value-type="string" office:string-value="SR0079" calcext:value-type="string">
            <text:p>SR007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1])+1" office:value-type="float" office:value="80" calcext:value-type="float">
            <text:p>80</text:p>
          </table:table-cell>
          <table:table-cell table:style-name="ce29" table:formula="of:=IF(LEN([.D82])&gt;0;CONCATENATE([.$K$1];TEXT([.D82];&quot;0000&quot;));&quot;&quot;)" office:value-type="string" office:string-value="SR0080" calcext:value-type="string">
            <text:p>SR008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2])+1" office:value-type="float" office:value="81" calcext:value-type="float">
            <text:p>81</text:p>
          </table:table-cell>
          <table:table-cell table:style-name="ce29" table:formula="of:=IF(LEN([.D83])&gt;0;CONCATENATE([.$K$1];TEXT([.D83];&quot;0000&quot;));&quot;&quot;)" office:value-type="string" office:string-value="SR0081" calcext:value-type="string">
            <text:p>SR008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3])+1" office:value-type="float" office:value="82" calcext:value-type="float">
            <text:p>82</text:p>
          </table:table-cell>
          <table:table-cell table:style-name="ce29" table:formula="of:=IF(LEN([.D84])&gt;0;CONCATENATE([.$K$1];TEXT([.D84];&quot;0000&quot;));&quot;&quot;)" office:value-type="string" office:string-value="SR0082" calcext:value-type="string">
            <text:p>SR008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4])+1" office:value-type="float" office:value="83" calcext:value-type="float">
            <text:p>83</text:p>
          </table:table-cell>
          <table:table-cell table:style-name="ce29" table:formula="of:=IF(LEN([.D85])&gt;0;CONCATENATE([.$K$1];TEXT([.D85];&quot;0000&quot;));&quot;&quot;)" office:value-type="string" office:string-value="SR0083" calcext:value-type="string">
            <text:p>SR008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5])+1" office:value-type="float" office:value="84" calcext:value-type="float">
            <text:p>84</text:p>
          </table:table-cell>
          <table:table-cell table:style-name="ce29" table:formula="of:=IF(LEN([.D86])&gt;0;CONCATENATE([.$K$1];TEXT([.D86];&quot;0000&quot;));&quot;&quot;)" office:value-type="string" office:string-value="SR0084" calcext:value-type="string">
            <text:p>SR008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6])+1" office:value-type="float" office:value="85" calcext:value-type="float">
            <text:p>85</text:p>
          </table:table-cell>
          <table:table-cell table:style-name="ce29" table:formula="of:=IF(LEN([.D87])&gt;0;CONCATENATE([.$K$1];TEXT([.D87];&quot;0000&quot;));&quot;&quot;)" office:value-type="string" office:string-value="SR0085" calcext:value-type="string">
            <text:p>SR008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7])+1" office:value-type="float" office:value="86" calcext:value-type="float">
            <text:p>86</text:p>
          </table:table-cell>
          <table:table-cell table:style-name="ce29" table:formula="of:=IF(LEN([.D88])&gt;0;CONCATENATE([.$K$1];TEXT([.D88];&quot;0000&quot;));&quot;&quot;)" office:value-type="string" office:string-value="SR0086" calcext:value-type="string">
            <text:p>SR008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8])+1" office:value-type="float" office:value="87" calcext:value-type="float">
            <text:p>87</text:p>
          </table:table-cell>
          <table:table-cell table:style-name="ce29" table:formula="of:=IF(LEN([.D89])&gt;0;CONCATENATE([.$K$1];TEXT([.D89];&quot;0000&quot;));&quot;&quot;)" office:value-type="string" office:string-value="SR0087" calcext:value-type="string">
            <text:p>SR008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89])+1" office:value-type="float" office:value="88" calcext:value-type="float">
            <text:p>88</text:p>
          </table:table-cell>
          <table:table-cell table:style-name="ce29" table:formula="of:=IF(LEN([.D90])&gt;0;CONCATENATE([.$K$1];TEXT([.D90];&quot;0000&quot;));&quot;&quot;)" office:value-type="string" office:string-value="SR0088" calcext:value-type="string">
            <text:p>SR008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0])+1" office:value-type="float" office:value="89" calcext:value-type="float">
            <text:p>89</text:p>
          </table:table-cell>
          <table:table-cell table:style-name="ce29" table:formula="of:=IF(LEN([.D91])&gt;0;CONCATENATE([.$K$1];TEXT([.D91];&quot;0000&quot;));&quot;&quot;)" office:value-type="string" office:string-value="SR0089" calcext:value-type="string">
            <text:p>SR008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1])+1" office:value-type="float" office:value="90" calcext:value-type="float">
            <text:p>90</text:p>
          </table:table-cell>
          <table:table-cell table:style-name="ce29" table:formula="of:=IF(LEN([.D92])&gt;0;CONCATENATE([.$K$1];TEXT([.D92];&quot;0000&quot;));&quot;&quot;)" office:value-type="string" office:string-value="SR0090" calcext:value-type="string">
            <text:p>SR009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2])+1" office:value-type="float" office:value="91" calcext:value-type="float">
            <text:p>91</text:p>
          </table:table-cell>
          <table:table-cell table:style-name="ce29" table:formula="of:=IF(LEN([.D93])&gt;0;CONCATENATE([.$K$1];TEXT([.D93];&quot;0000&quot;));&quot;&quot;)" office:value-type="string" office:string-value="SR0091" calcext:value-type="string">
            <text:p>SR009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3])+1" office:value-type="float" office:value="92" calcext:value-type="float">
            <text:p>92</text:p>
          </table:table-cell>
          <table:table-cell table:style-name="ce29" table:formula="of:=IF(LEN([.D94])&gt;0;CONCATENATE([.$K$1];TEXT([.D94];&quot;0000&quot;));&quot;&quot;)" office:value-type="string" office:string-value="SR0092" calcext:value-type="string">
            <text:p>SR009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4])+1" office:value-type="float" office:value="93" calcext:value-type="float">
            <text:p>93</text:p>
          </table:table-cell>
          <table:table-cell table:style-name="ce29" table:formula="of:=IF(LEN([.D95])&gt;0;CONCATENATE([.$K$1];TEXT([.D95];&quot;0000&quot;));&quot;&quot;)" office:value-type="string" office:string-value="SR0093" calcext:value-type="string">
            <text:p>SR009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5])+1" office:value-type="float" office:value="94" calcext:value-type="float">
            <text:p>94</text:p>
          </table:table-cell>
          <table:table-cell table:style-name="ce29" table:formula="of:=IF(LEN([.D96])&gt;0;CONCATENATE([.$K$1];TEXT([.D96];&quot;0000&quot;));&quot;&quot;)" office:value-type="string" office:string-value="SR0094" calcext:value-type="string">
            <text:p>SR009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6])+1" office:value-type="float" office:value="95" calcext:value-type="float">
            <text:p>95</text:p>
          </table:table-cell>
          <table:table-cell table:style-name="ce29" table:formula="of:=IF(LEN([.D97])&gt;0;CONCATENATE([.$K$1];TEXT([.D97];&quot;0000&quot;));&quot;&quot;)" office:value-type="string" office:string-value="SR0095" calcext:value-type="string">
            <text:p>SR009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7])+1" office:value-type="float" office:value="96" calcext:value-type="float">
            <text:p>96</text:p>
          </table:table-cell>
          <table:table-cell table:style-name="ce29" table:formula="of:=IF(LEN([.D98])&gt;0;CONCATENATE([.$K$1];TEXT([.D98];&quot;0000&quot;));&quot;&quot;)" office:value-type="string" office:string-value="SR0096" calcext:value-type="string">
            <text:p>SR009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8])+1" office:value-type="float" office:value="97" calcext:value-type="float">
            <text:p>97</text:p>
          </table:table-cell>
          <table:table-cell table:style-name="ce29" table:formula="of:=IF(LEN([.D99])&gt;0;CONCATENATE([.$K$1];TEXT([.D99];&quot;0000&quot;));&quot;&quot;)" office:value-type="string" office:string-value="SR0097" calcext:value-type="string">
            <text:p>SR009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99])+1" office:value-type="float" office:value="98" calcext:value-type="float">
            <text:p>98</text:p>
          </table:table-cell>
          <table:table-cell table:style-name="ce29" table:formula="of:=IF(LEN([.D100])&gt;0;CONCATENATE([.$K$1];TEXT([.D100];&quot;0000&quot;));&quot;&quot;)" office:value-type="string" office:string-value="SR0098" calcext:value-type="string">
            <text:p>SR009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0])+1" office:value-type="float" office:value="99" calcext:value-type="float">
            <text:p>99</text:p>
          </table:table-cell>
          <table:table-cell table:style-name="ce29" table:formula="of:=IF(LEN([.D101])&gt;0;CONCATENATE([.$K$1];TEXT([.D101];&quot;0000&quot;));&quot;&quot;)" office:value-type="string" office:string-value="SR0099" calcext:value-type="string">
            <text:p>SR009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1])+1" office:value-type="float" office:value="100" calcext:value-type="float">
            <text:p>100</text:p>
          </table:table-cell>
          <table:table-cell table:style-name="ce29" table:formula="of:=IF(LEN([.D102])&gt;0;CONCATENATE([.$K$1];TEXT([.D102];&quot;0000&quot;));&quot;&quot;)" office:value-type="string" office:string-value="SR0100" calcext:value-type="string">
            <text:p>SR010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2])+1" office:value-type="float" office:value="101" calcext:value-type="float">
            <text:p>101</text:p>
          </table:table-cell>
          <table:table-cell table:style-name="ce29" table:formula="of:=IF(LEN([.D103])&gt;0;CONCATENATE([.$K$1];TEXT([.D103];&quot;0000&quot;));&quot;&quot;)" office:value-type="string" office:string-value="SR0101" calcext:value-type="string">
            <text:p>SR010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3])+1" office:value-type="float" office:value="102" calcext:value-type="float">
            <text:p>102</text:p>
          </table:table-cell>
          <table:table-cell table:style-name="ce29" table:formula="of:=IF(LEN([.D104])&gt;0;CONCATENATE([.$K$1];TEXT([.D104];&quot;0000&quot;));&quot;&quot;)" office:value-type="string" office:string-value="SR0102" calcext:value-type="string">
            <text:p>SR010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4])+1" office:value-type="float" office:value="103" calcext:value-type="float">
            <text:p>103</text:p>
          </table:table-cell>
          <table:table-cell table:style-name="ce29" table:formula="of:=IF(LEN([.D105])&gt;0;CONCATENATE([.$K$1];TEXT([.D105];&quot;0000&quot;));&quot;&quot;)" office:value-type="string" office:string-value="SR0103" calcext:value-type="string">
            <text:p>SR010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5])+1" office:value-type="float" office:value="104" calcext:value-type="float">
            <text:p>104</text:p>
          </table:table-cell>
          <table:table-cell table:style-name="ce29" table:formula="of:=IF(LEN([.D106])&gt;0;CONCATENATE([.$K$1];TEXT([.D106];&quot;0000&quot;));&quot;&quot;)" office:value-type="string" office:string-value="SR0104" calcext:value-type="string">
            <text:p>SR010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6])+1" office:value-type="float" office:value="105" calcext:value-type="float">
            <text:p>105</text:p>
          </table:table-cell>
          <table:table-cell table:style-name="ce29" table:formula="of:=IF(LEN([.D107])&gt;0;CONCATENATE([.$K$1];TEXT([.D107];&quot;0000&quot;));&quot;&quot;)" office:value-type="string" office:string-value="SR0105" calcext:value-type="string">
            <text:p>SR010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7])+1" office:value-type="float" office:value="106" calcext:value-type="float">
            <text:p>106</text:p>
          </table:table-cell>
          <table:table-cell table:style-name="ce29" table:formula="of:=IF(LEN([.D108])&gt;0;CONCATENATE([.$K$1];TEXT([.D108];&quot;0000&quot;));&quot;&quot;)" office:value-type="string" office:string-value="SR0106" calcext:value-type="string">
            <text:p>SR010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8])+1" office:value-type="float" office:value="107" calcext:value-type="float">
            <text:p>107</text:p>
          </table:table-cell>
          <table:table-cell table:style-name="ce29" table:formula="of:=IF(LEN([.D109])&gt;0;CONCATENATE([.$K$1];TEXT([.D109];&quot;0000&quot;));&quot;&quot;)" office:value-type="string" office:string-value="SR0107" calcext:value-type="string">
            <text:p>SR010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09])+1" office:value-type="float" office:value="108" calcext:value-type="float">
            <text:p>108</text:p>
          </table:table-cell>
          <table:table-cell table:style-name="ce29" table:formula="of:=IF(LEN([.D110])&gt;0;CONCATENATE([.$K$1];TEXT([.D110];&quot;0000&quot;));&quot;&quot;)" office:value-type="string" office:string-value="SR0108" calcext:value-type="string">
            <text:p>SR010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0])+1" office:value-type="float" office:value="109" calcext:value-type="float">
            <text:p>109</text:p>
          </table:table-cell>
          <table:table-cell table:style-name="ce29" table:formula="of:=IF(LEN([.D111])&gt;0;CONCATENATE([.$K$1];TEXT([.D111];&quot;0000&quot;));&quot;&quot;)" office:value-type="string" office:string-value="SR0109" calcext:value-type="string">
            <text:p>SR010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1])+1" office:value-type="float" office:value="110" calcext:value-type="float">
            <text:p>110</text:p>
          </table:table-cell>
          <table:table-cell table:style-name="ce29" table:formula="of:=IF(LEN([.D112])&gt;0;CONCATENATE([.$K$1];TEXT([.D112];&quot;0000&quot;));&quot;&quot;)" office:value-type="string" office:string-value="SR0110" calcext:value-type="string">
            <text:p>SR011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2])+1" office:value-type="float" office:value="111" calcext:value-type="float">
            <text:p>111</text:p>
          </table:table-cell>
          <table:table-cell table:style-name="ce29" table:formula="of:=IF(LEN([.D113])&gt;0;CONCATENATE([.$K$1];TEXT([.D113];&quot;0000&quot;));&quot;&quot;)" office:value-type="string" office:string-value="SR0111" calcext:value-type="string">
            <text:p>SR011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3])+1" office:value-type="float" office:value="112" calcext:value-type="float">
            <text:p>112</text:p>
          </table:table-cell>
          <table:table-cell table:style-name="ce29" table:formula="of:=IF(LEN([.D114])&gt;0;CONCATENATE([.$K$1];TEXT([.D114];&quot;0000&quot;));&quot;&quot;)" office:value-type="string" office:string-value="SR0112" calcext:value-type="string">
            <text:p>SR011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4])+1" office:value-type="float" office:value="113" calcext:value-type="float">
            <text:p>113</text:p>
          </table:table-cell>
          <table:table-cell table:style-name="ce29" table:formula="of:=IF(LEN([.D115])&gt;0;CONCATENATE([.$K$1];TEXT([.D115];&quot;0000&quot;));&quot;&quot;)" office:value-type="string" office:string-value="SR0113" calcext:value-type="string">
            <text:p>SR011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5])+1" office:value-type="float" office:value="114" calcext:value-type="float">
            <text:p>114</text:p>
          </table:table-cell>
          <table:table-cell table:style-name="ce29" table:formula="of:=IF(LEN([.D116])&gt;0;CONCATENATE([.$K$1];TEXT([.D116];&quot;0000&quot;));&quot;&quot;)" office:value-type="string" office:string-value="SR0114" calcext:value-type="string">
            <text:p>SR011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6])+1" office:value-type="float" office:value="115" calcext:value-type="float">
            <text:p>115</text:p>
          </table:table-cell>
          <table:table-cell table:style-name="ce29" table:formula="of:=IF(LEN([.D117])&gt;0;CONCATENATE([.$K$1];TEXT([.D117];&quot;0000&quot;));&quot;&quot;)" office:value-type="string" office:string-value="SR0115" calcext:value-type="string">
            <text:p>SR011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7])+1" office:value-type="float" office:value="116" calcext:value-type="float">
            <text:p>116</text:p>
          </table:table-cell>
          <table:table-cell table:style-name="ce29" table:formula="of:=IF(LEN([.D118])&gt;0;CONCATENATE([.$K$1];TEXT([.D118];&quot;0000&quot;));&quot;&quot;)" office:value-type="string" office:string-value="SR0116" calcext:value-type="string">
            <text:p>SR011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8])+1" office:value-type="float" office:value="117" calcext:value-type="float">
            <text:p>117</text:p>
          </table:table-cell>
          <table:table-cell table:style-name="ce29" table:formula="of:=IF(LEN([.D119])&gt;0;CONCATENATE([.$K$1];TEXT([.D119];&quot;0000&quot;));&quot;&quot;)" office:value-type="string" office:string-value="SR0117" calcext:value-type="string">
            <text:p>SR011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19])+1" office:value-type="float" office:value="118" calcext:value-type="float">
            <text:p>118</text:p>
          </table:table-cell>
          <table:table-cell table:style-name="ce29" table:formula="of:=IF(LEN([.D120])&gt;0;CONCATENATE([.$K$1];TEXT([.D120];&quot;0000&quot;));&quot;&quot;)" office:value-type="string" office:string-value="SR0118" calcext:value-type="string">
            <text:p>SR011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0])+1" office:value-type="float" office:value="119" calcext:value-type="float">
            <text:p>119</text:p>
          </table:table-cell>
          <table:table-cell table:style-name="ce29" table:formula="of:=IF(LEN([.D121])&gt;0;CONCATENATE([.$K$1];TEXT([.D121];&quot;0000&quot;));&quot;&quot;)" office:value-type="string" office:string-value="SR0119" calcext:value-type="string">
            <text:p>SR011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1])+1" office:value-type="float" office:value="120" calcext:value-type="float">
            <text:p>120</text:p>
          </table:table-cell>
          <table:table-cell table:style-name="ce29" table:formula="of:=IF(LEN([.D122])&gt;0;CONCATENATE([.$K$1];TEXT([.D122];&quot;0000&quot;));&quot;&quot;)" office:value-type="string" office:string-value="SR0120" calcext:value-type="string">
            <text:p>SR012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2])+1" office:value-type="float" office:value="121" calcext:value-type="float">
            <text:p>121</text:p>
          </table:table-cell>
          <table:table-cell table:style-name="ce29" table:formula="of:=IF(LEN([.D123])&gt;0;CONCATENATE([.$K$1];TEXT([.D123];&quot;0000&quot;));&quot;&quot;)" office:value-type="string" office:string-value="SR0121" calcext:value-type="string">
            <text:p>SR012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3])+1" office:value-type="float" office:value="122" calcext:value-type="float">
            <text:p>122</text:p>
          </table:table-cell>
          <table:table-cell table:style-name="ce29" table:formula="of:=IF(LEN([.D124])&gt;0;CONCATENATE([.$K$1];TEXT([.D124];&quot;0000&quot;));&quot;&quot;)" office:value-type="string" office:string-value="SR0122" calcext:value-type="string">
            <text:p>SR012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4])+1" office:value-type="float" office:value="123" calcext:value-type="float">
            <text:p>123</text:p>
          </table:table-cell>
          <table:table-cell table:style-name="ce29" table:formula="of:=IF(LEN([.D125])&gt;0;CONCATENATE([.$K$1];TEXT([.D125];&quot;0000&quot;));&quot;&quot;)" office:value-type="string" office:string-value="SR0123" calcext:value-type="string">
            <text:p>SR012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5])+1" office:value-type="float" office:value="124" calcext:value-type="float">
            <text:p>124</text:p>
          </table:table-cell>
          <table:table-cell table:style-name="ce29" table:formula="of:=IF(LEN([.D126])&gt;0;CONCATENATE([.$K$1];TEXT([.D126];&quot;0000&quot;));&quot;&quot;)" office:value-type="string" office:string-value="SR0124" calcext:value-type="string">
            <text:p>SR012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6])+1" office:value-type="float" office:value="125" calcext:value-type="float">
            <text:p>125</text:p>
          </table:table-cell>
          <table:table-cell table:style-name="ce29" table:formula="of:=IF(LEN([.D127])&gt;0;CONCATENATE([.$K$1];TEXT([.D127];&quot;0000&quot;));&quot;&quot;)" office:value-type="string" office:string-value="SR0125" calcext:value-type="string">
            <text:p>SR012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7])+1" office:value-type="float" office:value="126" calcext:value-type="float">
            <text:p>126</text:p>
          </table:table-cell>
          <table:table-cell table:style-name="ce29" table:formula="of:=IF(LEN([.D128])&gt;0;CONCATENATE([.$K$1];TEXT([.D128];&quot;0000&quot;));&quot;&quot;)" office:value-type="string" office:string-value="SR0126" calcext:value-type="string">
            <text:p>SR012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8])+1" office:value-type="float" office:value="127" calcext:value-type="float">
            <text:p>127</text:p>
          </table:table-cell>
          <table:table-cell table:style-name="ce29" table:formula="of:=IF(LEN([.D129])&gt;0;CONCATENATE([.$K$1];TEXT([.D129];&quot;0000&quot;));&quot;&quot;)" office:value-type="string" office:string-value="SR0127" calcext:value-type="string">
            <text:p>SR012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29])+1" office:value-type="float" office:value="128" calcext:value-type="float">
            <text:p>128</text:p>
          </table:table-cell>
          <table:table-cell table:style-name="ce29" table:formula="of:=IF(LEN([.D130])&gt;0;CONCATENATE([.$K$1];TEXT([.D130];&quot;0000&quot;));&quot;&quot;)" office:value-type="string" office:string-value="SR0128" calcext:value-type="string">
            <text:p>SR012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0])+1" office:value-type="float" office:value="129" calcext:value-type="float">
            <text:p>129</text:p>
          </table:table-cell>
          <table:table-cell table:style-name="ce29" table:formula="of:=IF(LEN([.D131])&gt;0;CONCATENATE([.$K$1];TEXT([.D131];&quot;0000&quot;));&quot;&quot;)" office:value-type="string" office:string-value="SR0129" calcext:value-type="string">
            <text:p>SR012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1])+1" office:value-type="float" office:value="130" calcext:value-type="float">
            <text:p>130</text:p>
          </table:table-cell>
          <table:table-cell table:style-name="ce29" table:formula="of:=IF(LEN([.D132])&gt;0;CONCATENATE([.$K$1];TEXT([.D132];&quot;0000&quot;));&quot;&quot;)" office:value-type="string" office:string-value="SR0130" calcext:value-type="string">
            <text:p>SR013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2])+1" office:value-type="float" office:value="131" calcext:value-type="float">
            <text:p>131</text:p>
          </table:table-cell>
          <table:table-cell table:style-name="ce29" table:formula="of:=IF(LEN([.D133])&gt;0;CONCATENATE([.$K$1];TEXT([.D133];&quot;0000&quot;));&quot;&quot;)" office:value-type="string" office:string-value="SR0131" calcext:value-type="string">
            <text:p>SR013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3])+1" office:value-type="float" office:value="132" calcext:value-type="float">
            <text:p>132</text:p>
          </table:table-cell>
          <table:table-cell table:style-name="ce29" table:formula="of:=IF(LEN([.D134])&gt;0;CONCATENATE([.$K$1];TEXT([.D134];&quot;0000&quot;));&quot;&quot;)" office:value-type="string" office:string-value="SR0132" calcext:value-type="string">
            <text:p>SR013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4])+1" office:value-type="float" office:value="133" calcext:value-type="float">
            <text:p>133</text:p>
          </table:table-cell>
          <table:table-cell table:style-name="ce29" table:formula="of:=IF(LEN([.D135])&gt;0;CONCATENATE([.$K$1];TEXT([.D135];&quot;0000&quot;));&quot;&quot;)" office:value-type="string" office:string-value="SR0133" calcext:value-type="string">
            <text:p>SR013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5])+1" office:value-type="float" office:value="134" calcext:value-type="float">
            <text:p>134</text:p>
          </table:table-cell>
          <table:table-cell table:style-name="ce29" table:formula="of:=IF(LEN([.D136])&gt;0;CONCATENATE([.$K$1];TEXT([.D136];&quot;0000&quot;));&quot;&quot;)" office:value-type="string" office:string-value="SR0134" calcext:value-type="string">
            <text:p>SR013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6])+1" office:value-type="float" office:value="135" calcext:value-type="float">
            <text:p>135</text:p>
          </table:table-cell>
          <table:table-cell table:style-name="ce29" table:formula="of:=IF(LEN([.D137])&gt;0;CONCATENATE([.$K$1];TEXT([.D137];&quot;0000&quot;));&quot;&quot;)" office:value-type="string" office:string-value="SR0135" calcext:value-type="string">
            <text:p>SR013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7])+1" office:value-type="float" office:value="136" calcext:value-type="float">
            <text:p>136</text:p>
          </table:table-cell>
          <table:table-cell table:style-name="ce29" table:formula="of:=IF(LEN([.D138])&gt;0;CONCATENATE([.$K$1];TEXT([.D138];&quot;0000&quot;));&quot;&quot;)" office:value-type="string" office:string-value="SR0136" calcext:value-type="string">
            <text:p>SR013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8])+1" office:value-type="float" office:value="137" calcext:value-type="float">
            <text:p>137</text:p>
          </table:table-cell>
          <table:table-cell table:style-name="ce29" table:formula="of:=IF(LEN([.D139])&gt;0;CONCATENATE([.$K$1];TEXT([.D139];&quot;0000&quot;));&quot;&quot;)" office:value-type="string" office:string-value="SR0137" calcext:value-type="string">
            <text:p>SR013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39])+1" office:value-type="float" office:value="138" calcext:value-type="float">
            <text:p>138</text:p>
          </table:table-cell>
          <table:table-cell table:style-name="ce29" table:formula="of:=IF(LEN([.D140])&gt;0;CONCATENATE([.$K$1];TEXT([.D140];&quot;0000&quot;));&quot;&quot;)" office:value-type="string" office:string-value="SR0138" calcext:value-type="string">
            <text:p>SR013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0])+1" office:value-type="float" office:value="139" calcext:value-type="float">
            <text:p>139</text:p>
          </table:table-cell>
          <table:table-cell table:style-name="ce29" table:formula="of:=IF(LEN([.D141])&gt;0;CONCATENATE([.$K$1];TEXT([.D141];&quot;0000&quot;));&quot;&quot;)" office:value-type="string" office:string-value="SR0139" calcext:value-type="string">
            <text:p>SR013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1])+1" office:value-type="float" office:value="140" calcext:value-type="float">
            <text:p>140</text:p>
          </table:table-cell>
          <table:table-cell table:style-name="ce29" table:formula="of:=IF(LEN([.D142])&gt;0;CONCATENATE([.$K$1];TEXT([.D142];&quot;0000&quot;));&quot;&quot;)" office:value-type="string" office:string-value="SR0140" calcext:value-type="string">
            <text:p>SR014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2])+1" office:value-type="float" office:value="141" calcext:value-type="float">
            <text:p>141</text:p>
          </table:table-cell>
          <table:table-cell table:style-name="ce29" table:formula="of:=IF(LEN([.D143])&gt;0;CONCATENATE([.$K$1];TEXT([.D143];&quot;0000&quot;));&quot;&quot;)" office:value-type="string" office:string-value="SR0141" calcext:value-type="string">
            <text:p>SR014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3])+1" office:value-type="float" office:value="142" calcext:value-type="float">
            <text:p>142</text:p>
          </table:table-cell>
          <table:table-cell table:style-name="ce29" table:formula="of:=IF(LEN([.D144])&gt;0;CONCATENATE([.$K$1];TEXT([.D144];&quot;0000&quot;));&quot;&quot;)" office:value-type="string" office:string-value="SR0142" calcext:value-type="string">
            <text:p>SR014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4])+1" office:value-type="float" office:value="143" calcext:value-type="float">
            <text:p>143</text:p>
          </table:table-cell>
          <table:table-cell table:style-name="ce29" table:formula="of:=IF(LEN([.D145])&gt;0;CONCATENATE([.$K$1];TEXT([.D145];&quot;0000&quot;));&quot;&quot;)" office:value-type="string" office:string-value="SR0143" calcext:value-type="string">
            <text:p>SR014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5])+1" office:value-type="float" office:value="144" calcext:value-type="float">
            <text:p>144</text:p>
          </table:table-cell>
          <table:table-cell table:style-name="ce29" table:formula="of:=IF(LEN([.D146])&gt;0;CONCATENATE([.$K$1];TEXT([.D146];&quot;0000&quot;));&quot;&quot;)" office:value-type="string" office:string-value="SR0144" calcext:value-type="string">
            <text:p>SR014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6])+1" office:value-type="float" office:value="145" calcext:value-type="float">
            <text:p>145</text:p>
          </table:table-cell>
          <table:table-cell table:style-name="ce29" table:formula="of:=IF(LEN([.D147])&gt;0;CONCATENATE([.$K$1];TEXT([.D147];&quot;0000&quot;));&quot;&quot;)" office:value-type="string" office:string-value="SR0145" calcext:value-type="string">
            <text:p>SR014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7])+1" office:value-type="float" office:value="146" calcext:value-type="float">
            <text:p>146</text:p>
          </table:table-cell>
          <table:table-cell table:style-name="ce29" table:formula="of:=IF(LEN([.D148])&gt;0;CONCATENATE([.$K$1];TEXT([.D148];&quot;0000&quot;));&quot;&quot;)" office:value-type="string" office:string-value="SR0146" calcext:value-type="string">
            <text:p>SR014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8])+1" office:value-type="float" office:value="147" calcext:value-type="float">
            <text:p>147</text:p>
          </table:table-cell>
          <table:table-cell table:style-name="ce29" table:formula="of:=IF(LEN([.D149])&gt;0;CONCATENATE([.$K$1];TEXT([.D149];&quot;0000&quot;));&quot;&quot;)" office:value-type="string" office:string-value="SR0147" calcext:value-type="string">
            <text:p>SR014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49])+1" office:value-type="float" office:value="148" calcext:value-type="float">
            <text:p>148</text:p>
          </table:table-cell>
          <table:table-cell table:style-name="ce29" table:formula="of:=IF(LEN([.D150])&gt;0;CONCATENATE([.$K$1];TEXT([.D150];&quot;0000&quot;));&quot;&quot;)" office:value-type="string" office:string-value="SR0148" calcext:value-type="string">
            <text:p>SR014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0])+1" office:value-type="float" office:value="149" calcext:value-type="float">
            <text:p>149</text:p>
          </table:table-cell>
          <table:table-cell table:style-name="ce29" table:formula="of:=IF(LEN([.D151])&gt;0;CONCATENATE([.$K$1];TEXT([.D151];&quot;0000&quot;));&quot;&quot;)" office:value-type="string" office:string-value="SR0149" calcext:value-type="string">
            <text:p>SR014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1])+1" office:value-type="float" office:value="150" calcext:value-type="float">
            <text:p>150</text:p>
          </table:table-cell>
          <table:table-cell table:style-name="ce29" table:formula="of:=IF(LEN([.D152])&gt;0;CONCATENATE([.$K$1];TEXT([.D152];&quot;0000&quot;));&quot;&quot;)" office:value-type="string" office:string-value="SR0150" calcext:value-type="string">
            <text:p>SR015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2])+1" office:value-type="float" office:value="151" calcext:value-type="float">
            <text:p>151</text:p>
          </table:table-cell>
          <table:table-cell table:style-name="ce29" table:formula="of:=IF(LEN([.D153])&gt;0;CONCATENATE([.$K$1];TEXT([.D153];&quot;0000&quot;));&quot;&quot;)" office:value-type="string" office:string-value="SR0151" calcext:value-type="string">
            <text:p>SR015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3])+1" office:value-type="float" office:value="152" calcext:value-type="float">
            <text:p>152</text:p>
          </table:table-cell>
          <table:table-cell table:style-name="ce29" table:formula="of:=IF(LEN([.D154])&gt;0;CONCATENATE([.$K$1];TEXT([.D154];&quot;0000&quot;));&quot;&quot;)" office:value-type="string" office:string-value="SR0152" calcext:value-type="string">
            <text:p>SR015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4])+1" office:value-type="float" office:value="153" calcext:value-type="float">
            <text:p>153</text:p>
          </table:table-cell>
          <table:table-cell table:style-name="ce29" table:formula="of:=IF(LEN([.D155])&gt;0;CONCATENATE([.$K$1];TEXT([.D155];&quot;0000&quot;));&quot;&quot;)" office:value-type="string" office:string-value="SR0153" calcext:value-type="string">
            <text:p>SR015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5])+1" office:value-type="float" office:value="154" calcext:value-type="float">
            <text:p>154</text:p>
          </table:table-cell>
          <table:table-cell table:style-name="ce29" table:formula="of:=IF(LEN([.D156])&gt;0;CONCATENATE([.$K$1];TEXT([.D156];&quot;0000&quot;));&quot;&quot;)" office:value-type="string" office:string-value="SR0154" calcext:value-type="string">
            <text:p>SR015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6])+1" office:value-type="float" office:value="155" calcext:value-type="float">
            <text:p>155</text:p>
          </table:table-cell>
          <table:table-cell table:style-name="ce29" table:formula="of:=IF(LEN([.D157])&gt;0;CONCATENATE([.$K$1];TEXT([.D157];&quot;0000&quot;));&quot;&quot;)" office:value-type="string" office:string-value="SR0155" calcext:value-type="string">
            <text:p>SR015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7])+1" office:value-type="float" office:value="156" calcext:value-type="float">
            <text:p>156</text:p>
          </table:table-cell>
          <table:table-cell table:style-name="ce29" table:formula="of:=IF(LEN([.D158])&gt;0;CONCATENATE([.$K$1];TEXT([.D158];&quot;0000&quot;));&quot;&quot;)" office:value-type="string" office:string-value="SR0156" calcext:value-type="string">
            <text:p>SR015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8])+1" office:value-type="float" office:value="157" calcext:value-type="float">
            <text:p>157</text:p>
          </table:table-cell>
          <table:table-cell table:style-name="ce29" table:formula="of:=IF(LEN([.D159])&gt;0;CONCATENATE([.$K$1];TEXT([.D159];&quot;0000&quot;));&quot;&quot;)" office:value-type="string" office:string-value="SR0157" calcext:value-type="string">
            <text:p>SR015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59])+1" office:value-type="float" office:value="158" calcext:value-type="float">
            <text:p>158</text:p>
          </table:table-cell>
          <table:table-cell table:style-name="ce29" table:formula="of:=IF(LEN([.D160])&gt;0;CONCATENATE([.$K$1];TEXT([.D160];&quot;0000&quot;));&quot;&quot;)" office:value-type="string" office:string-value="SR0158" calcext:value-type="string">
            <text:p>SR015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0])+1" office:value-type="float" office:value="159" calcext:value-type="float">
            <text:p>159</text:p>
          </table:table-cell>
          <table:table-cell table:style-name="ce29" table:formula="of:=IF(LEN([.D161])&gt;0;CONCATENATE([.$K$1];TEXT([.D161];&quot;0000&quot;));&quot;&quot;)" office:value-type="string" office:string-value="SR0159" calcext:value-type="string">
            <text:p>SR015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1])+1" office:value-type="float" office:value="160" calcext:value-type="float">
            <text:p>160</text:p>
          </table:table-cell>
          <table:table-cell table:style-name="ce29" table:formula="of:=IF(LEN([.D162])&gt;0;CONCATENATE([.$K$1];TEXT([.D162];&quot;0000&quot;));&quot;&quot;)" office:value-type="string" office:string-value="SR0160" calcext:value-type="string">
            <text:p>SR016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2])+1" office:value-type="float" office:value="161" calcext:value-type="float">
            <text:p>161</text:p>
          </table:table-cell>
          <table:table-cell table:style-name="ce29" table:formula="of:=IF(LEN([.D163])&gt;0;CONCATENATE([.$K$1];TEXT([.D163];&quot;0000&quot;));&quot;&quot;)" office:value-type="string" office:string-value="SR0161" calcext:value-type="string">
            <text:p>SR016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3])+1" office:value-type="float" office:value="162" calcext:value-type="float">
            <text:p>162</text:p>
          </table:table-cell>
          <table:table-cell table:style-name="ce29" table:formula="of:=IF(LEN([.D164])&gt;0;CONCATENATE([.$K$1];TEXT([.D164];&quot;0000&quot;));&quot;&quot;)" office:value-type="string" office:string-value="SR0162" calcext:value-type="string">
            <text:p>SR016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4])+1" office:value-type="float" office:value="163" calcext:value-type="float">
            <text:p>163</text:p>
          </table:table-cell>
          <table:table-cell table:style-name="ce29" table:formula="of:=IF(LEN([.D165])&gt;0;CONCATENATE([.$K$1];TEXT([.D165];&quot;0000&quot;));&quot;&quot;)" office:value-type="string" office:string-value="SR0163" calcext:value-type="string">
            <text:p>SR016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5])+1" office:value-type="float" office:value="164" calcext:value-type="float">
            <text:p>164</text:p>
          </table:table-cell>
          <table:table-cell table:style-name="ce29" table:formula="of:=IF(LEN([.D166])&gt;0;CONCATENATE([.$K$1];TEXT([.D166];&quot;0000&quot;));&quot;&quot;)" office:value-type="string" office:string-value="SR0164" calcext:value-type="string">
            <text:p>SR016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6])+1" office:value-type="float" office:value="165" calcext:value-type="float">
            <text:p>165</text:p>
          </table:table-cell>
          <table:table-cell table:style-name="ce29" table:formula="of:=IF(LEN([.D167])&gt;0;CONCATENATE([.$K$1];TEXT([.D167];&quot;0000&quot;));&quot;&quot;)" office:value-type="string" office:string-value="SR0165" calcext:value-type="string">
            <text:p>SR016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7])+1" office:value-type="float" office:value="166" calcext:value-type="float">
            <text:p>166</text:p>
          </table:table-cell>
          <table:table-cell table:style-name="ce29" table:formula="of:=IF(LEN([.D168])&gt;0;CONCATENATE([.$K$1];TEXT([.D168];&quot;0000&quot;));&quot;&quot;)" office:value-type="string" office:string-value="SR0166" calcext:value-type="string">
            <text:p>SR016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8])+1" office:value-type="float" office:value="167" calcext:value-type="float">
            <text:p>167</text:p>
          </table:table-cell>
          <table:table-cell table:style-name="ce29" table:formula="of:=IF(LEN([.D169])&gt;0;CONCATENATE([.$K$1];TEXT([.D169];&quot;0000&quot;));&quot;&quot;)" office:value-type="string" office:string-value="SR0167" calcext:value-type="string">
            <text:p>SR016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69])+1" office:value-type="float" office:value="168" calcext:value-type="float">
            <text:p>168</text:p>
          </table:table-cell>
          <table:table-cell table:style-name="ce29" table:formula="of:=IF(LEN([.D170])&gt;0;CONCATENATE([.$K$1];TEXT([.D170];&quot;0000&quot;));&quot;&quot;)" office:value-type="string" office:string-value="SR0168" calcext:value-type="string">
            <text:p>SR016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0])+1" office:value-type="float" office:value="169" calcext:value-type="float">
            <text:p>169</text:p>
          </table:table-cell>
          <table:table-cell table:style-name="ce29" table:formula="of:=IF(LEN([.D171])&gt;0;CONCATENATE([.$K$1];TEXT([.D171];&quot;0000&quot;));&quot;&quot;)" office:value-type="string" office:string-value="SR0169" calcext:value-type="string">
            <text:p>SR016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1])+1" office:value-type="float" office:value="170" calcext:value-type="float">
            <text:p>170</text:p>
          </table:table-cell>
          <table:table-cell table:style-name="ce29" table:formula="of:=IF(LEN([.D172])&gt;0;CONCATENATE([.$K$1];TEXT([.D172];&quot;0000&quot;));&quot;&quot;)" office:value-type="string" office:string-value="SR0170" calcext:value-type="string">
            <text:p>SR017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2])+1" office:value-type="float" office:value="171" calcext:value-type="float">
            <text:p>171</text:p>
          </table:table-cell>
          <table:table-cell table:style-name="ce29" table:formula="of:=IF(LEN([.D173])&gt;0;CONCATENATE([.$K$1];TEXT([.D173];&quot;0000&quot;));&quot;&quot;)" office:value-type="string" office:string-value="SR0171" calcext:value-type="string">
            <text:p>SR017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3])+1" office:value-type="float" office:value="172" calcext:value-type="float">
            <text:p>172</text:p>
          </table:table-cell>
          <table:table-cell table:style-name="ce29" table:formula="of:=IF(LEN([.D174])&gt;0;CONCATENATE([.$K$1];TEXT([.D174];&quot;0000&quot;));&quot;&quot;)" office:value-type="string" office:string-value="SR0172" calcext:value-type="string">
            <text:p>SR017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4])+1" office:value-type="float" office:value="173" calcext:value-type="float">
            <text:p>173</text:p>
          </table:table-cell>
          <table:table-cell table:style-name="ce29" table:formula="of:=IF(LEN([.D175])&gt;0;CONCATENATE([.$K$1];TEXT([.D175];&quot;0000&quot;));&quot;&quot;)" office:value-type="string" office:string-value="SR0173" calcext:value-type="string">
            <text:p>SR017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5])+1" office:value-type="float" office:value="174" calcext:value-type="float">
            <text:p>174</text:p>
          </table:table-cell>
          <table:table-cell table:style-name="ce29" table:formula="of:=IF(LEN([.D176])&gt;0;CONCATENATE([.$K$1];TEXT([.D176];&quot;0000&quot;));&quot;&quot;)" office:value-type="string" office:string-value="SR0174" calcext:value-type="string">
            <text:p>SR017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6])+1" office:value-type="float" office:value="175" calcext:value-type="float">
            <text:p>175</text:p>
          </table:table-cell>
          <table:table-cell table:style-name="ce29" table:formula="of:=IF(LEN([.D177])&gt;0;CONCATENATE([.$K$1];TEXT([.D177];&quot;0000&quot;));&quot;&quot;)" office:value-type="string" office:string-value="SR0175" calcext:value-type="string">
            <text:p>SR017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7])+1" office:value-type="float" office:value="176" calcext:value-type="float">
            <text:p>176</text:p>
          </table:table-cell>
          <table:table-cell table:style-name="ce29" table:formula="of:=IF(LEN([.D178])&gt;0;CONCATENATE([.$K$1];TEXT([.D178];&quot;0000&quot;));&quot;&quot;)" office:value-type="string" office:string-value="SR0176" calcext:value-type="string">
            <text:p>SR017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8])+1" office:value-type="float" office:value="177" calcext:value-type="float">
            <text:p>177</text:p>
          </table:table-cell>
          <table:table-cell table:style-name="ce29" table:formula="of:=IF(LEN([.D179])&gt;0;CONCATENATE([.$K$1];TEXT([.D179];&quot;0000&quot;));&quot;&quot;)" office:value-type="string" office:string-value="SR0177" calcext:value-type="string">
            <text:p>SR017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79])+1" office:value-type="float" office:value="178" calcext:value-type="float">
            <text:p>178</text:p>
          </table:table-cell>
          <table:table-cell table:style-name="ce29" table:formula="of:=IF(LEN([.D180])&gt;0;CONCATENATE([.$K$1];TEXT([.D180];&quot;0000&quot;));&quot;&quot;)" office:value-type="string" office:string-value="SR0178" calcext:value-type="string">
            <text:p>SR017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0])+1" office:value-type="float" office:value="179" calcext:value-type="float">
            <text:p>179</text:p>
          </table:table-cell>
          <table:table-cell table:style-name="ce29" table:formula="of:=IF(LEN([.D181])&gt;0;CONCATENATE([.$K$1];TEXT([.D181];&quot;0000&quot;));&quot;&quot;)" office:value-type="string" office:string-value="SR0179" calcext:value-type="string">
            <text:p>SR017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1])+1" office:value-type="float" office:value="180" calcext:value-type="float">
            <text:p>180</text:p>
          </table:table-cell>
          <table:table-cell table:style-name="ce29" table:formula="of:=IF(LEN([.D182])&gt;0;CONCATENATE([.$K$1];TEXT([.D182];&quot;0000&quot;));&quot;&quot;)" office:value-type="string" office:string-value="SR0180" calcext:value-type="string">
            <text:p>SR018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2])+1" office:value-type="float" office:value="181" calcext:value-type="float">
            <text:p>181</text:p>
          </table:table-cell>
          <table:table-cell table:style-name="ce29" table:formula="of:=IF(LEN([.D183])&gt;0;CONCATENATE([.$K$1];TEXT([.D183];&quot;0000&quot;));&quot;&quot;)" office:value-type="string" office:string-value="SR0181" calcext:value-type="string">
            <text:p>SR018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3])+1" office:value-type="float" office:value="182" calcext:value-type="float">
            <text:p>182</text:p>
          </table:table-cell>
          <table:table-cell table:style-name="ce29" table:formula="of:=IF(LEN([.D184])&gt;0;CONCATENATE([.$K$1];TEXT([.D184];&quot;0000&quot;));&quot;&quot;)" office:value-type="string" office:string-value="SR0182" calcext:value-type="string">
            <text:p>SR018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4])+1" office:value-type="float" office:value="183" calcext:value-type="float">
            <text:p>183</text:p>
          </table:table-cell>
          <table:table-cell table:style-name="ce29" table:formula="of:=IF(LEN([.D185])&gt;0;CONCATENATE([.$K$1];TEXT([.D185];&quot;0000&quot;));&quot;&quot;)" office:value-type="string" office:string-value="SR0183" calcext:value-type="string">
            <text:p>SR018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5])+1" office:value-type="float" office:value="184" calcext:value-type="float">
            <text:p>184</text:p>
          </table:table-cell>
          <table:table-cell table:style-name="ce29" table:formula="of:=IF(LEN([.D186])&gt;0;CONCATENATE([.$K$1];TEXT([.D186];&quot;0000&quot;));&quot;&quot;)" office:value-type="string" office:string-value="SR0184" calcext:value-type="string">
            <text:p>SR018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6])+1" office:value-type="float" office:value="185" calcext:value-type="float">
            <text:p>185</text:p>
          </table:table-cell>
          <table:table-cell table:style-name="ce29" table:formula="of:=IF(LEN([.D187])&gt;0;CONCATENATE([.$K$1];TEXT([.D187];&quot;0000&quot;));&quot;&quot;)" office:value-type="string" office:string-value="SR0185" calcext:value-type="string">
            <text:p>SR018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7])+1" office:value-type="float" office:value="186" calcext:value-type="float">
            <text:p>186</text:p>
          </table:table-cell>
          <table:table-cell table:style-name="ce29" table:formula="of:=IF(LEN([.D188])&gt;0;CONCATENATE([.$K$1];TEXT([.D188];&quot;0000&quot;));&quot;&quot;)" office:value-type="string" office:string-value="SR0186" calcext:value-type="string">
            <text:p>SR018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8])+1" office:value-type="float" office:value="187" calcext:value-type="float">
            <text:p>187</text:p>
          </table:table-cell>
          <table:table-cell table:style-name="ce29" table:formula="of:=IF(LEN([.D189])&gt;0;CONCATENATE([.$K$1];TEXT([.D189];&quot;0000&quot;));&quot;&quot;)" office:value-type="string" office:string-value="SR0187" calcext:value-type="string">
            <text:p>SR018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89])+1" office:value-type="float" office:value="188" calcext:value-type="float">
            <text:p>188</text:p>
          </table:table-cell>
          <table:table-cell table:style-name="ce29" table:formula="of:=IF(LEN([.D190])&gt;0;CONCATENATE([.$K$1];TEXT([.D190];&quot;0000&quot;));&quot;&quot;)" office:value-type="string" office:string-value="SR0188" calcext:value-type="string">
            <text:p>SR0188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0])+1" office:value-type="float" office:value="189" calcext:value-type="float">
            <text:p>189</text:p>
          </table:table-cell>
          <table:table-cell table:style-name="ce29" table:formula="of:=IF(LEN([.D191])&gt;0;CONCATENATE([.$K$1];TEXT([.D191];&quot;0000&quot;));&quot;&quot;)" office:value-type="string" office:string-value="SR0189" calcext:value-type="string">
            <text:p>SR0189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1])+1" office:value-type="float" office:value="190" calcext:value-type="float">
            <text:p>190</text:p>
          </table:table-cell>
          <table:table-cell table:style-name="ce29" table:formula="of:=IF(LEN([.D192])&gt;0;CONCATENATE([.$K$1];TEXT([.D192];&quot;0000&quot;));&quot;&quot;)" office:value-type="string" office:string-value="SR0190" calcext:value-type="string">
            <text:p>SR0190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2])+1" office:value-type="float" office:value="191" calcext:value-type="float">
            <text:p>191</text:p>
          </table:table-cell>
          <table:table-cell table:style-name="ce29" table:formula="of:=IF(LEN([.D193])&gt;0;CONCATENATE([.$K$1];TEXT([.D193];&quot;0000&quot;));&quot;&quot;)" office:value-type="string" office:string-value="SR0191" calcext:value-type="string">
            <text:p>SR0191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3])+1" office:value-type="float" office:value="192" calcext:value-type="float">
            <text:p>192</text:p>
          </table:table-cell>
          <table:table-cell table:style-name="ce29" table:formula="of:=IF(LEN([.D194])&gt;0;CONCATENATE([.$K$1];TEXT([.D194];&quot;0000&quot;));&quot;&quot;)" office:value-type="string" office:string-value="SR0192" calcext:value-type="string">
            <text:p>SR0192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4])+1" office:value-type="float" office:value="193" calcext:value-type="float">
            <text:p>193</text:p>
          </table:table-cell>
          <table:table-cell table:style-name="ce29" table:formula="of:=IF(LEN([.D195])&gt;0;CONCATENATE([.$K$1];TEXT([.D195];&quot;0000&quot;));&quot;&quot;)" office:value-type="string" office:string-value="SR0193" calcext:value-type="string">
            <text:p>SR0193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5])+1" office:value-type="float" office:value="194" calcext:value-type="float">
            <text:p>194</text:p>
          </table:table-cell>
          <table:table-cell table:style-name="ce29" table:formula="of:=IF(LEN([.D196])&gt;0;CONCATENATE([.$K$1];TEXT([.D196];&quot;0000&quot;));&quot;&quot;)" office:value-type="string" office:string-value="SR0194" calcext:value-type="string">
            <text:p>SR0194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6])+1" office:value-type="float" office:value="195" calcext:value-type="float">
            <text:p>195</text:p>
          </table:table-cell>
          <table:table-cell table:style-name="ce29" table:formula="of:=IF(LEN([.D197])&gt;0;CONCATENATE([.$K$1];TEXT([.D197];&quot;0000&quot;));&quot;&quot;)" office:value-type="string" office:string-value="SR0195" calcext:value-type="string">
            <text:p>SR0195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7])+1" office:value-type="float" office:value="196" calcext:value-type="float">
            <text:p>196</text:p>
          </table:table-cell>
          <table:table-cell table:style-name="ce29" table:formula="of:=IF(LEN([.D198])&gt;0;CONCATENATE([.$K$1];TEXT([.D198];&quot;0000&quot;));&quot;&quot;)" office:value-type="string" office:string-value="SR0196" calcext:value-type="string">
            <text:p>SR0196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7"/>
          <table:table-cell table:style-name="ce20"/>
          <table:table-cell table:style-name="ce23"/>
          <table:table-cell table:style-name="ce27" table:formula="of:=MAX([.D$3:.D198])+1" office:value-type="float" office:value="197" calcext:value-type="float">
            <text:p>197</text:p>
          </table:table-cell>
          <table:table-cell table:style-name="ce29" table:formula="of:=IF(LEN([.D199])&gt;0;CONCATENATE([.$K$1];TEXT([.D199];&quot;0000&quot;));&quot;&quot;)" office:value-type="string" office:string-value="SR0197" calcext:value-type="string">
            <text:p>SR0197</text:p>
          </table:table-cell>
          <table:table-cell table:style-name="ce31"/>
          <table:table-cell table:style-name="ce33"/>
          <table:table-cell table:style-name="ce37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49" table:content-validation-name="val4"/>
          <table:table-cell table:style-name="ce47" table:number-columns-repeated="2"/>
          <table:table-cell table:style-name="ce54"/>
          <table:table-cell table:style-name="ce58" table:content-validation-name="val5"/>
          <table:table-cell table:number-columns-repeated="1007"/>
        </table:table-row>
        <table:table-row table:style-name="ro4">
          <table:table-cell table:style-name="ce14"/>
          <table:table-cell table:style-name="ce21"/>
          <table:table-cell table:style-name="ce24"/>
          <table:table-cell table:style-name="ce28" table:formula="of:=MAX([.D$3:.D199])+1" office:value-type="float" office:value="198" calcext:value-type="float">
            <text:p>198</text:p>
          </table:table-cell>
          <table:table-cell table:style-name="ce30" table:formula="of:=IF(LEN([.D200])&gt;0;CONCATENATE([.$K$1];TEXT([.D200];&quot;0000&quot;));&quot;&quot;)" office:value-type="string" office:string-value="SR0198" calcext:value-type="string">
            <text:p>SR0198</text:p>
          </table:table-cell>
          <table:table-cell table:style-name="ce32"/>
          <table:table-cell table:style-name="ce35"/>
          <table:table-cell table:style-name="ce38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50" table:content-validation-name="val4"/>
          <table:table-cell table:style-name="ce48" table:number-columns-repeated="2"/>
          <table:table-cell table:style-name="ce55"/>
          <table:table-cell table:style-name="ce64" table:content-validation-name="val5"/>
          <table:table-cell table:number-columns-repeated="1007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R.D3:SR.E200">
            <calcext:condition calcext:apply-style-name="NewReq" calcext:value="formula-is(ISFORMULA([.$D3]))" calcext:base-cell-address="SR.D3"/>
          </calcext:conditional-format>
          <calcext:conditional-format calcext:target-range-address="SR.A3:SR.Q200">
            <calcext:condition calcext:apply-style-name="DeletedReq" calcext:value="formula-is([.$Q3]=&quot;RqErased&quot;)" calcext:base-cell-address="SR.Q3"/>
          </calcext:conditional-format>
        </calcext:conditional-formats>
      </table:table>
      <table:table table:name="SRC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column table:style-name="co1" table:default-cell-style-name="Default"/>
        <table:table-row table:style-name="ro5">
          <table:table-cell table:style-name="ce10" office:value-type="string" calcext:value-type="string">
            <text:p>DocName-&gt;</text:p>
          </table:table-cell>
          <table:table-cell table:style-name="ce82" office:value-type="string" calcext:value-type="string" table:number-columns-spanned="6" table:number-rows-spanned="1">
            <text:p>Requirements child document</text:p>
          </table:table-cell>
          <table:covered-table-cell table:style-name="ce82"/>
          <table:covered-table-cell table:style-name="ce25"/>
          <table:covered-table-cell table:style-name="ce16"/>
          <table:covered-table-cell table:number-columns-repeated="2" table:style-name="ce60"/>
          <table:table-cell table:style-name="ce71" office:value-type="string" calcext:value-type="string">
            <text:p>ParentDoc-&gt;</text:p>
          </table:table-cell>
          <table:table-cell table:style-name="ce34" office:value-type="string" calcext:value-type="string">
            <text:p>SR</text:p>
          </table:table-cell>
          <table:table-cell table:style-name="ce71" office:value-type="string" calcext:value-type="string">
            <text:p>Prefix-&gt;</text:p>
          </table:table-cell>
          <table:table-cell table:style-name="ce34" office:value-type="string" calcext:value-type="string">
            <text:p>SRC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>
            <text:p>Chapter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61" office:value-type="string" calcext:value-type="string">
            <text:p>Title</text:p>
          </table:table-cell>
          <table:table-cell table:style-name="ce61" office:value-type="string" calcext:value-type="string">
            <text:p>Description</text:p>
          </table:table-cell>
          <table:table-cell table:style-name="ce61" office:value-type="string" calcext:value-type="string">
            <text:p>Parent</text:p>
          </table:table-cell>
          <table:table-cell table:style-name="ce74" office:value-type="string" calcext:value-type="string">
            <text:p>RqLevel</text:p>
          </table:table-cell>
          <table:table-cell table:style-name="ce61" office:value-type="string" calcext:value-type="string">
            <text:p>RqType</text:p>
          </table:table-cell>
          <table:table-cell table:style-name="ce61" office:value-type="string" calcext:value-type="string">
            <text:p>Dependences</text:p>
          </table:table-cell>
          <table:table-cell table:style-name="ce61" office:value-type="string" calcext:value-type="string">
            <text:p>RqSources</text:p>
          </table:table-cell>
          <table:table-cell table:style-name="ce61" office:value-type="string" calcext:value-type="string">
            <text:p>RqTarget</text:p>
          </table:table-cell>
          <table:table-cell table:style-name="ce61" office:value-type="string" calcext:value-type="string">
            <text:p>RqVar</text:p>
          </table:table-cell>
          <table:table-cell table:style-name="ce61" office:value-type="string" calcext:value-type="string">
            <text:p>RqValue</text:p>
          </table:table-cell>
          <table:table-cell table:style-name="ce115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</table:table-row>
        <table:table-row table:style-name="ro4">
          <table:table-cell table:style-name="ce75" office:value-type="string" calcext:value-type="string">
            <text:p>1.</text:p>
          </table:table-cell>
          <table:table-cell table:style-name="ce84"/>
          <table:table-cell table:style-name="ce86" table:formula="of:=IF(LEN([.B3])&gt;0;HYPERLINK(CONCATENATE([$Dict.$C$3];&quot;issues/&quot;;[.B3]);CONCATENATE(&quot;#&quot;;[.B3]));&quot;&quot;)">
            <text:p/>
          </table:table-cell>
          <table:table-cell table:style-name="ce88" office:value-type="float" office:value="1" calcext:value-type="float">
            <text:p>1</text:p>
          </table:table-cell>
          <table:table-cell table:style-name="ce90" table:formula="of:=IF(LEN([.D3])&gt;0;CONCATENATE([.$K$1];TEXT([.D3];&quot;0000&quot;));&quot;&quot;)" office:value-type="string" office:string-value="SRC0001" calcext:value-type="string">
            <text:p>SRC0001</text:p>
          </table:table-cell>
          <table:table-cell table:style-name="ce94" office:value-type="string" calcext:value-type="string">
            <text:p>Introduction</text:p>
          </table:table-cell>
          <table:table-cell table:style-name="ce96" office:value-type="string" calcext:value-type="string">
            <text:p>This document is the root document for the requirements of the system CHILD</text:p>
          </table:table-cell>
          <table:table-cell table:style-name="ce99" table:content-validation-name="val6"/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 office:value-type="string" calcext:value-type="string">
            <text:p>v0.1</text:p>
          </table:table-cell>
          <table:table-cell table:style-name="ce109" table:number-columns-repeated="2"/>
          <table:table-cell table:style-name="ce116" office:value-type="string" calcext:value-type="string">
            <text:p>The document needs a readable structure</text:p>
          </table:table-cell>
          <table:table-cell table:style-name="ce118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1.1</text:p>
          </table:table-cell>
          <table:table-cell table:style-name="ce84"/>
          <table:table-cell table:style-name="ce86"/>
          <table:table-cell table:style-name="ce88" office:value-type="float" office:value="2" calcext:value-type="float">
            <text:p>2</text:p>
          </table:table-cell>
          <table:table-cell table:style-name="ce90" table:formula="of:=IF(LEN([.D4])&gt;0;CONCATENATE([.$K$1];TEXT([.D4];&quot;0000&quot;));&quot;&quot;)" office:value-type="string" office:string-value="SRC0002" calcext:value-type="string">
            <text:p>SRC0002</text:p>
          </table:table-cell>
          <table:table-cell table:style-name="ce94" office:value-type="string" calcext:value-type="string">
            <text:p>About this document</text:p>
          </table:table-cell>
          <table:table-cell table:style-name="ce96" office:value-type="string" calcext:value-type="string">
            <text:p>The CHILD system has to fulfill the requirements in this document.</text:p>
          </table:table-cell>
          <table:table-cell table:style-name="ce99" table:content-validation-name="val6" office:value-type="string" calcext:value-type="string">
            <text:p>SRC0001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 office:value-type="string" calcext:value-type="string">
            <text:p>v0.1</text:p>
          </table:table-cell>
          <table:table-cell table:style-name="ce109" table:number-columns-repeated="2"/>
          <table:table-cell table:style-name="ce116" office:value-type="string" calcext:value-type="string">
            <text:p>The document needs a readable structure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</text:p>
          </table:table-cell>
          <table:table-cell table:style-name="ce84"/>
          <table:table-cell table:style-name="ce86"/>
          <table:table-cell table:style-name="ce88" office:value-type="float" office:value="3" calcext:value-type="float">
            <text:p>3</text:p>
          </table:table-cell>
          <table:table-cell table:style-name="ce90" table:formula="of:=IF(LEN([.D5])&gt;0;CONCATENATE([.$K$1];TEXT([.D5];&quot;0000&quot;));&quot;&quot;)" office:value-type="string" office:string-value="SRC0003" calcext:value-type="string">
            <text:p>SRC0003</text:p>
          </table:table-cell>
          <table:table-cell table:style-name="ce94" office:value-type="string" calcext:value-type="string">
            <text:p>Requirements</text:p>
          </table:table-cell>
          <table:table-cell table:style-name="ce96" office:value-type="string" calcext:value-type="string">
            <text:p>This section includes the documents of the CHILD system. <text:s/>It is divided into two main sections: functional requirements and non-functional requirements.</text:p>
          </table:table-cell>
          <table:table-cell table:style-name="ce99" table:content-validation-name="val6"/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 office:value-type="string" calcext:value-type="string">
            <text:p>v0.1</text:p>
          </table:table-cell>
          <table:table-cell table:style-name="ce109" table:number-columns-repeated="2"/>
          <table:table-cell table:style-name="ce116" office:value-type="string" calcext:value-type="string">
            <text:p>The document needs a readable structure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1.</text:p>
          </table:table-cell>
          <table:table-cell table:style-name="ce84"/>
          <table:table-cell table:style-name="ce86"/>
          <table:table-cell table:style-name="ce88" office:value-type="float" office:value="4" calcext:value-type="float">
            <text:p>4</text:p>
          </table:table-cell>
          <table:table-cell table:style-name="ce90" table:formula="of:=IF(LEN([.D6])&gt;0;CONCATENATE([.$K$1];TEXT([.D6];&quot;0000&quot;));&quot;&quot;)" office:value-type="string" office:string-value="SRC0004" calcext:value-type="string">
            <text:p>SRC0004</text:p>
          </table:table-cell>
          <table:table-cell table:style-name="ce94" office:value-type="string" calcext:value-type="string">
            <text:p>Functional requirements</text:p>
          </table:table-cell>
          <table:table-cell table:style-name="ce96" office:value-type="string" calcext:value-type="string">
            <text:p>This section defines the functional requirements of the CHILD system. <text:s/>These functional requirements are the main reason why the CHILD system has to be developed.</text:p>
          </table:table-cell>
          <table:table-cell table:style-name="ce99" table:content-validation-name="val6" office:value-type="string" calcext:value-type="string">
            <text:p>SRC0003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 office:value-type="string" calcext:value-type="string">
            <text:p>v0.1</text:p>
          </table:table-cell>
          <table:table-cell table:style-name="ce109" table:number-columns-repeated="2"/>
          <table:table-cell table:style-name="ce116" office:value-type="string" calcext:value-type="string">
            <text:p>The document needs a readable structure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1.1.</text:p>
          </table:table-cell>
          <table:table-cell table:style-name="ce84"/>
          <table:table-cell table:style-name="ce86"/>
          <table:table-cell table:style-name="ce88" office:value-type="float" office:value="5" calcext:value-type="float">
            <text:p>5</text:p>
          </table:table-cell>
          <table:table-cell table:style-name="ce90" table:formula="of:=IF(LEN([.D7])&gt;0;CONCATENATE([.$K$1];TEXT([.D7];&quot;0000&quot;));&quot;&quot;)" office:value-type="string" office:string-value="SRC0005" calcext:value-type="string">
            <text:p>SRC0005</text:p>
          </table:table-cell>
          <table:table-cell table:style-name="ce94" office:value-type="string" calcext:value-type="string">
            <text:p>Speed</text:p>
          </table:table-cell>
          <table:table-cell table:style-name="ce96" office:value-type="string" calcext:value-type="string">
            <text:p>The system shall operate at an SysSpeed greater than 30 +/- 0.01 fps</text:p>
          </table:table-cell>
          <table:table-cell table:style-name="ce99" table:content-validation-name="val6" office:value-type="string" calcext:value-type="string">
            <text:p>SRC0004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Complex</text:p>
          </table:table-cell>
          <table:table-cell table:style-name="ce107" office:value-type="string" calcext:value-type="string">
            <text:p>SR0004</text:p>
          </table:table-cell>
          <table:table-cell table:style-name="ce109" office:value-type="string" calcext:value-type="string">
            <text:p>RD10</text:p>
          </table:table-cell>
          <table:table-cell table:style-name="ce111" table:content-validation-name="val4" office:value-type="string" calcext:value-type="string">
            <text:p>v0.1</text:p>
          </table:table-cell>
          <table:table-cell table:style-name="ce109" office:value-type="string" calcext:value-type="string">
            <text:p>SysSpeed</text:p>
          </table:table-cell>
          <table:table-cell table:style-name="ce113" office:value-type="string" calcext:value-type="string">
            <text:p>30 +/- 0.01 fps</text:p>
          </table:table-cell>
          <table:table-cell table:style-name="ce116" office:value-type="string" calcext:value-type="string">
            <text:p>The RD10 SR0004 states that the SYS subsystem is operating at that speed. <text:s/>The CHILD subsystem has tao operate at the same speed.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1.2.</text:p>
          </table:table-cell>
          <table:table-cell table:style-name="ce84"/>
          <table:table-cell table:style-name="ce86"/>
          <table:table-cell table:style-name="ce88" office:value-type="float" office:value="6" calcext:value-type="float">
            <text:p>6</text:p>
          </table:table-cell>
          <table:table-cell table:style-name="ce90" table:formula="of:=IF(LEN([.D8])&gt;0;CONCATENATE([.$K$1];TEXT([.D8];&quot;0000&quot;));&quot;&quot;)" office:value-type="string" office:string-value="SRC0006" calcext:value-type="string">
            <text:p>SRC0006</text:p>
          </table:table-cell>
          <table:table-cell table:style-name="ce94" office:value-type="string" calcext:value-type="string">
            <text:p>Contrast</text:p>
          </table:table-cell>
          <table:table-cell table:style-name="ce96" office:value-type="string" calcext:value-type="string">
            <text:p>The system shall provide images which ImgContrast is greater than 20 +/- <text:s/>1 %</text:p>
          </table:table-cell>
          <table:table-cell table:style-name="ce99" table:content-validation-name="val6" office:value-type="string" calcext:value-type="string">
            <text:p>SRC0004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Complex</text:p>
          </table:table-cell>
          <table:table-cell table:style-name="ce107"/>
          <table:table-cell table:style-name="ce109" office:value-type="string" calcext:value-type="string">
            <text:p>RD1</text:p>
            <text:p>RD3</text:p>
          </table:table-cell>
          <table:table-cell table:style-name="ce111" table:content-validation-name="val4" office:value-type="string" calcext:value-type="string">
            <text:p>v0.1</text:p>
          </table:table-cell>
          <table:table-cell table:style-name="ce109" office:value-type="string" calcext:value-type="string">
            <text:p>ImgContrast</text:p>
          </table:table-cell>
          <table:table-cell table:style-name="ce114" office:value-type="string" calcext:value-type="string">
            <text:p>40 +/- <text:s/>1 %</text:p>
          </table:table-cell>
          <table:table-cell table:style-name="ce116" office:value-type="string" calcext:value-type="string">
            <text:p>The RD1 expresses the need of the client to keep the performance of the previous system, 40%. <text:s/>The technical concept in RD3 states that our company has already the technology to provide up to 50%.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1.3.</text:p>
          </table:table-cell>
          <table:table-cell table:style-name="ce84"/>
          <table:table-cell table:style-name="ce86"/>
          <table:table-cell table:style-name="ce88" office:value-type="float" office:value="7" calcext:value-type="float">
            <text:p>7</text:p>
          </table:table-cell>
          <table:table-cell table:style-name="ce90" table:formula="of:=IF(LEN([.D9])&gt;0;CONCATENATE([.$K$1];TEXT([.D9];&quot;0000&quot;));&quot;&quot;)" office:value-type="string" office:string-value="SRC0007" calcext:value-type="string">
            <text:p>SRC0007</text:p>
          </table:table-cell>
          <table:table-cell table:style-name="ce94" office:value-type="string" calcext:value-type="string">
            <text:p>Detector sensitivity</text:p>
          </table:table-cell>
          <table:table-cell table:style-name="ce96" office:value-type="string" calcext:value-type="string">
            <text:p>The detector shall provide a DtcSensitivity greater than 3000 +/- 2 wtf</text:p>
          </table:table-cell>
          <table:table-cell table:style-name="ce99" table:content-validation-name="val6" office:value-type="string" calcext:value-type="string">
            <text:p>SRC0004</text:p>
          </table:table-cell>
          <table:table-cell table:style-name="ce103" table:content-validation-name="val2" office:value-type="string" calcext:value-type="string">
            <text:p>Derived</text:p>
          </table:table-cell>
          <table:table-cell table:style-name="ce105" table:content-validation-name="val3" office:value-type="string" calcext:value-type="string">
            <text:p>Hw</text:p>
          </table:table-cell>
          <table:table-cell table:style-name="ce107" office:value-type="string" calcext:value-type="string">
            <text:p>SRC0005</text:p>
            <text:p>SRC0006</text:p>
          </table:table-cell>
          <table:table-cell table:style-name="ce109" office:value-type="string" calcext:value-type="string">
            <text:p>RD0</text:p>
            <text:p>RD2</text:p>
            <text:p>RD3</text:p>
          </table:table-cell>
          <table:table-cell table:style-name="ce111" table:content-validation-name="val4" office:value-type="string" calcext:value-type="string">
            <text:p>v0.1</text:p>
          </table:table-cell>
          <table:table-cell table:style-name="ce109" office:value-type="string" calcext:value-type="string">
            <text:p>DtcSensitivity</text:p>
          </table:table-cell>
          <table:table-cell table:style-name="ce109" office:value-type="string" calcext:value-type="string">
            <text:p>3000 +/- 2 wtf</text:p>
          </table:table-cell>
          <table:table-cell table:style-name="ce116" office:value-type="string" calcext:value-type="string">
            <text:p>Derived from RD0 SRC0005 and SRC0006. <text:s/>The RD2 and RD3 technical concepts show algorithms that relate the estimated achievable framerates and contrast depending on the sensitivity of the detector. <text:s/>The sensitivity value at this requirement is the result with an overdimensioning of of +1000 wtf for contingency.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1.4.</text:p>
          </table:table-cell>
          <table:table-cell table:style-name="ce84"/>
          <table:table-cell table:style-name="ce86"/>
          <table:table-cell table:style-name="ce88" office:value-type="float" office:value="8" calcext:value-type="float">
            <text:p>8</text:p>
          </table:table-cell>
          <table:table-cell table:style-name="ce90" table:formula="of:=IF(LEN([.D10])&gt;0;CONCATENATE([.$K$1];TEXT([.D10];&quot;0000&quot;));&quot;&quot;)" office:value-type="string" office:string-value="SRC0008" calcext:value-type="string">
            <text:p>SRC0008</text:p>
          </table:table-cell>
          <table:table-cell table:style-name="ce94" office:value-type="string" calcext:value-type="string">
            <text:p>Detector controller</text:p>
          </table:table-cell>
          <table:table-cell table:style-name="ce96" office:value-type="string" calcext:value-type="string">
            <text:p>The detector controller shall be able to operate at DtcCtrlSpeed greater than 32 +/- 0.01 fps</text:p>
          </table:table-cell>
          <table:table-cell table:style-name="ce99" table:content-validation-name="val6" office:value-type="string" calcext:value-type="string">
            <text:p>SRC0004</text:p>
          </table:table-cell>
          <table:table-cell table:style-name="ce103" table:content-validation-name="val2" office:value-type="string" calcext:value-type="string">
            <text:p>Derived</text:p>
          </table:table-cell>
          <table:table-cell table:style-name="ce105" table:content-validation-name="val3" office:value-type="string" calcext:value-type="string">
            <text:p>Sw</text:p>
          </table:table-cell>
          <table:table-cell table:style-name="ce107" office:value-type="string" calcext:value-type="string">
            <text:p>SRC0005</text:p>
          </table:table-cell>
          <table:table-cell table:style-name="ce109" office:value-type="string" calcext:value-type="string">
            <text:p>RD0</text:p>
          </table:table-cell>
          <table:table-cell table:style-name="ce111" table:content-validation-name="val4" office:value-type="string" calcext:value-type="string">
            <text:p>v0.1</text:p>
          </table:table-cell>
          <table:table-cell table:style-name="ce109" office:value-type="string" calcext:value-type="string">
            <text:p>DtcCtrlSpeed</text:p>
          </table:table-cell>
          <table:table-cell table:style-name="ce113" office:value-type="string" calcext:value-type="string">
            <text:p>32 +/- 0.01 fps</text:p>
          </table:table-cell>
          <table:table-cell table:style-name="ce116" office:value-type="string" calcext:value-type="string">
            <text:p>Derived from RD0 SRC0005.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2.</text:p>
          </table:table-cell>
          <table:table-cell table:style-name="ce84"/>
          <table:table-cell table:style-name="ce86"/>
          <table:table-cell table:style-name="ce88" office:value-type="float" office:value="9" calcext:value-type="float">
            <text:p>9</text:p>
          </table:table-cell>
          <table:table-cell table:style-name="ce90" table:formula="of:=IF(LEN([.D11])&gt;0;CONCATENATE([.$K$1];TEXT([.D11];&quot;0000&quot;));&quot;&quot;)" office:value-type="string" office:string-value="SRC0009" calcext:value-type="string">
            <text:p>SRC0009</text:p>
          </table:table-cell>
          <table:table-cell table:style-name="ce94" office:value-type="string" calcext:value-type="string">
            <text:p>Non-functional requirements</text:p>
          </table:table-cell>
          <table:table-cell table:style-name="ce96" office:value-type="string" calcext:value-type="string">
            <text:p>This section defines the non-functional requirements of the CHILD system. <text:s/>They set the quality level of the system to be developed.</text:p>
          </table:table-cell>
          <table:table-cell table:style-name="ce99" table:content-validation-name="val6" office:value-type="string" calcext:value-type="string">
            <text:p>SRC0003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 office:value-type="string" calcext:value-type="string">
            <text:p>v0.1</text:p>
          </table:table-cell>
          <table:table-cell table:style-name="ce109" table:number-columns-repeated="2"/>
          <table:table-cell table:style-name="ce116" office:value-type="string" calcext:value-type="string">
            <text:p>The document needs a readable structure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 office:value-type="string" calcext:value-type="string">
            <text:p>2.2.1.</text:p>
          </table:table-cell>
          <table:table-cell table:style-name="ce84"/>
          <table:table-cell table:style-name="ce86"/>
          <table:table-cell table:style-name="ce88" office:value-type="float" office:value="10" calcext:value-type="float">
            <text:p>10</text:p>
          </table:table-cell>
          <table:table-cell table:style-name="ce90" table:formula="of:=IF(LEN([.D12])&gt;0;CONCATENATE([.$K$1];TEXT([.D12];&quot;0000&quot;));&quot;&quot;)" office:value-type="string" office:string-value="SRC0010" calcext:value-type="string">
            <text:p>SRC0010</text:p>
          </table:table-cell>
          <table:table-cell table:style-name="ce94" office:value-type="string" calcext:value-type="string">
            <text:p>Availability</text:p>
          </table:table-cell>
          <table:table-cell table:style-name="ce96" office:value-type="string" calcext:value-type="string">
            <text:p>The system shall be available an SysAvailability value greater than 95 +/- 0.1 %</text:p>
          </table:table-cell>
          <table:table-cell table:style-name="ce99" table:content-validation-name="val6" office:value-type="string" calcext:value-type="string">
            <text:p>SRC0009</text:p>
          </table:table-cell>
          <table:table-cell table:style-name="ce103" table:content-validation-name="val2" office:value-type="string" calcext:value-type="string">
            <text:p>System</text:p>
          </table:table-cell>
          <table:table-cell table:style-name="ce105" table:content-validation-name="val3" office:value-type="string" calcext:value-type="string">
            <text:p>Complex</text:p>
          </table:table-cell>
          <table:table-cell table:style-name="ce107"/>
          <table:table-cell table:style-name="ce109" office:value-type="string" calcext:value-type="string">
            <text:p>RD10</text:p>
          </table:table-cell>
          <table:table-cell table:style-name="ce111" table:content-validation-name="val4" office:value-type="string" calcext:value-type="string">
            <text:p>v1.0</text:p>
          </table:table-cell>
          <table:table-cell table:style-name="ce109" office:value-type="string" calcext:value-type="string">
            <text:p>SysAvailability</text:p>
          </table:table-cell>
          <table:table-cell table:style-name="ce109" office:value-type="string" calcext:value-type="string">
            <text:p>95 +/- 0.1 %</text:p>
          </table:table-cell>
          <table:table-cell table:style-name="ce116" office:value-type="string" calcext:value-type="string">
            <text:p>The RD10 SR0004 states that the SYS subsystem provides that availability level. <text:s/>The CHILD subsystem has provide at least same quality figures than SYS.</text:p>
          </table:table-cell>
          <table:table-cell table:style-name="ce119" table:content-validation-name="val5" office:value-type="string" calcext:value-type="string">
            <text:p>RqDraft</text:p>
          </table:table-cell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])+1" office:value-type="float" office:value="11" calcext:value-type="float">
            <text:p>11</text:p>
          </table:table-cell>
          <table:table-cell table:style-name="ce90" table:formula="of:=IF(LEN([.D13])&gt;0;CONCATENATE([.$K$1];TEXT([.D13];&quot;0000&quot;));&quot;&quot;)" office:value-type="string" office:string-value="SRC0011" calcext:value-type="string">
            <text:p>SRC001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])+1" office:value-type="float" office:value="12" calcext:value-type="float">
            <text:p>12</text:p>
          </table:table-cell>
          <table:table-cell table:style-name="ce90" table:formula="of:=IF(LEN([.D14])&gt;0;CONCATENATE([.$K$1];TEXT([.D14];&quot;0000&quot;));&quot;&quot;)" office:value-type="string" office:string-value="SRC0012" calcext:value-type="string">
            <text:p>SRC001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])+1" office:value-type="float" office:value="13" calcext:value-type="float">
            <text:p>13</text:p>
          </table:table-cell>
          <table:table-cell table:style-name="ce90" table:formula="of:=IF(LEN([.D15])&gt;0;CONCATENATE([.$K$1];TEXT([.D15];&quot;0000&quot;));&quot;&quot;)" office:value-type="string" office:string-value="SRC0013" calcext:value-type="string">
            <text:p>SRC001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])+1" office:value-type="float" office:value="14" calcext:value-type="float">
            <text:p>14</text:p>
          </table:table-cell>
          <table:table-cell table:style-name="ce90" table:formula="of:=IF(LEN([.D16])&gt;0;CONCATENATE([.$K$1];TEXT([.D16];&quot;0000&quot;));&quot;&quot;)" office:value-type="string" office:string-value="SRC0014" calcext:value-type="string">
            <text:p>SRC001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])+1" office:value-type="float" office:value="15" calcext:value-type="float">
            <text:p>15</text:p>
          </table:table-cell>
          <table:table-cell table:style-name="ce90" table:formula="of:=IF(LEN([.D17])&gt;0;CONCATENATE([.$K$1];TEXT([.D17];&quot;0000&quot;));&quot;&quot;)" office:value-type="string" office:string-value="SRC0015" calcext:value-type="string">
            <text:p>SRC001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])+1" office:value-type="float" office:value="16" calcext:value-type="float">
            <text:p>16</text:p>
          </table:table-cell>
          <table:table-cell table:style-name="ce90" table:formula="of:=IF(LEN([.D18])&gt;0;CONCATENATE([.$K$1];TEXT([.D18];&quot;0000&quot;));&quot;&quot;)" office:value-type="string" office:string-value="SRC0016" calcext:value-type="string">
            <text:p>SRC001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])+1" office:value-type="float" office:value="17" calcext:value-type="float">
            <text:p>17</text:p>
          </table:table-cell>
          <table:table-cell table:style-name="ce90" table:formula="of:=IF(LEN([.D19])&gt;0;CONCATENATE([.$K$1];TEXT([.D19];&quot;0000&quot;));&quot;&quot;)" office:value-type="string" office:string-value="SRC0017" calcext:value-type="string">
            <text:p>SRC001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])+1" office:value-type="float" office:value="18" calcext:value-type="float">
            <text:p>18</text:p>
          </table:table-cell>
          <table:table-cell table:style-name="ce90" table:formula="of:=IF(LEN([.D20])&gt;0;CONCATENATE([.$K$1];TEXT([.D20];&quot;0000&quot;));&quot;&quot;)" office:value-type="string" office:string-value="SRC0018" calcext:value-type="string">
            <text:p>SRC001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0])+1" office:value-type="float" office:value="19" calcext:value-type="float">
            <text:p>19</text:p>
          </table:table-cell>
          <table:table-cell table:style-name="ce90" table:formula="of:=IF(LEN([.D21])&gt;0;CONCATENATE([.$K$1];TEXT([.D21];&quot;0000&quot;));&quot;&quot;)" office:value-type="string" office:string-value="SRC0019" calcext:value-type="string">
            <text:p>SRC001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1])+1" office:value-type="float" office:value="20" calcext:value-type="float">
            <text:p>20</text:p>
          </table:table-cell>
          <table:table-cell table:style-name="ce90" table:formula="of:=IF(LEN([.D22])&gt;0;CONCATENATE([.$K$1];TEXT([.D22];&quot;0000&quot;));&quot;&quot;)" office:value-type="string" office:string-value="SRC0020" calcext:value-type="string">
            <text:p>SRC002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2])+1" office:value-type="float" office:value="21" calcext:value-type="float">
            <text:p>21</text:p>
          </table:table-cell>
          <table:table-cell table:style-name="ce90" table:formula="of:=IF(LEN([.D23])&gt;0;CONCATENATE([.$K$1];TEXT([.D23];&quot;0000&quot;));&quot;&quot;)" office:value-type="string" office:string-value="SRC0021" calcext:value-type="string">
            <text:p>SRC002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3])+1" office:value-type="float" office:value="22" calcext:value-type="float">
            <text:p>22</text:p>
          </table:table-cell>
          <table:table-cell table:style-name="ce90" table:formula="of:=IF(LEN([.D24])&gt;0;CONCATENATE([.$K$1];TEXT([.D24];&quot;0000&quot;));&quot;&quot;)" office:value-type="string" office:string-value="SRC0022" calcext:value-type="string">
            <text:p>SRC002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4])+1" office:value-type="float" office:value="23" calcext:value-type="float">
            <text:p>23</text:p>
          </table:table-cell>
          <table:table-cell table:style-name="ce90" table:formula="of:=IF(LEN([.D25])&gt;0;CONCATENATE([.$K$1];TEXT([.D25];&quot;0000&quot;));&quot;&quot;)" office:value-type="string" office:string-value="SRC0023" calcext:value-type="string">
            <text:p>SRC002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5])+1" office:value-type="float" office:value="24" calcext:value-type="float">
            <text:p>24</text:p>
          </table:table-cell>
          <table:table-cell table:style-name="ce90" table:formula="of:=IF(LEN([.D26])&gt;0;CONCATENATE([.$K$1];TEXT([.D26];&quot;0000&quot;));&quot;&quot;)" office:value-type="string" office:string-value="SRC0024" calcext:value-type="string">
            <text:p>SRC002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6])+1" office:value-type="float" office:value="25" calcext:value-type="float">
            <text:p>25</text:p>
          </table:table-cell>
          <table:table-cell table:style-name="ce90" table:formula="of:=IF(LEN([.D27])&gt;0;CONCATENATE([.$K$1];TEXT([.D27];&quot;0000&quot;));&quot;&quot;)" office:value-type="string" office:string-value="SRC0025" calcext:value-type="string">
            <text:p>SRC002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7])+1" office:value-type="float" office:value="26" calcext:value-type="float">
            <text:p>26</text:p>
          </table:table-cell>
          <table:table-cell table:style-name="ce90" table:formula="of:=IF(LEN([.D28])&gt;0;CONCATENATE([.$K$1];TEXT([.D28];&quot;0000&quot;));&quot;&quot;)" office:value-type="string" office:string-value="SRC0026" calcext:value-type="string">
            <text:p>SRC002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8])+1" office:value-type="float" office:value="27" calcext:value-type="float">
            <text:p>27</text:p>
          </table:table-cell>
          <table:table-cell table:style-name="ce90" table:formula="of:=IF(LEN([.D29])&gt;0;CONCATENATE([.$K$1];TEXT([.D29];&quot;0000&quot;));&quot;&quot;)" office:value-type="string" office:string-value="SRC0027" calcext:value-type="string">
            <text:p>SRC002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29])+1" office:value-type="float" office:value="28" calcext:value-type="float">
            <text:p>28</text:p>
          </table:table-cell>
          <table:table-cell table:style-name="ce90" table:formula="of:=IF(LEN([.D30])&gt;0;CONCATENATE([.$K$1];TEXT([.D30];&quot;0000&quot;));&quot;&quot;)" office:value-type="string" office:string-value="SRC0028" calcext:value-type="string">
            <text:p>SRC002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0])+1" office:value-type="float" office:value="29" calcext:value-type="float">
            <text:p>29</text:p>
          </table:table-cell>
          <table:table-cell table:style-name="ce90" table:formula="of:=IF(LEN([.D31])&gt;0;CONCATENATE([.$K$1];TEXT([.D31];&quot;0000&quot;));&quot;&quot;)" office:value-type="string" office:string-value="SRC0029" calcext:value-type="string">
            <text:p>SRC002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1])+1" office:value-type="float" office:value="30" calcext:value-type="float">
            <text:p>30</text:p>
          </table:table-cell>
          <table:table-cell table:style-name="ce90" table:formula="of:=IF(LEN([.D32])&gt;0;CONCATENATE([.$K$1];TEXT([.D32];&quot;0000&quot;));&quot;&quot;)" office:value-type="string" office:string-value="SRC0030" calcext:value-type="string">
            <text:p>SRC003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2])+1" office:value-type="float" office:value="31" calcext:value-type="float">
            <text:p>31</text:p>
          </table:table-cell>
          <table:table-cell table:style-name="ce90" table:formula="of:=IF(LEN([.D33])&gt;0;CONCATENATE([.$K$1];TEXT([.D33];&quot;0000&quot;));&quot;&quot;)" office:value-type="string" office:string-value="SRC0031" calcext:value-type="string">
            <text:p>SRC003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3])+1" office:value-type="float" office:value="32" calcext:value-type="float">
            <text:p>32</text:p>
          </table:table-cell>
          <table:table-cell table:style-name="ce90" table:formula="of:=IF(LEN([.D34])&gt;0;CONCATENATE([.$K$1];TEXT([.D34];&quot;0000&quot;));&quot;&quot;)" office:value-type="string" office:string-value="SRC0032" calcext:value-type="string">
            <text:p>SRC003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4])+1" office:value-type="float" office:value="33" calcext:value-type="float">
            <text:p>33</text:p>
          </table:table-cell>
          <table:table-cell table:style-name="ce90" table:formula="of:=IF(LEN([.D35])&gt;0;CONCATENATE([.$K$1];TEXT([.D35];&quot;0000&quot;));&quot;&quot;)" office:value-type="string" office:string-value="SRC0033" calcext:value-type="string">
            <text:p>SRC003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5])+1" office:value-type="float" office:value="34" calcext:value-type="float">
            <text:p>34</text:p>
          </table:table-cell>
          <table:table-cell table:style-name="ce90" table:formula="of:=IF(LEN([.D36])&gt;0;CONCATENATE([.$K$1];TEXT([.D36];&quot;0000&quot;));&quot;&quot;)" office:value-type="string" office:string-value="SRC0034" calcext:value-type="string">
            <text:p>SRC003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6])+1" office:value-type="float" office:value="35" calcext:value-type="float">
            <text:p>35</text:p>
          </table:table-cell>
          <table:table-cell table:style-name="ce90" table:formula="of:=IF(LEN([.D37])&gt;0;CONCATENATE([.$K$1];TEXT([.D37];&quot;0000&quot;));&quot;&quot;)" office:value-type="string" office:string-value="SRC0035" calcext:value-type="string">
            <text:p>SRC003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7])+1" office:value-type="float" office:value="36" calcext:value-type="float">
            <text:p>36</text:p>
          </table:table-cell>
          <table:table-cell table:style-name="ce90" table:formula="of:=IF(LEN([.D38])&gt;0;CONCATENATE([.$K$1];TEXT([.D38];&quot;0000&quot;));&quot;&quot;)" office:value-type="string" office:string-value="SRC0036" calcext:value-type="string">
            <text:p>SRC003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8])+1" office:value-type="float" office:value="37" calcext:value-type="float">
            <text:p>37</text:p>
          </table:table-cell>
          <table:table-cell table:style-name="ce90" table:formula="of:=IF(LEN([.D39])&gt;0;CONCATENATE([.$K$1];TEXT([.D39];&quot;0000&quot;));&quot;&quot;)" office:value-type="string" office:string-value="SRC0037" calcext:value-type="string">
            <text:p>SRC003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39])+1" office:value-type="float" office:value="38" calcext:value-type="float">
            <text:p>38</text:p>
          </table:table-cell>
          <table:table-cell table:style-name="ce90" table:formula="of:=IF(LEN([.D40])&gt;0;CONCATENATE([.$K$1];TEXT([.D40];&quot;0000&quot;));&quot;&quot;)" office:value-type="string" office:string-value="SRC0038" calcext:value-type="string">
            <text:p>SRC003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0])+1" office:value-type="float" office:value="39" calcext:value-type="float">
            <text:p>39</text:p>
          </table:table-cell>
          <table:table-cell table:style-name="ce90" table:formula="of:=IF(LEN([.D41])&gt;0;CONCATENATE([.$K$1];TEXT([.D41];&quot;0000&quot;));&quot;&quot;)" office:value-type="string" office:string-value="SRC0039" calcext:value-type="string">
            <text:p>SRC003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1])+1" office:value-type="float" office:value="40" calcext:value-type="float">
            <text:p>40</text:p>
          </table:table-cell>
          <table:table-cell table:style-name="ce90" table:formula="of:=IF(LEN([.D42])&gt;0;CONCATENATE([.$K$1];TEXT([.D42];&quot;0000&quot;));&quot;&quot;)" office:value-type="string" office:string-value="SRC0040" calcext:value-type="string">
            <text:p>SRC004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2])+1" office:value-type="float" office:value="41" calcext:value-type="float">
            <text:p>41</text:p>
          </table:table-cell>
          <table:table-cell table:style-name="ce90" table:formula="of:=IF(LEN([.D43])&gt;0;CONCATENATE([.$K$1];TEXT([.D43];&quot;0000&quot;));&quot;&quot;)" office:value-type="string" office:string-value="SRC0041" calcext:value-type="string">
            <text:p>SRC004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3])+1" office:value-type="float" office:value="42" calcext:value-type="float">
            <text:p>42</text:p>
          </table:table-cell>
          <table:table-cell table:style-name="ce90" table:formula="of:=IF(LEN([.D44])&gt;0;CONCATENATE([.$K$1];TEXT([.D44];&quot;0000&quot;));&quot;&quot;)" office:value-type="string" office:string-value="SRC0042" calcext:value-type="string">
            <text:p>SRC004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4])+1" office:value-type="float" office:value="43" calcext:value-type="float">
            <text:p>43</text:p>
          </table:table-cell>
          <table:table-cell table:style-name="ce90" table:formula="of:=IF(LEN([.D45])&gt;0;CONCATENATE([.$K$1];TEXT([.D45];&quot;0000&quot;));&quot;&quot;)" office:value-type="string" office:string-value="SRC0043" calcext:value-type="string">
            <text:p>SRC004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5])+1" office:value-type="float" office:value="44" calcext:value-type="float">
            <text:p>44</text:p>
          </table:table-cell>
          <table:table-cell table:style-name="ce90" table:formula="of:=IF(LEN([.D46])&gt;0;CONCATENATE([.$K$1];TEXT([.D46];&quot;0000&quot;));&quot;&quot;)" office:value-type="string" office:string-value="SRC0044" calcext:value-type="string">
            <text:p>SRC004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6])+1" office:value-type="float" office:value="45" calcext:value-type="float">
            <text:p>45</text:p>
          </table:table-cell>
          <table:table-cell table:style-name="ce90" table:formula="of:=IF(LEN([.D47])&gt;0;CONCATENATE([.$K$1];TEXT([.D47];&quot;0000&quot;));&quot;&quot;)" office:value-type="string" office:string-value="SRC0045" calcext:value-type="string">
            <text:p>SRC004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7])+1" office:value-type="float" office:value="46" calcext:value-type="float">
            <text:p>46</text:p>
          </table:table-cell>
          <table:table-cell table:style-name="ce90" table:formula="of:=IF(LEN([.D48])&gt;0;CONCATENATE([.$K$1];TEXT([.D48];&quot;0000&quot;));&quot;&quot;)" office:value-type="string" office:string-value="SRC0046" calcext:value-type="string">
            <text:p>SRC004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8])+1" office:value-type="float" office:value="47" calcext:value-type="float">
            <text:p>47</text:p>
          </table:table-cell>
          <table:table-cell table:style-name="ce90" table:formula="of:=IF(LEN([.D49])&gt;0;CONCATENATE([.$K$1];TEXT([.D49];&quot;0000&quot;));&quot;&quot;)" office:value-type="string" office:string-value="SRC0047" calcext:value-type="string">
            <text:p>SRC004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49])+1" office:value-type="float" office:value="48" calcext:value-type="float">
            <text:p>48</text:p>
          </table:table-cell>
          <table:table-cell table:style-name="ce90" table:formula="of:=IF(LEN([.D50])&gt;0;CONCATENATE([.$K$1];TEXT([.D50];&quot;0000&quot;));&quot;&quot;)" office:value-type="string" office:string-value="SRC0048" calcext:value-type="string">
            <text:p>SRC004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0])+1" office:value-type="float" office:value="49" calcext:value-type="float">
            <text:p>49</text:p>
          </table:table-cell>
          <table:table-cell table:style-name="ce90" table:formula="of:=IF(LEN([.D51])&gt;0;CONCATENATE([.$K$1];TEXT([.D51];&quot;0000&quot;));&quot;&quot;)" office:value-type="string" office:string-value="SRC0049" calcext:value-type="string">
            <text:p>SRC004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1])+1" office:value-type="float" office:value="50" calcext:value-type="float">
            <text:p>50</text:p>
          </table:table-cell>
          <table:table-cell table:style-name="ce90" table:formula="of:=IF(LEN([.D52])&gt;0;CONCATENATE([.$K$1];TEXT([.D52];&quot;0000&quot;));&quot;&quot;)" office:value-type="string" office:string-value="SRC0050" calcext:value-type="string">
            <text:p>SRC005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2])+1" office:value-type="float" office:value="51" calcext:value-type="float">
            <text:p>51</text:p>
          </table:table-cell>
          <table:table-cell table:style-name="ce90" table:formula="of:=IF(LEN([.D53])&gt;0;CONCATENATE([.$K$1];TEXT([.D53];&quot;0000&quot;));&quot;&quot;)" office:value-type="string" office:string-value="SRC0051" calcext:value-type="string">
            <text:p>SRC005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3])+1" office:value-type="float" office:value="52" calcext:value-type="float">
            <text:p>52</text:p>
          </table:table-cell>
          <table:table-cell table:style-name="ce90" table:formula="of:=IF(LEN([.D54])&gt;0;CONCATENATE([.$K$1];TEXT([.D54];&quot;0000&quot;));&quot;&quot;)" office:value-type="string" office:string-value="SRC0052" calcext:value-type="string">
            <text:p>SRC005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4])+1" office:value-type="float" office:value="53" calcext:value-type="float">
            <text:p>53</text:p>
          </table:table-cell>
          <table:table-cell table:style-name="ce90" table:formula="of:=IF(LEN([.D55])&gt;0;CONCATENATE([.$K$1];TEXT([.D55];&quot;0000&quot;));&quot;&quot;)" office:value-type="string" office:string-value="SRC0053" calcext:value-type="string">
            <text:p>SRC005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5])+1" office:value-type="float" office:value="54" calcext:value-type="float">
            <text:p>54</text:p>
          </table:table-cell>
          <table:table-cell table:style-name="ce90" table:formula="of:=IF(LEN([.D56])&gt;0;CONCATENATE([.$K$1];TEXT([.D56];&quot;0000&quot;));&quot;&quot;)" office:value-type="string" office:string-value="SRC0054" calcext:value-type="string">
            <text:p>SRC005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6])+1" office:value-type="float" office:value="55" calcext:value-type="float">
            <text:p>55</text:p>
          </table:table-cell>
          <table:table-cell table:style-name="ce90" table:formula="of:=IF(LEN([.D57])&gt;0;CONCATENATE([.$K$1];TEXT([.D57];&quot;0000&quot;));&quot;&quot;)" office:value-type="string" office:string-value="SRC0055" calcext:value-type="string">
            <text:p>SRC005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7])+1" office:value-type="float" office:value="56" calcext:value-type="float">
            <text:p>56</text:p>
          </table:table-cell>
          <table:table-cell table:style-name="ce90" table:formula="of:=IF(LEN([.D58])&gt;0;CONCATENATE([.$K$1];TEXT([.D58];&quot;0000&quot;));&quot;&quot;)" office:value-type="string" office:string-value="SRC0056" calcext:value-type="string">
            <text:p>SRC005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8])+1" office:value-type="float" office:value="57" calcext:value-type="float">
            <text:p>57</text:p>
          </table:table-cell>
          <table:table-cell table:style-name="ce90" table:formula="of:=IF(LEN([.D59])&gt;0;CONCATENATE([.$K$1];TEXT([.D59];&quot;0000&quot;));&quot;&quot;)" office:value-type="string" office:string-value="SRC0057" calcext:value-type="string">
            <text:p>SRC005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59])+1" office:value-type="float" office:value="58" calcext:value-type="float">
            <text:p>58</text:p>
          </table:table-cell>
          <table:table-cell table:style-name="ce90" table:formula="of:=IF(LEN([.D60])&gt;0;CONCATENATE([.$K$1];TEXT([.D60];&quot;0000&quot;));&quot;&quot;)" office:value-type="string" office:string-value="SRC0058" calcext:value-type="string">
            <text:p>SRC005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0])+1" office:value-type="float" office:value="59" calcext:value-type="float">
            <text:p>59</text:p>
          </table:table-cell>
          <table:table-cell table:style-name="ce90" table:formula="of:=IF(LEN([.D61])&gt;0;CONCATENATE([.$K$1];TEXT([.D61];&quot;0000&quot;));&quot;&quot;)" office:value-type="string" office:string-value="SRC0059" calcext:value-type="string">
            <text:p>SRC005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1])+1" office:value-type="float" office:value="60" calcext:value-type="float">
            <text:p>60</text:p>
          </table:table-cell>
          <table:table-cell table:style-name="ce90" table:formula="of:=IF(LEN([.D62])&gt;0;CONCATENATE([.$K$1];TEXT([.D62];&quot;0000&quot;));&quot;&quot;)" office:value-type="string" office:string-value="SRC0060" calcext:value-type="string">
            <text:p>SRC006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2])+1" office:value-type="float" office:value="61" calcext:value-type="float">
            <text:p>61</text:p>
          </table:table-cell>
          <table:table-cell table:style-name="ce90" table:formula="of:=IF(LEN([.D63])&gt;0;CONCATENATE([.$K$1];TEXT([.D63];&quot;0000&quot;));&quot;&quot;)" office:value-type="string" office:string-value="SRC0061" calcext:value-type="string">
            <text:p>SRC006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3])+1" office:value-type="float" office:value="62" calcext:value-type="float">
            <text:p>62</text:p>
          </table:table-cell>
          <table:table-cell table:style-name="ce90" table:formula="of:=IF(LEN([.D64])&gt;0;CONCATENATE([.$K$1];TEXT([.D64];&quot;0000&quot;));&quot;&quot;)" office:value-type="string" office:string-value="SRC0062" calcext:value-type="string">
            <text:p>SRC006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4])+1" office:value-type="float" office:value="63" calcext:value-type="float">
            <text:p>63</text:p>
          </table:table-cell>
          <table:table-cell table:style-name="ce90" table:formula="of:=IF(LEN([.D65])&gt;0;CONCATENATE([.$K$1];TEXT([.D65];&quot;0000&quot;));&quot;&quot;)" office:value-type="string" office:string-value="SRC0063" calcext:value-type="string">
            <text:p>SRC006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5])+1" office:value-type="float" office:value="64" calcext:value-type="float">
            <text:p>64</text:p>
          </table:table-cell>
          <table:table-cell table:style-name="ce90" table:formula="of:=IF(LEN([.D66])&gt;0;CONCATENATE([.$K$1];TEXT([.D66];&quot;0000&quot;));&quot;&quot;)" office:value-type="string" office:string-value="SRC0064" calcext:value-type="string">
            <text:p>SRC006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6])+1" office:value-type="float" office:value="65" calcext:value-type="float">
            <text:p>65</text:p>
          </table:table-cell>
          <table:table-cell table:style-name="ce90" table:formula="of:=IF(LEN([.D67])&gt;0;CONCATENATE([.$K$1];TEXT([.D67];&quot;0000&quot;));&quot;&quot;)" office:value-type="string" office:string-value="SRC0065" calcext:value-type="string">
            <text:p>SRC006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7])+1" office:value-type="float" office:value="66" calcext:value-type="float">
            <text:p>66</text:p>
          </table:table-cell>
          <table:table-cell table:style-name="ce90" table:formula="of:=IF(LEN([.D68])&gt;0;CONCATENATE([.$K$1];TEXT([.D68];&quot;0000&quot;));&quot;&quot;)" office:value-type="string" office:string-value="SRC0066" calcext:value-type="string">
            <text:p>SRC006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8])+1" office:value-type="float" office:value="67" calcext:value-type="float">
            <text:p>67</text:p>
          </table:table-cell>
          <table:table-cell table:style-name="ce90" table:formula="of:=IF(LEN([.D69])&gt;0;CONCATENATE([.$K$1];TEXT([.D69];&quot;0000&quot;));&quot;&quot;)" office:value-type="string" office:string-value="SRC0067" calcext:value-type="string">
            <text:p>SRC006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69])+1" office:value-type="float" office:value="68" calcext:value-type="float">
            <text:p>68</text:p>
          </table:table-cell>
          <table:table-cell table:style-name="ce90" table:formula="of:=IF(LEN([.D70])&gt;0;CONCATENATE([.$K$1];TEXT([.D70];&quot;0000&quot;));&quot;&quot;)" office:value-type="string" office:string-value="SRC0068" calcext:value-type="string">
            <text:p>SRC006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0])+1" office:value-type="float" office:value="69" calcext:value-type="float">
            <text:p>69</text:p>
          </table:table-cell>
          <table:table-cell table:style-name="ce90" table:formula="of:=IF(LEN([.D71])&gt;0;CONCATENATE([.$K$1];TEXT([.D71];&quot;0000&quot;));&quot;&quot;)" office:value-type="string" office:string-value="SRC0069" calcext:value-type="string">
            <text:p>SRC006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1])+1" office:value-type="float" office:value="70" calcext:value-type="float">
            <text:p>70</text:p>
          </table:table-cell>
          <table:table-cell table:style-name="ce90" table:formula="of:=IF(LEN([.D72])&gt;0;CONCATENATE([.$K$1];TEXT([.D72];&quot;0000&quot;));&quot;&quot;)" office:value-type="string" office:string-value="SRC0070" calcext:value-type="string">
            <text:p>SRC007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2])+1" office:value-type="float" office:value="71" calcext:value-type="float">
            <text:p>71</text:p>
          </table:table-cell>
          <table:table-cell table:style-name="ce90" table:formula="of:=IF(LEN([.D73])&gt;0;CONCATENATE([.$K$1];TEXT([.D73];&quot;0000&quot;));&quot;&quot;)" office:value-type="string" office:string-value="SRC0071" calcext:value-type="string">
            <text:p>SRC007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3])+1" office:value-type="float" office:value="72" calcext:value-type="float">
            <text:p>72</text:p>
          </table:table-cell>
          <table:table-cell table:style-name="ce90" table:formula="of:=IF(LEN([.D74])&gt;0;CONCATENATE([.$K$1];TEXT([.D74];&quot;0000&quot;));&quot;&quot;)" office:value-type="string" office:string-value="SRC0072" calcext:value-type="string">
            <text:p>SRC007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4])+1" office:value-type="float" office:value="73" calcext:value-type="float">
            <text:p>73</text:p>
          </table:table-cell>
          <table:table-cell table:style-name="ce90" table:formula="of:=IF(LEN([.D75])&gt;0;CONCATENATE([.$K$1];TEXT([.D75];&quot;0000&quot;));&quot;&quot;)" office:value-type="string" office:string-value="SRC0073" calcext:value-type="string">
            <text:p>SRC007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5])+1" office:value-type="float" office:value="74" calcext:value-type="float">
            <text:p>74</text:p>
          </table:table-cell>
          <table:table-cell table:style-name="ce90" table:formula="of:=IF(LEN([.D76])&gt;0;CONCATENATE([.$K$1];TEXT([.D76];&quot;0000&quot;));&quot;&quot;)" office:value-type="string" office:string-value="SRC0074" calcext:value-type="string">
            <text:p>SRC007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6])+1" office:value-type="float" office:value="75" calcext:value-type="float">
            <text:p>75</text:p>
          </table:table-cell>
          <table:table-cell table:style-name="ce90" table:formula="of:=IF(LEN([.D77])&gt;0;CONCATENATE([.$K$1];TEXT([.D77];&quot;0000&quot;));&quot;&quot;)" office:value-type="string" office:string-value="SRC0075" calcext:value-type="string">
            <text:p>SRC007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7])+1" office:value-type="float" office:value="76" calcext:value-type="float">
            <text:p>76</text:p>
          </table:table-cell>
          <table:table-cell table:style-name="ce90" table:formula="of:=IF(LEN([.D78])&gt;0;CONCATENATE([.$K$1];TEXT([.D78];&quot;0000&quot;));&quot;&quot;)" office:value-type="string" office:string-value="SRC0076" calcext:value-type="string">
            <text:p>SRC007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8])+1" office:value-type="float" office:value="77" calcext:value-type="float">
            <text:p>77</text:p>
          </table:table-cell>
          <table:table-cell table:style-name="ce90" table:formula="of:=IF(LEN([.D79])&gt;0;CONCATENATE([.$K$1];TEXT([.D79];&quot;0000&quot;));&quot;&quot;)" office:value-type="string" office:string-value="SRC0077" calcext:value-type="string">
            <text:p>SRC007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79])+1" office:value-type="float" office:value="78" calcext:value-type="float">
            <text:p>78</text:p>
          </table:table-cell>
          <table:table-cell table:style-name="ce90" table:formula="of:=IF(LEN([.D80])&gt;0;CONCATENATE([.$K$1];TEXT([.D80];&quot;0000&quot;));&quot;&quot;)" office:value-type="string" office:string-value="SRC0078" calcext:value-type="string">
            <text:p>SRC007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0])+1" office:value-type="float" office:value="79" calcext:value-type="float">
            <text:p>79</text:p>
          </table:table-cell>
          <table:table-cell table:style-name="ce90" table:formula="of:=IF(LEN([.D81])&gt;0;CONCATENATE([.$K$1];TEXT([.D81];&quot;0000&quot;));&quot;&quot;)" office:value-type="string" office:string-value="SRC0079" calcext:value-type="string">
            <text:p>SRC007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1])+1" office:value-type="float" office:value="80" calcext:value-type="float">
            <text:p>80</text:p>
          </table:table-cell>
          <table:table-cell table:style-name="ce90" table:formula="of:=IF(LEN([.D82])&gt;0;CONCATENATE([.$K$1];TEXT([.D82];&quot;0000&quot;));&quot;&quot;)" office:value-type="string" office:string-value="SRC0080" calcext:value-type="string">
            <text:p>SRC008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2])+1" office:value-type="float" office:value="81" calcext:value-type="float">
            <text:p>81</text:p>
          </table:table-cell>
          <table:table-cell table:style-name="ce90" table:formula="of:=IF(LEN([.D83])&gt;0;CONCATENATE([.$K$1];TEXT([.D83];&quot;0000&quot;));&quot;&quot;)" office:value-type="string" office:string-value="SRC0081" calcext:value-type="string">
            <text:p>SRC008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3])+1" office:value-type="float" office:value="82" calcext:value-type="float">
            <text:p>82</text:p>
          </table:table-cell>
          <table:table-cell table:style-name="ce90" table:formula="of:=IF(LEN([.D84])&gt;0;CONCATENATE([.$K$1];TEXT([.D84];&quot;0000&quot;));&quot;&quot;)" office:value-type="string" office:string-value="SRC0082" calcext:value-type="string">
            <text:p>SRC008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4])+1" office:value-type="float" office:value="83" calcext:value-type="float">
            <text:p>83</text:p>
          </table:table-cell>
          <table:table-cell table:style-name="ce90" table:formula="of:=IF(LEN([.D85])&gt;0;CONCATENATE([.$K$1];TEXT([.D85];&quot;0000&quot;));&quot;&quot;)" office:value-type="string" office:string-value="SRC0083" calcext:value-type="string">
            <text:p>SRC008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5])+1" office:value-type="float" office:value="84" calcext:value-type="float">
            <text:p>84</text:p>
          </table:table-cell>
          <table:table-cell table:style-name="ce90" table:formula="of:=IF(LEN([.D86])&gt;0;CONCATENATE([.$K$1];TEXT([.D86];&quot;0000&quot;));&quot;&quot;)" office:value-type="string" office:string-value="SRC0084" calcext:value-type="string">
            <text:p>SRC008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6])+1" office:value-type="float" office:value="85" calcext:value-type="float">
            <text:p>85</text:p>
          </table:table-cell>
          <table:table-cell table:style-name="ce90" table:formula="of:=IF(LEN([.D87])&gt;0;CONCATENATE([.$K$1];TEXT([.D87];&quot;0000&quot;));&quot;&quot;)" office:value-type="string" office:string-value="SRC0085" calcext:value-type="string">
            <text:p>SRC008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7])+1" office:value-type="float" office:value="86" calcext:value-type="float">
            <text:p>86</text:p>
          </table:table-cell>
          <table:table-cell table:style-name="ce90" table:formula="of:=IF(LEN([.D88])&gt;0;CONCATENATE([.$K$1];TEXT([.D88];&quot;0000&quot;));&quot;&quot;)" office:value-type="string" office:string-value="SRC0086" calcext:value-type="string">
            <text:p>SRC008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8])+1" office:value-type="float" office:value="87" calcext:value-type="float">
            <text:p>87</text:p>
          </table:table-cell>
          <table:table-cell table:style-name="ce90" table:formula="of:=IF(LEN([.D89])&gt;0;CONCATENATE([.$K$1];TEXT([.D89];&quot;0000&quot;));&quot;&quot;)" office:value-type="string" office:string-value="SRC0087" calcext:value-type="string">
            <text:p>SRC008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89])+1" office:value-type="float" office:value="88" calcext:value-type="float">
            <text:p>88</text:p>
          </table:table-cell>
          <table:table-cell table:style-name="ce90" table:formula="of:=IF(LEN([.D90])&gt;0;CONCATENATE([.$K$1];TEXT([.D90];&quot;0000&quot;));&quot;&quot;)" office:value-type="string" office:string-value="SRC0088" calcext:value-type="string">
            <text:p>SRC008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0])+1" office:value-type="float" office:value="89" calcext:value-type="float">
            <text:p>89</text:p>
          </table:table-cell>
          <table:table-cell table:style-name="ce90" table:formula="of:=IF(LEN([.D91])&gt;0;CONCATENATE([.$K$1];TEXT([.D91];&quot;0000&quot;));&quot;&quot;)" office:value-type="string" office:string-value="SRC0089" calcext:value-type="string">
            <text:p>SRC008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1])+1" office:value-type="float" office:value="90" calcext:value-type="float">
            <text:p>90</text:p>
          </table:table-cell>
          <table:table-cell table:style-name="ce90" table:formula="of:=IF(LEN([.D92])&gt;0;CONCATENATE([.$K$1];TEXT([.D92];&quot;0000&quot;));&quot;&quot;)" office:value-type="string" office:string-value="SRC0090" calcext:value-type="string">
            <text:p>SRC009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2])+1" office:value-type="float" office:value="91" calcext:value-type="float">
            <text:p>91</text:p>
          </table:table-cell>
          <table:table-cell table:style-name="ce90" table:formula="of:=IF(LEN([.D93])&gt;0;CONCATENATE([.$K$1];TEXT([.D93];&quot;0000&quot;));&quot;&quot;)" office:value-type="string" office:string-value="SRC0091" calcext:value-type="string">
            <text:p>SRC009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3])+1" office:value-type="float" office:value="92" calcext:value-type="float">
            <text:p>92</text:p>
          </table:table-cell>
          <table:table-cell table:style-name="ce90" table:formula="of:=IF(LEN([.D94])&gt;0;CONCATENATE([.$K$1];TEXT([.D94];&quot;0000&quot;));&quot;&quot;)" office:value-type="string" office:string-value="SRC0092" calcext:value-type="string">
            <text:p>SRC009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4])+1" office:value-type="float" office:value="93" calcext:value-type="float">
            <text:p>93</text:p>
          </table:table-cell>
          <table:table-cell table:style-name="ce90" table:formula="of:=IF(LEN([.D95])&gt;0;CONCATENATE([.$K$1];TEXT([.D95];&quot;0000&quot;));&quot;&quot;)" office:value-type="string" office:string-value="SRC0093" calcext:value-type="string">
            <text:p>SRC009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5])+1" office:value-type="float" office:value="94" calcext:value-type="float">
            <text:p>94</text:p>
          </table:table-cell>
          <table:table-cell table:style-name="ce90" table:formula="of:=IF(LEN([.D96])&gt;0;CONCATENATE([.$K$1];TEXT([.D96];&quot;0000&quot;));&quot;&quot;)" office:value-type="string" office:string-value="SRC0094" calcext:value-type="string">
            <text:p>SRC009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6])+1" office:value-type="float" office:value="95" calcext:value-type="float">
            <text:p>95</text:p>
          </table:table-cell>
          <table:table-cell table:style-name="ce90" table:formula="of:=IF(LEN([.D97])&gt;0;CONCATENATE([.$K$1];TEXT([.D97];&quot;0000&quot;));&quot;&quot;)" office:value-type="string" office:string-value="SRC0095" calcext:value-type="string">
            <text:p>SRC009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7])+1" office:value-type="float" office:value="96" calcext:value-type="float">
            <text:p>96</text:p>
          </table:table-cell>
          <table:table-cell table:style-name="ce90" table:formula="of:=IF(LEN([.D98])&gt;0;CONCATENATE([.$K$1];TEXT([.D98];&quot;0000&quot;));&quot;&quot;)" office:value-type="string" office:string-value="SRC0096" calcext:value-type="string">
            <text:p>SRC009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8])+1" office:value-type="float" office:value="97" calcext:value-type="float">
            <text:p>97</text:p>
          </table:table-cell>
          <table:table-cell table:style-name="ce90" table:formula="of:=IF(LEN([.D99])&gt;0;CONCATENATE([.$K$1];TEXT([.D99];&quot;0000&quot;));&quot;&quot;)" office:value-type="string" office:string-value="SRC0097" calcext:value-type="string">
            <text:p>SRC009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99])+1" office:value-type="float" office:value="98" calcext:value-type="float">
            <text:p>98</text:p>
          </table:table-cell>
          <table:table-cell table:style-name="ce90" table:formula="of:=IF(LEN([.D100])&gt;0;CONCATENATE([.$K$1];TEXT([.D100];&quot;0000&quot;));&quot;&quot;)" office:value-type="string" office:string-value="SRC0098" calcext:value-type="string">
            <text:p>SRC009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0])+1" office:value-type="float" office:value="99" calcext:value-type="float">
            <text:p>99</text:p>
          </table:table-cell>
          <table:table-cell table:style-name="ce90" table:formula="of:=IF(LEN([.D101])&gt;0;CONCATENATE([.$K$1];TEXT([.D101];&quot;0000&quot;));&quot;&quot;)" office:value-type="string" office:string-value="SRC0099" calcext:value-type="string">
            <text:p>SRC009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1])+1" office:value-type="float" office:value="100" calcext:value-type="float">
            <text:p>100</text:p>
          </table:table-cell>
          <table:table-cell table:style-name="ce90" table:formula="of:=IF(LEN([.D102])&gt;0;CONCATENATE([.$K$1];TEXT([.D102];&quot;0000&quot;));&quot;&quot;)" office:value-type="string" office:string-value="SRC0100" calcext:value-type="string">
            <text:p>SRC010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2])+1" office:value-type="float" office:value="101" calcext:value-type="float">
            <text:p>101</text:p>
          </table:table-cell>
          <table:table-cell table:style-name="ce90" table:formula="of:=IF(LEN([.D103])&gt;0;CONCATENATE([.$K$1];TEXT([.D103];&quot;0000&quot;));&quot;&quot;)" office:value-type="string" office:string-value="SRC0101" calcext:value-type="string">
            <text:p>SRC010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3])+1" office:value-type="float" office:value="102" calcext:value-type="float">
            <text:p>102</text:p>
          </table:table-cell>
          <table:table-cell table:style-name="ce90" table:formula="of:=IF(LEN([.D104])&gt;0;CONCATENATE([.$K$1];TEXT([.D104];&quot;0000&quot;));&quot;&quot;)" office:value-type="string" office:string-value="SRC0102" calcext:value-type="string">
            <text:p>SRC010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4])+1" office:value-type="float" office:value="103" calcext:value-type="float">
            <text:p>103</text:p>
          </table:table-cell>
          <table:table-cell table:style-name="ce90" table:formula="of:=IF(LEN([.D105])&gt;0;CONCATENATE([.$K$1];TEXT([.D105];&quot;0000&quot;));&quot;&quot;)" office:value-type="string" office:string-value="SRC0103" calcext:value-type="string">
            <text:p>SRC010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5])+1" office:value-type="float" office:value="104" calcext:value-type="float">
            <text:p>104</text:p>
          </table:table-cell>
          <table:table-cell table:style-name="ce90" table:formula="of:=IF(LEN([.D106])&gt;0;CONCATENATE([.$K$1];TEXT([.D106];&quot;0000&quot;));&quot;&quot;)" office:value-type="string" office:string-value="SRC0104" calcext:value-type="string">
            <text:p>SRC010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6])+1" office:value-type="float" office:value="105" calcext:value-type="float">
            <text:p>105</text:p>
          </table:table-cell>
          <table:table-cell table:style-name="ce90" table:formula="of:=IF(LEN([.D107])&gt;0;CONCATENATE([.$K$1];TEXT([.D107];&quot;0000&quot;));&quot;&quot;)" office:value-type="string" office:string-value="SRC0105" calcext:value-type="string">
            <text:p>SRC010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7])+1" office:value-type="float" office:value="106" calcext:value-type="float">
            <text:p>106</text:p>
          </table:table-cell>
          <table:table-cell table:style-name="ce90" table:formula="of:=IF(LEN([.D108])&gt;0;CONCATENATE([.$K$1];TEXT([.D108];&quot;0000&quot;));&quot;&quot;)" office:value-type="string" office:string-value="SRC0106" calcext:value-type="string">
            <text:p>SRC010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8])+1" office:value-type="float" office:value="107" calcext:value-type="float">
            <text:p>107</text:p>
          </table:table-cell>
          <table:table-cell table:style-name="ce90" table:formula="of:=IF(LEN([.D109])&gt;0;CONCATENATE([.$K$1];TEXT([.D109];&quot;0000&quot;));&quot;&quot;)" office:value-type="string" office:string-value="SRC0107" calcext:value-type="string">
            <text:p>SRC010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09])+1" office:value-type="float" office:value="108" calcext:value-type="float">
            <text:p>108</text:p>
          </table:table-cell>
          <table:table-cell table:style-name="ce90" table:formula="of:=IF(LEN([.D110])&gt;0;CONCATENATE([.$K$1];TEXT([.D110];&quot;0000&quot;));&quot;&quot;)" office:value-type="string" office:string-value="SRC0108" calcext:value-type="string">
            <text:p>SRC010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0])+1" office:value-type="float" office:value="109" calcext:value-type="float">
            <text:p>109</text:p>
          </table:table-cell>
          <table:table-cell table:style-name="ce90" table:formula="of:=IF(LEN([.D111])&gt;0;CONCATENATE([.$K$1];TEXT([.D111];&quot;0000&quot;));&quot;&quot;)" office:value-type="string" office:string-value="SRC0109" calcext:value-type="string">
            <text:p>SRC010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1])+1" office:value-type="float" office:value="110" calcext:value-type="float">
            <text:p>110</text:p>
          </table:table-cell>
          <table:table-cell table:style-name="ce90" table:formula="of:=IF(LEN([.D112])&gt;0;CONCATENATE([.$K$1];TEXT([.D112];&quot;0000&quot;));&quot;&quot;)" office:value-type="string" office:string-value="SRC0110" calcext:value-type="string">
            <text:p>SRC011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2])+1" office:value-type="float" office:value="111" calcext:value-type="float">
            <text:p>111</text:p>
          </table:table-cell>
          <table:table-cell table:style-name="ce90" table:formula="of:=IF(LEN([.D113])&gt;0;CONCATENATE([.$K$1];TEXT([.D113];&quot;0000&quot;));&quot;&quot;)" office:value-type="string" office:string-value="SRC0111" calcext:value-type="string">
            <text:p>SRC011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3])+1" office:value-type="float" office:value="112" calcext:value-type="float">
            <text:p>112</text:p>
          </table:table-cell>
          <table:table-cell table:style-name="ce90" table:formula="of:=IF(LEN([.D114])&gt;0;CONCATENATE([.$K$1];TEXT([.D114];&quot;0000&quot;));&quot;&quot;)" office:value-type="string" office:string-value="SRC0112" calcext:value-type="string">
            <text:p>SRC011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4])+1" office:value-type="float" office:value="113" calcext:value-type="float">
            <text:p>113</text:p>
          </table:table-cell>
          <table:table-cell table:style-name="ce90" table:formula="of:=IF(LEN([.D115])&gt;0;CONCATENATE([.$K$1];TEXT([.D115];&quot;0000&quot;));&quot;&quot;)" office:value-type="string" office:string-value="SRC0113" calcext:value-type="string">
            <text:p>SRC011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5])+1" office:value-type="float" office:value="114" calcext:value-type="float">
            <text:p>114</text:p>
          </table:table-cell>
          <table:table-cell table:style-name="ce90" table:formula="of:=IF(LEN([.D116])&gt;0;CONCATENATE([.$K$1];TEXT([.D116];&quot;0000&quot;));&quot;&quot;)" office:value-type="string" office:string-value="SRC0114" calcext:value-type="string">
            <text:p>SRC011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6])+1" office:value-type="float" office:value="115" calcext:value-type="float">
            <text:p>115</text:p>
          </table:table-cell>
          <table:table-cell table:style-name="ce90" table:formula="of:=IF(LEN([.D117])&gt;0;CONCATENATE([.$K$1];TEXT([.D117];&quot;0000&quot;));&quot;&quot;)" office:value-type="string" office:string-value="SRC0115" calcext:value-type="string">
            <text:p>SRC011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7])+1" office:value-type="float" office:value="116" calcext:value-type="float">
            <text:p>116</text:p>
          </table:table-cell>
          <table:table-cell table:style-name="ce90" table:formula="of:=IF(LEN([.D118])&gt;0;CONCATENATE([.$K$1];TEXT([.D118];&quot;0000&quot;));&quot;&quot;)" office:value-type="string" office:string-value="SRC0116" calcext:value-type="string">
            <text:p>SRC011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8])+1" office:value-type="float" office:value="117" calcext:value-type="float">
            <text:p>117</text:p>
          </table:table-cell>
          <table:table-cell table:style-name="ce90" table:formula="of:=IF(LEN([.D119])&gt;0;CONCATENATE([.$K$1];TEXT([.D119];&quot;0000&quot;));&quot;&quot;)" office:value-type="string" office:string-value="SRC0117" calcext:value-type="string">
            <text:p>SRC011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19])+1" office:value-type="float" office:value="118" calcext:value-type="float">
            <text:p>118</text:p>
          </table:table-cell>
          <table:table-cell table:style-name="ce90" table:formula="of:=IF(LEN([.D120])&gt;0;CONCATENATE([.$K$1];TEXT([.D120];&quot;0000&quot;));&quot;&quot;)" office:value-type="string" office:string-value="SRC0118" calcext:value-type="string">
            <text:p>SRC011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0])+1" office:value-type="float" office:value="119" calcext:value-type="float">
            <text:p>119</text:p>
          </table:table-cell>
          <table:table-cell table:style-name="ce90" table:formula="of:=IF(LEN([.D121])&gt;0;CONCATENATE([.$K$1];TEXT([.D121];&quot;0000&quot;));&quot;&quot;)" office:value-type="string" office:string-value="SRC0119" calcext:value-type="string">
            <text:p>SRC011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1])+1" office:value-type="float" office:value="120" calcext:value-type="float">
            <text:p>120</text:p>
          </table:table-cell>
          <table:table-cell table:style-name="ce90" table:formula="of:=IF(LEN([.D122])&gt;0;CONCATENATE([.$K$1];TEXT([.D122];&quot;0000&quot;));&quot;&quot;)" office:value-type="string" office:string-value="SRC0120" calcext:value-type="string">
            <text:p>SRC012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2])+1" office:value-type="float" office:value="121" calcext:value-type="float">
            <text:p>121</text:p>
          </table:table-cell>
          <table:table-cell table:style-name="ce90" table:formula="of:=IF(LEN([.D123])&gt;0;CONCATENATE([.$K$1];TEXT([.D123];&quot;0000&quot;));&quot;&quot;)" office:value-type="string" office:string-value="SRC0121" calcext:value-type="string">
            <text:p>SRC012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3])+1" office:value-type="float" office:value="122" calcext:value-type="float">
            <text:p>122</text:p>
          </table:table-cell>
          <table:table-cell table:style-name="ce90" table:formula="of:=IF(LEN([.D124])&gt;0;CONCATENATE([.$K$1];TEXT([.D124];&quot;0000&quot;));&quot;&quot;)" office:value-type="string" office:string-value="SRC0122" calcext:value-type="string">
            <text:p>SRC012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4])+1" office:value-type="float" office:value="123" calcext:value-type="float">
            <text:p>123</text:p>
          </table:table-cell>
          <table:table-cell table:style-name="ce90" table:formula="of:=IF(LEN([.D125])&gt;0;CONCATENATE([.$K$1];TEXT([.D125];&quot;0000&quot;));&quot;&quot;)" office:value-type="string" office:string-value="SRC0123" calcext:value-type="string">
            <text:p>SRC012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5])+1" office:value-type="float" office:value="124" calcext:value-type="float">
            <text:p>124</text:p>
          </table:table-cell>
          <table:table-cell table:style-name="ce90" table:formula="of:=IF(LEN([.D126])&gt;0;CONCATENATE([.$K$1];TEXT([.D126];&quot;0000&quot;));&quot;&quot;)" office:value-type="string" office:string-value="SRC0124" calcext:value-type="string">
            <text:p>SRC012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6])+1" office:value-type="float" office:value="125" calcext:value-type="float">
            <text:p>125</text:p>
          </table:table-cell>
          <table:table-cell table:style-name="ce90" table:formula="of:=IF(LEN([.D127])&gt;0;CONCATENATE([.$K$1];TEXT([.D127];&quot;0000&quot;));&quot;&quot;)" office:value-type="string" office:string-value="SRC0125" calcext:value-type="string">
            <text:p>SRC012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7])+1" office:value-type="float" office:value="126" calcext:value-type="float">
            <text:p>126</text:p>
          </table:table-cell>
          <table:table-cell table:style-name="ce90" table:formula="of:=IF(LEN([.D128])&gt;0;CONCATENATE([.$K$1];TEXT([.D128];&quot;0000&quot;));&quot;&quot;)" office:value-type="string" office:string-value="SRC0126" calcext:value-type="string">
            <text:p>SRC012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8])+1" office:value-type="float" office:value="127" calcext:value-type="float">
            <text:p>127</text:p>
          </table:table-cell>
          <table:table-cell table:style-name="ce90" table:formula="of:=IF(LEN([.D129])&gt;0;CONCATENATE([.$K$1];TEXT([.D129];&quot;0000&quot;));&quot;&quot;)" office:value-type="string" office:string-value="SRC0127" calcext:value-type="string">
            <text:p>SRC012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29])+1" office:value-type="float" office:value="128" calcext:value-type="float">
            <text:p>128</text:p>
          </table:table-cell>
          <table:table-cell table:style-name="ce90" table:formula="of:=IF(LEN([.D130])&gt;0;CONCATENATE([.$K$1];TEXT([.D130];&quot;0000&quot;));&quot;&quot;)" office:value-type="string" office:string-value="SRC0128" calcext:value-type="string">
            <text:p>SRC012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0])+1" office:value-type="float" office:value="129" calcext:value-type="float">
            <text:p>129</text:p>
          </table:table-cell>
          <table:table-cell table:style-name="ce90" table:formula="of:=IF(LEN([.D131])&gt;0;CONCATENATE([.$K$1];TEXT([.D131];&quot;0000&quot;));&quot;&quot;)" office:value-type="string" office:string-value="SRC0129" calcext:value-type="string">
            <text:p>SRC012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1])+1" office:value-type="float" office:value="130" calcext:value-type="float">
            <text:p>130</text:p>
          </table:table-cell>
          <table:table-cell table:style-name="ce90" table:formula="of:=IF(LEN([.D132])&gt;0;CONCATENATE([.$K$1];TEXT([.D132];&quot;0000&quot;));&quot;&quot;)" office:value-type="string" office:string-value="SRC0130" calcext:value-type="string">
            <text:p>SRC013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2])+1" office:value-type="float" office:value="131" calcext:value-type="float">
            <text:p>131</text:p>
          </table:table-cell>
          <table:table-cell table:style-name="ce90" table:formula="of:=IF(LEN([.D133])&gt;0;CONCATENATE([.$K$1];TEXT([.D133];&quot;0000&quot;));&quot;&quot;)" office:value-type="string" office:string-value="SRC0131" calcext:value-type="string">
            <text:p>SRC013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3])+1" office:value-type="float" office:value="132" calcext:value-type="float">
            <text:p>132</text:p>
          </table:table-cell>
          <table:table-cell table:style-name="ce90" table:formula="of:=IF(LEN([.D134])&gt;0;CONCATENATE([.$K$1];TEXT([.D134];&quot;0000&quot;));&quot;&quot;)" office:value-type="string" office:string-value="SRC0132" calcext:value-type="string">
            <text:p>SRC013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4])+1" office:value-type="float" office:value="133" calcext:value-type="float">
            <text:p>133</text:p>
          </table:table-cell>
          <table:table-cell table:style-name="ce90" table:formula="of:=IF(LEN([.D135])&gt;0;CONCATENATE([.$K$1];TEXT([.D135];&quot;0000&quot;));&quot;&quot;)" office:value-type="string" office:string-value="SRC0133" calcext:value-type="string">
            <text:p>SRC013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5])+1" office:value-type="float" office:value="134" calcext:value-type="float">
            <text:p>134</text:p>
          </table:table-cell>
          <table:table-cell table:style-name="ce90" table:formula="of:=IF(LEN([.D136])&gt;0;CONCATENATE([.$K$1];TEXT([.D136];&quot;0000&quot;));&quot;&quot;)" office:value-type="string" office:string-value="SRC0134" calcext:value-type="string">
            <text:p>SRC013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6])+1" office:value-type="float" office:value="135" calcext:value-type="float">
            <text:p>135</text:p>
          </table:table-cell>
          <table:table-cell table:style-name="ce90" table:formula="of:=IF(LEN([.D137])&gt;0;CONCATENATE([.$K$1];TEXT([.D137];&quot;0000&quot;));&quot;&quot;)" office:value-type="string" office:string-value="SRC0135" calcext:value-type="string">
            <text:p>SRC013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7])+1" office:value-type="float" office:value="136" calcext:value-type="float">
            <text:p>136</text:p>
          </table:table-cell>
          <table:table-cell table:style-name="ce90" table:formula="of:=IF(LEN([.D138])&gt;0;CONCATENATE([.$K$1];TEXT([.D138];&quot;0000&quot;));&quot;&quot;)" office:value-type="string" office:string-value="SRC0136" calcext:value-type="string">
            <text:p>SRC013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8])+1" office:value-type="float" office:value="137" calcext:value-type="float">
            <text:p>137</text:p>
          </table:table-cell>
          <table:table-cell table:style-name="ce90" table:formula="of:=IF(LEN([.D139])&gt;0;CONCATENATE([.$K$1];TEXT([.D139];&quot;0000&quot;));&quot;&quot;)" office:value-type="string" office:string-value="SRC0137" calcext:value-type="string">
            <text:p>SRC013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39])+1" office:value-type="float" office:value="138" calcext:value-type="float">
            <text:p>138</text:p>
          </table:table-cell>
          <table:table-cell table:style-name="ce90" table:formula="of:=IF(LEN([.D140])&gt;0;CONCATENATE([.$K$1];TEXT([.D140];&quot;0000&quot;));&quot;&quot;)" office:value-type="string" office:string-value="SRC0138" calcext:value-type="string">
            <text:p>SRC013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0])+1" office:value-type="float" office:value="139" calcext:value-type="float">
            <text:p>139</text:p>
          </table:table-cell>
          <table:table-cell table:style-name="ce90" table:formula="of:=IF(LEN([.D141])&gt;0;CONCATENATE([.$K$1];TEXT([.D141];&quot;0000&quot;));&quot;&quot;)" office:value-type="string" office:string-value="SRC0139" calcext:value-type="string">
            <text:p>SRC013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1])+1" office:value-type="float" office:value="140" calcext:value-type="float">
            <text:p>140</text:p>
          </table:table-cell>
          <table:table-cell table:style-name="ce90" table:formula="of:=IF(LEN([.D142])&gt;0;CONCATENATE([.$K$1];TEXT([.D142];&quot;0000&quot;));&quot;&quot;)" office:value-type="string" office:string-value="SRC0140" calcext:value-type="string">
            <text:p>SRC014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2])+1" office:value-type="float" office:value="141" calcext:value-type="float">
            <text:p>141</text:p>
          </table:table-cell>
          <table:table-cell table:style-name="ce90" table:formula="of:=IF(LEN([.D143])&gt;0;CONCATENATE([.$K$1];TEXT([.D143];&quot;0000&quot;));&quot;&quot;)" office:value-type="string" office:string-value="SRC0141" calcext:value-type="string">
            <text:p>SRC014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3])+1" office:value-type="float" office:value="142" calcext:value-type="float">
            <text:p>142</text:p>
          </table:table-cell>
          <table:table-cell table:style-name="ce90" table:formula="of:=IF(LEN([.D144])&gt;0;CONCATENATE([.$K$1];TEXT([.D144];&quot;0000&quot;));&quot;&quot;)" office:value-type="string" office:string-value="SRC0142" calcext:value-type="string">
            <text:p>SRC014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4])+1" office:value-type="float" office:value="143" calcext:value-type="float">
            <text:p>143</text:p>
          </table:table-cell>
          <table:table-cell table:style-name="ce90" table:formula="of:=IF(LEN([.D145])&gt;0;CONCATENATE([.$K$1];TEXT([.D145];&quot;0000&quot;));&quot;&quot;)" office:value-type="string" office:string-value="SRC0143" calcext:value-type="string">
            <text:p>SRC014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5])+1" office:value-type="float" office:value="144" calcext:value-type="float">
            <text:p>144</text:p>
          </table:table-cell>
          <table:table-cell table:style-name="ce90" table:formula="of:=IF(LEN([.D146])&gt;0;CONCATENATE([.$K$1];TEXT([.D146];&quot;0000&quot;));&quot;&quot;)" office:value-type="string" office:string-value="SRC0144" calcext:value-type="string">
            <text:p>SRC014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6])+1" office:value-type="float" office:value="145" calcext:value-type="float">
            <text:p>145</text:p>
          </table:table-cell>
          <table:table-cell table:style-name="ce90" table:formula="of:=IF(LEN([.D147])&gt;0;CONCATENATE([.$K$1];TEXT([.D147];&quot;0000&quot;));&quot;&quot;)" office:value-type="string" office:string-value="SRC0145" calcext:value-type="string">
            <text:p>SRC014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7])+1" office:value-type="float" office:value="146" calcext:value-type="float">
            <text:p>146</text:p>
          </table:table-cell>
          <table:table-cell table:style-name="ce90" table:formula="of:=IF(LEN([.D148])&gt;0;CONCATENATE([.$K$1];TEXT([.D148];&quot;0000&quot;));&quot;&quot;)" office:value-type="string" office:string-value="SRC0146" calcext:value-type="string">
            <text:p>SRC014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8])+1" office:value-type="float" office:value="147" calcext:value-type="float">
            <text:p>147</text:p>
          </table:table-cell>
          <table:table-cell table:style-name="ce90" table:formula="of:=IF(LEN([.D149])&gt;0;CONCATENATE([.$K$1];TEXT([.D149];&quot;0000&quot;));&quot;&quot;)" office:value-type="string" office:string-value="SRC0147" calcext:value-type="string">
            <text:p>SRC014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49])+1" office:value-type="float" office:value="148" calcext:value-type="float">
            <text:p>148</text:p>
          </table:table-cell>
          <table:table-cell table:style-name="ce90" table:formula="of:=IF(LEN([.D150])&gt;0;CONCATENATE([.$K$1];TEXT([.D150];&quot;0000&quot;));&quot;&quot;)" office:value-type="string" office:string-value="SRC0148" calcext:value-type="string">
            <text:p>SRC014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0])+1" office:value-type="float" office:value="149" calcext:value-type="float">
            <text:p>149</text:p>
          </table:table-cell>
          <table:table-cell table:style-name="ce90" table:formula="of:=IF(LEN([.D151])&gt;0;CONCATENATE([.$K$1];TEXT([.D151];&quot;0000&quot;));&quot;&quot;)" office:value-type="string" office:string-value="SRC0149" calcext:value-type="string">
            <text:p>SRC014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1])+1" office:value-type="float" office:value="150" calcext:value-type="float">
            <text:p>150</text:p>
          </table:table-cell>
          <table:table-cell table:style-name="ce90" table:formula="of:=IF(LEN([.D152])&gt;0;CONCATENATE([.$K$1];TEXT([.D152];&quot;0000&quot;));&quot;&quot;)" office:value-type="string" office:string-value="SRC0150" calcext:value-type="string">
            <text:p>SRC015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2])+1" office:value-type="float" office:value="151" calcext:value-type="float">
            <text:p>151</text:p>
          </table:table-cell>
          <table:table-cell table:style-name="ce90" table:formula="of:=IF(LEN([.D153])&gt;0;CONCATENATE([.$K$1];TEXT([.D153];&quot;0000&quot;));&quot;&quot;)" office:value-type="string" office:string-value="SRC0151" calcext:value-type="string">
            <text:p>SRC015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3])+1" office:value-type="float" office:value="152" calcext:value-type="float">
            <text:p>152</text:p>
          </table:table-cell>
          <table:table-cell table:style-name="ce90" table:formula="of:=IF(LEN([.D154])&gt;0;CONCATENATE([.$K$1];TEXT([.D154];&quot;0000&quot;));&quot;&quot;)" office:value-type="string" office:string-value="SRC0152" calcext:value-type="string">
            <text:p>SRC015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4])+1" office:value-type="float" office:value="153" calcext:value-type="float">
            <text:p>153</text:p>
          </table:table-cell>
          <table:table-cell table:style-name="ce90" table:formula="of:=IF(LEN([.D155])&gt;0;CONCATENATE([.$K$1];TEXT([.D155];&quot;0000&quot;));&quot;&quot;)" office:value-type="string" office:string-value="SRC0153" calcext:value-type="string">
            <text:p>SRC015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5])+1" office:value-type="float" office:value="154" calcext:value-type="float">
            <text:p>154</text:p>
          </table:table-cell>
          <table:table-cell table:style-name="ce90" table:formula="of:=IF(LEN([.D156])&gt;0;CONCATENATE([.$K$1];TEXT([.D156];&quot;0000&quot;));&quot;&quot;)" office:value-type="string" office:string-value="SRC0154" calcext:value-type="string">
            <text:p>SRC015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6])+1" office:value-type="float" office:value="155" calcext:value-type="float">
            <text:p>155</text:p>
          </table:table-cell>
          <table:table-cell table:style-name="ce90" table:formula="of:=IF(LEN([.D157])&gt;0;CONCATENATE([.$K$1];TEXT([.D157];&quot;0000&quot;));&quot;&quot;)" office:value-type="string" office:string-value="SRC0155" calcext:value-type="string">
            <text:p>SRC015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7])+1" office:value-type="float" office:value="156" calcext:value-type="float">
            <text:p>156</text:p>
          </table:table-cell>
          <table:table-cell table:style-name="ce90" table:formula="of:=IF(LEN([.D158])&gt;0;CONCATENATE([.$K$1];TEXT([.D158];&quot;0000&quot;));&quot;&quot;)" office:value-type="string" office:string-value="SRC0156" calcext:value-type="string">
            <text:p>SRC015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8])+1" office:value-type="float" office:value="157" calcext:value-type="float">
            <text:p>157</text:p>
          </table:table-cell>
          <table:table-cell table:style-name="ce90" table:formula="of:=IF(LEN([.D159])&gt;0;CONCATENATE([.$K$1];TEXT([.D159];&quot;0000&quot;));&quot;&quot;)" office:value-type="string" office:string-value="SRC0157" calcext:value-type="string">
            <text:p>SRC015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59])+1" office:value-type="float" office:value="158" calcext:value-type="float">
            <text:p>158</text:p>
          </table:table-cell>
          <table:table-cell table:style-name="ce90" table:formula="of:=IF(LEN([.D160])&gt;0;CONCATENATE([.$K$1];TEXT([.D160];&quot;0000&quot;));&quot;&quot;)" office:value-type="string" office:string-value="SRC0158" calcext:value-type="string">
            <text:p>SRC015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0])+1" office:value-type="float" office:value="159" calcext:value-type="float">
            <text:p>159</text:p>
          </table:table-cell>
          <table:table-cell table:style-name="ce90" table:formula="of:=IF(LEN([.D161])&gt;0;CONCATENATE([.$K$1];TEXT([.D161];&quot;0000&quot;));&quot;&quot;)" office:value-type="string" office:string-value="SRC0159" calcext:value-type="string">
            <text:p>SRC015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1])+1" office:value-type="float" office:value="160" calcext:value-type="float">
            <text:p>160</text:p>
          </table:table-cell>
          <table:table-cell table:style-name="ce90" table:formula="of:=IF(LEN([.D162])&gt;0;CONCATENATE([.$K$1];TEXT([.D162];&quot;0000&quot;));&quot;&quot;)" office:value-type="string" office:string-value="SRC0160" calcext:value-type="string">
            <text:p>SRC016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2])+1" office:value-type="float" office:value="161" calcext:value-type="float">
            <text:p>161</text:p>
          </table:table-cell>
          <table:table-cell table:style-name="ce90" table:formula="of:=IF(LEN([.D163])&gt;0;CONCATENATE([.$K$1];TEXT([.D163];&quot;0000&quot;));&quot;&quot;)" office:value-type="string" office:string-value="SRC0161" calcext:value-type="string">
            <text:p>SRC016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3])+1" office:value-type="float" office:value="162" calcext:value-type="float">
            <text:p>162</text:p>
          </table:table-cell>
          <table:table-cell table:style-name="ce90" table:formula="of:=IF(LEN([.D164])&gt;0;CONCATENATE([.$K$1];TEXT([.D164];&quot;0000&quot;));&quot;&quot;)" office:value-type="string" office:string-value="SRC0162" calcext:value-type="string">
            <text:p>SRC016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4])+1" office:value-type="float" office:value="163" calcext:value-type="float">
            <text:p>163</text:p>
          </table:table-cell>
          <table:table-cell table:style-name="ce90" table:formula="of:=IF(LEN([.D165])&gt;0;CONCATENATE([.$K$1];TEXT([.D165];&quot;0000&quot;));&quot;&quot;)" office:value-type="string" office:string-value="SRC0163" calcext:value-type="string">
            <text:p>SRC016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5])+1" office:value-type="float" office:value="164" calcext:value-type="float">
            <text:p>164</text:p>
          </table:table-cell>
          <table:table-cell table:style-name="ce90" table:formula="of:=IF(LEN([.D166])&gt;0;CONCATENATE([.$K$1];TEXT([.D166];&quot;0000&quot;));&quot;&quot;)" office:value-type="string" office:string-value="SRC0164" calcext:value-type="string">
            <text:p>SRC016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6])+1" office:value-type="float" office:value="165" calcext:value-type="float">
            <text:p>165</text:p>
          </table:table-cell>
          <table:table-cell table:style-name="ce90" table:formula="of:=IF(LEN([.D167])&gt;0;CONCATENATE([.$K$1];TEXT([.D167];&quot;0000&quot;));&quot;&quot;)" office:value-type="string" office:string-value="SRC0165" calcext:value-type="string">
            <text:p>SRC016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7])+1" office:value-type="float" office:value="166" calcext:value-type="float">
            <text:p>166</text:p>
          </table:table-cell>
          <table:table-cell table:style-name="ce90" table:formula="of:=IF(LEN([.D168])&gt;0;CONCATENATE([.$K$1];TEXT([.D168];&quot;0000&quot;));&quot;&quot;)" office:value-type="string" office:string-value="SRC0166" calcext:value-type="string">
            <text:p>SRC016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8])+1" office:value-type="float" office:value="167" calcext:value-type="float">
            <text:p>167</text:p>
          </table:table-cell>
          <table:table-cell table:style-name="ce90" table:formula="of:=IF(LEN([.D169])&gt;0;CONCATENATE([.$K$1];TEXT([.D169];&quot;0000&quot;));&quot;&quot;)" office:value-type="string" office:string-value="SRC0167" calcext:value-type="string">
            <text:p>SRC016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69])+1" office:value-type="float" office:value="168" calcext:value-type="float">
            <text:p>168</text:p>
          </table:table-cell>
          <table:table-cell table:style-name="ce90" table:formula="of:=IF(LEN([.D170])&gt;0;CONCATENATE([.$K$1];TEXT([.D170];&quot;0000&quot;));&quot;&quot;)" office:value-type="string" office:string-value="SRC0168" calcext:value-type="string">
            <text:p>SRC016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0])+1" office:value-type="float" office:value="169" calcext:value-type="float">
            <text:p>169</text:p>
          </table:table-cell>
          <table:table-cell table:style-name="ce90" table:formula="of:=IF(LEN([.D171])&gt;0;CONCATENATE([.$K$1];TEXT([.D171];&quot;0000&quot;));&quot;&quot;)" office:value-type="string" office:string-value="SRC0169" calcext:value-type="string">
            <text:p>SRC016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1])+1" office:value-type="float" office:value="170" calcext:value-type="float">
            <text:p>170</text:p>
          </table:table-cell>
          <table:table-cell table:style-name="ce90" table:formula="of:=IF(LEN([.D172])&gt;0;CONCATENATE([.$K$1];TEXT([.D172];&quot;0000&quot;));&quot;&quot;)" office:value-type="string" office:string-value="SRC0170" calcext:value-type="string">
            <text:p>SRC017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2])+1" office:value-type="float" office:value="171" calcext:value-type="float">
            <text:p>171</text:p>
          </table:table-cell>
          <table:table-cell table:style-name="ce90" table:formula="of:=IF(LEN([.D173])&gt;0;CONCATENATE([.$K$1];TEXT([.D173];&quot;0000&quot;));&quot;&quot;)" office:value-type="string" office:string-value="SRC0171" calcext:value-type="string">
            <text:p>SRC017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3])+1" office:value-type="float" office:value="172" calcext:value-type="float">
            <text:p>172</text:p>
          </table:table-cell>
          <table:table-cell table:style-name="ce90" table:formula="of:=IF(LEN([.D174])&gt;0;CONCATENATE([.$K$1];TEXT([.D174];&quot;0000&quot;));&quot;&quot;)" office:value-type="string" office:string-value="SRC0172" calcext:value-type="string">
            <text:p>SRC017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4])+1" office:value-type="float" office:value="173" calcext:value-type="float">
            <text:p>173</text:p>
          </table:table-cell>
          <table:table-cell table:style-name="ce90" table:formula="of:=IF(LEN([.D175])&gt;0;CONCATENATE([.$K$1];TEXT([.D175];&quot;0000&quot;));&quot;&quot;)" office:value-type="string" office:string-value="SRC0173" calcext:value-type="string">
            <text:p>SRC017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5])+1" office:value-type="float" office:value="174" calcext:value-type="float">
            <text:p>174</text:p>
          </table:table-cell>
          <table:table-cell table:style-name="ce90" table:formula="of:=IF(LEN([.D176])&gt;0;CONCATENATE([.$K$1];TEXT([.D176];&quot;0000&quot;));&quot;&quot;)" office:value-type="string" office:string-value="SRC0174" calcext:value-type="string">
            <text:p>SRC017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6])+1" office:value-type="float" office:value="175" calcext:value-type="float">
            <text:p>175</text:p>
          </table:table-cell>
          <table:table-cell table:style-name="ce90" table:formula="of:=IF(LEN([.D177])&gt;0;CONCATENATE([.$K$1];TEXT([.D177];&quot;0000&quot;));&quot;&quot;)" office:value-type="string" office:string-value="SRC0175" calcext:value-type="string">
            <text:p>SRC017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7])+1" office:value-type="float" office:value="176" calcext:value-type="float">
            <text:p>176</text:p>
          </table:table-cell>
          <table:table-cell table:style-name="ce90" table:formula="of:=IF(LEN([.D178])&gt;0;CONCATENATE([.$K$1];TEXT([.D178];&quot;0000&quot;));&quot;&quot;)" office:value-type="string" office:string-value="SRC0176" calcext:value-type="string">
            <text:p>SRC017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8])+1" office:value-type="float" office:value="177" calcext:value-type="float">
            <text:p>177</text:p>
          </table:table-cell>
          <table:table-cell table:style-name="ce90" table:formula="of:=IF(LEN([.D179])&gt;0;CONCATENATE([.$K$1];TEXT([.D179];&quot;0000&quot;));&quot;&quot;)" office:value-type="string" office:string-value="SRC0177" calcext:value-type="string">
            <text:p>SRC017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79])+1" office:value-type="float" office:value="178" calcext:value-type="float">
            <text:p>178</text:p>
          </table:table-cell>
          <table:table-cell table:style-name="ce90" table:formula="of:=IF(LEN([.D180])&gt;0;CONCATENATE([.$K$1];TEXT([.D180];&quot;0000&quot;));&quot;&quot;)" office:value-type="string" office:string-value="SRC0178" calcext:value-type="string">
            <text:p>SRC017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0])+1" office:value-type="float" office:value="179" calcext:value-type="float">
            <text:p>179</text:p>
          </table:table-cell>
          <table:table-cell table:style-name="ce90" table:formula="of:=IF(LEN([.D181])&gt;0;CONCATENATE([.$K$1];TEXT([.D181];&quot;0000&quot;));&quot;&quot;)" office:value-type="string" office:string-value="SRC0179" calcext:value-type="string">
            <text:p>SRC017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1])+1" office:value-type="float" office:value="180" calcext:value-type="float">
            <text:p>180</text:p>
          </table:table-cell>
          <table:table-cell table:style-name="ce90" table:formula="of:=IF(LEN([.D182])&gt;0;CONCATENATE([.$K$1];TEXT([.D182];&quot;0000&quot;));&quot;&quot;)" office:value-type="string" office:string-value="SRC0180" calcext:value-type="string">
            <text:p>SRC018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2])+1" office:value-type="float" office:value="181" calcext:value-type="float">
            <text:p>181</text:p>
          </table:table-cell>
          <table:table-cell table:style-name="ce90" table:formula="of:=IF(LEN([.D183])&gt;0;CONCATENATE([.$K$1];TEXT([.D183];&quot;0000&quot;));&quot;&quot;)" office:value-type="string" office:string-value="SRC0181" calcext:value-type="string">
            <text:p>SRC018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3])+1" office:value-type="float" office:value="182" calcext:value-type="float">
            <text:p>182</text:p>
          </table:table-cell>
          <table:table-cell table:style-name="ce90" table:formula="of:=IF(LEN([.D184])&gt;0;CONCATENATE([.$K$1];TEXT([.D184];&quot;0000&quot;));&quot;&quot;)" office:value-type="string" office:string-value="SRC0182" calcext:value-type="string">
            <text:p>SRC018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4])+1" office:value-type="float" office:value="183" calcext:value-type="float">
            <text:p>183</text:p>
          </table:table-cell>
          <table:table-cell table:style-name="ce90" table:formula="of:=IF(LEN([.D185])&gt;0;CONCATENATE([.$K$1];TEXT([.D185];&quot;0000&quot;));&quot;&quot;)" office:value-type="string" office:string-value="SRC0183" calcext:value-type="string">
            <text:p>SRC018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5])+1" office:value-type="float" office:value="184" calcext:value-type="float">
            <text:p>184</text:p>
          </table:table-cell>
          <table:table-cell table:style-name="ce90" table:formula="of:=IF(LEN([.D186])&gt;0;CONCATENATE([.$K$1];TEXT([.D186];&quot;0000&quot;));&quot;&quot;)" office:value-type="string" office:string-value="SRC0184" calcext:value-type="string">
            <text:p>SRC018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6])+1" office:value-type="float" office:value="185" calcext:value-type="float">
            <text:p>185</text:p>
          </table:table-cell>
          <table:table-cell table:style-name="ce90" table:formula="of:=IF(LEN([.D187])&gt;0;CONCATENATE([.$K$1];TEXT([.D187];&quot;0000&quot;));&quot;&quot;)" office:value-type="string" office:string-value="SRC0185" calcext:value-type="string">
            <text:p>SRC018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7])+1" office:value-type="float" office:value="186" calcext:value-type="float">
            <text:p>186</text:p>
          </table:table-cell>
          <table:table-cell table:style-name="ce90" table:formula="of:=IF(LEN([.D188])&gt;0;CONCATENATE([.$K$1];TEXT([.D188];&quot;0000&quot;));&quot;&quot;)" office:value-type="string" office:string-value="SRC0186" calcext:value-type="string">
            <text:p>SRC018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8])+1" office:value-type="float" office:value="187" calcext:value-type="float">
            <text:p>187</text:p>
          </table:table-cell>
          <table:table-cell table:style-name="ce90" table:formula="of:=IF(LEN([.D189])&gt;0;CONCATENATE([.$K$1];TEXT([.D189];&quot;0000&quot;));&quot;&quot;)" office:value-type="string" office:string-value="SRC0187" calcext:value-type="string">
            <text:p>SRC018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89])+1" office:value-type="float" office:value="188" calcext:value-type="float">
            <text:p>188</text:p>
          </table:table-cell>
          <table:table-cell table:style-name="ce90" table:formula="of:=IF(LEN([.D190])&gt;0;CONCATENATE([.$K$1];TEXT([.D190];&quot;0000&quot;));&quot;&quot;)" office:value-type="string" office:string-value="SRC0188" calcext:value-type="string">
            <text:p>SRC0188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0])+1" office:value-type="float" office:value="189" calcext:value-type="float">
            <text:p>189</text:p>
          </table:table-cell>
          <table:table-cell table:style-name="ce90" table:formula="of:=IF(LEN([.D191])&gt;0;CONCATENATE([.$K$1];TEXT([.D191];&quot;0000&quot;));&quot;&quot;)" office:value-type="string" office:string-value="SRC0189" calcext:value-type="string">
            <text:p>SRC0189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1])+1" office:value-type="float" office:value="190" calcext:value-type="float">
            <text:p>190</text:p>
          </table:table-cell>
          <table:table-cell table:style-name="ce90" table:formula="of:=IF(LEN([.D192])&gt;0;CONCATENATE([.$K$1];TEXT([.D192];&quot;0000&quot;));&quot;&quot;)" office:value-type="string" office:string-value="SRC0190" calcext:value-type="string">
            <text:p>SRC0190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2])+1" office:value-type="float" office:value="191" calcext:value-type="float">
            <text:p>191</text:p>
          </table:table-cell>
          <table:table-cell table:style-name="ce90" table:formula="of:=IF(LEN([.D193])&gt;0;CONCATENATE([.$K$1];TEXT([.D193];&quot;0000&quot;));&quot;&quot;)" office:value-type="string" office:string-value="SRC0191" calcext:value-type="string">
            <text:p>SRC0191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3])+1" office:value-type="float" office:value="192" calcext:value-type="float">
            <text:p>192</text:p>
          </table:table-cell>
          <table:table-cell table:style-name="ce90" table:formula="of:=IF(LEN([.D194])&gt;0;CONCATENATE([.$K$1];TEXT([.D194];&quot;0000&quot;));&quot;&quot;)" office:value-type="string" office:string-value="SRC0192" calcext:value-type="string">
            <text:p>SRC0192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4])+1" office:value-type="float" office:value="193" calcext:value-type="float">
            <text:p>193</text:p>
          </table:table-cell>
          <table:table-cell table:style-name="ce90" table:formula="of:=IF(LEN([.D195])&gt;0;CONCATENATE([.$K$1];TEXT([.D195];&quot;0000&quot;));&quot;&quot;)" office:value-type="string" office:string-value="SRC0193" calcext:value-type="string">
            <text:p>SRC0193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5])+1" office:value-type="float" office:value="194" calcext:value-type="float">
            <text:p>194</text:p>
          </table:table-cell>
          <table:table-cell table:style-name="ce90" table:formula="of:=IF(LEN([.D196])&gt;0;CONCATENATE([.$K$1];TEXT([.D196];&quot;0000&quot;));&quot;&quot;)" office:value-type="string" office:string-value="SRC0194" calcext:value-type="string">
            <text:p>SRC0194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6])+1" office:value-type="float" office:value="195" calcext:value-type="float">
            <text:p>195</text:p>
          </table:table-cell>
          <table:table-cell table:style-name="ce90" table:formula="of:=IF(LEN([.D197])&gt;0;CONCATENATE([.$K$1];TEXT([.D197];&quot;0000&quot;));&quot;&quot;)" office:value-type="string" office:string-value="SRC0195" calcext:value-type="string">
            <text:p>SRC0195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7])+1" office:value-type="float" office:value="196" calcext:value-type="float">
            <text:p>196</text:p>
          </table:table-cell>
          <table:table-cell table:style-name="ce90" table:formula="of:=IF(LEN([.D198])&gt;0;CONCATENATE([.$K$1];TEXT([.D198];&quot;0000&quot;));&quot;&quot;)" office:value-type="string" office:string-value="SRC0196" calcext:value-type="string">
            <text:p>SRC0196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5"/>
          <table:table-cell table:style-name="ce84"/>
          <table:table-cell table:style-name="ce86"/>
          <table:table-cell table:style-name="ce88" table:formula="of:=MAX([.D$3:.D198])+1" office:value-type="float" office:value="197" calcext:value-type="float">
            <text:p>197</text:p>
          </table:table-cell>
          <table:table-cell table:style-name="ce90" table:formula="of:=IF(LEN([.D199])&gt;0;CONCATENATE([.$K$1];TEXT([.D199];&quot;0000&quot;));&quot;&quot;)" office:value-type="string" office:string-value="SRC0197" calcext:value-type="string">
            <text:p>SRC0197</text:p>
          </table:table-cell>
          <table:table-cell table:style-name="ce94"/>
          <table:table-cell table:style-name="ce96"/>
          <table:table-cell table:style-name="ce99" table:content-validation-name="val6"/>
          <table:table-cell table:style-name="ce103" table:content-validation-name="val2" office:value-type="string" calcext:value-type="string">
            <text:p>None</text:p>
          </table:table-cell>
          <table:table-cell table:style-name="ce105" table:content-validation-name="val3" office:value-type="string" calcext:value-type="string">
            <text:p>Info</text:p>
          </table:table-cell>
          <table:table-cell table:style-name="ce107"/>
          <table:table-cell table:style-name="ce109"/>
          <table:table-cell table:style-name="ce111" table:content-validation-name="val4"/>
          <table:table-cell table:style-name="ce109" table:number-columns-repeated="2"/>
          <table:table-cell table:style-name="ce116"/>
          <table:table-cell table:style-name="ce119" table:content-validation-name="val5"/>
        </table:table-row>
        <table:table-row table:style-name="ro4">
          <table:table-cell table:style-name="ce76"/>
          <table:table-cell table:style-name="ce85"/>
          <table:table-cell table:style-name="ce87"/>
          <table:table-cell table:style-name="ce89" table:formula="of:=MAX([.D$3:.D199])+1" office:value-type="float" office:value="198" calcext:value-type="float">
            <text:p>198</text:p>
          </table:table-cell>
          <table:table-cell table:style-name="ce91" table:formula="of:=IF(LEN([.D200])&gt;0;CONCATENATE([.$K$1];TEXT([.D200];&quot;0000&quot;));&quot;&quot;)" office:value-type="string" office:string-value="SRC0198" calcext:value-type="string">
            <text:p>SRC0198</text:p>
          </table:table-cell>
          <table:table-cell table:style-name="ce95"/>
          <table:table-cell table:style-name="ce97"/>
          <table:table-cell table:style-name="ce100" table:content-validation-name="val6"/>
          <table:table-cell table:style-name="ce104" table:content-validation-name="val2" office:value-type="string" calcext:value-type="string">
            <text:p>None</text:p>
          </table:table-cell>
          <table:table-cell table:style-name="ce106" table:content-validation-name="val3" office:value-type="string" calcext:value-type="string">
            <text:p>Info</text:p>
          </table:table-cell>
          <table:table-cell table:style-name="ce108"/>
          <table:table-cell table:style-name="ce110"/>
          <table:table-cell table:style-name="ce112" table:content-validation-name="val4"/>
          <table:table-cell table:style-name="ce110" table:number-columns-repeated="2"/>
          <table:table-cell table:style-name="ce117"/>
          <table:table-cell table:style-name="ce120" table:content-validation-name="val5"/>
        </table:table-row>
        <table:table-row table:style-name="ro1" table:number-rows-repeated="1048375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SRC.D3:SRC.E200">
            <calcext:condition calcext:apply-style-name="NewReq" calcext:value="formula-is(ISFORMULA([.$D3]))" calcext:base-cell-address="SRC.D3"/>
          </calcext:conditional-format>
          <calcext:conditional-format calcext:target-range-address="SRC.A4:SRC.Q200 SRC.A3:SRC.P200">
            <calcext:condition calcext:apply-style-name="DeletedReq" calcext:value="formula-is([.$Q3]=&quot;RqErased&quot;)" calcext:base-cell-address="SRC.A3"/>
          </calcext:conditional-format>
          <calcext:conditional-format calcext:target-range-address="SRC.Q3:SRC.Q3">
            <calcext:condition calcext:apply-style-name="DeletedReq" calcext:value="formula-is([.$Q4]=&quot;RqErased&quot;)" calcext:base-cell-address="SRC.Q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3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20:00:44.5856678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MacOSX_X86_64 LibreOffice_project/3d9a8b4b4e538a85e0782bd6c2d430bafe583448</meta:generator>
    <meta:initial-creator/>
    <meta:creation-date>2015-06-05T18:19:34Z</meta:creation-date>
    <dc:date>2019-06-19T20:21:55.162254664</dc:date>
    <meta:editing-duration>PT3H41M13S</meta:editing-duration>
    <meta:editing-cycles>48</meta:editing-cycles>
    <meta:document-statistic meta:table-count="4" meta:cell-count="1826" meta:object-count="0"/>
    <meta:user-defined meta:name=""/>
  </office:meta>
</office:document-meta>
</file>